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110">
      <style:table-cell-properties fo:background-color="transparent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6" table:default-cell-style-name="ce7"/>
        <table:table-column table:style-name="co1" table:number-columns-repeated="1010" table:default-cell-style-name="Default"/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7705328" calcext:value-type="float">
            <text:p>0.47705328</text:p>
          </table:table-cell>
          <table:table-cell office:value-type="float" office:value="0.45344426" calcext:value-type="float">
            <text:p>0.45344426</text:p>
          </table:table-cell>
          <table:table-cell office:value-type="float" office:value="0.40431102" calcext:value-type="float">
            <text:p>0.40431102</text:p>
          </table:table-cell>
          <table:table-cell office:value-type="float" office:value="0.27861283" calcext:value-type="float">
            <text:p>0.27861283</text:p>
          </table:table-cell>
          <table:table-cell office:value-type="float" office:value="0.27152901" calcext:value-type="float">
            <text:p>0.27152901</text:p>
          </table:table-cell>
          <table:table-cell office:value-type="float" office:value="0.28493108" calcext:value-type="float">
            <text:p>0.28493108</text:p>
          </table:table-cell>
          <table:table-cell/>
          <table:table-cell table:formula="of:=([.B1]-[.B$34])/[.B$34]" office:value-type="float" office:value="-0.00472527823237879" calcext:value-type="float">
            <text:p>-0.005</text:p>
          </table:table-cell>
          <table:table-cell table:formula="of:=([.C1]-[.C$34])/[.C$34]" office:value-type="float" office:value="-0.004873344327205" calcext:value-type="float">
            <text:p>-0.005</text:p>
          </table:table-cell>
          <table:table-cell table:formula="of:=([.D1]-[.D$34])/[.D$34]" office:value-type="float" office:value="-0.00530241244505005" calcext:value-type="float">
            <text:p>-0.005</text:p>
          </table:table-cell>
          <table:table-cell table:formula="of:=([.E1]-[.E$34])/[.E$34]" office:value-type="float" office:value="-0.00150780820873232" calcext:value-type="float">
            <text:p>-0.002</text:p>
          </table:table-cell>
          <table:table-cell table:formula="of:=([.F1]-[.F$34])/[.F$34]" office:value-type="float" office:value="-0.00117646155521899" calcext:value-type="float">
            <text:p>-0.001</text:p>
          </table:table-cell>
          <table:table-cell table:formula="of:=([.G1]-[.G$34])/[.G$34]" office:value-type="float" office:value="-0.00144935948190691" calcext:value-type="float">
            <text:p>-0.001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7692474" calcext:value-type="float">
            <text:p>0.47692474</text:p>
          </table:table-cell>
          <table:table-cell office:value-type="float" office:value="0.45329742" calcext:value-type="float">
            <text:p>0.45329742</text:p>
          </table:table-cell>
          <table:table-cell office:value-type="float" office:value="0.40418596" calcext:value-type="float">
            <text:p>0.40418596</text:p>
          </table:table-cell>
          <table:table-cell office:value-type="float" office:value="0.27861583" calcext:value-type="float">
            <text:p>0.27861583</text:p>
          </table:table-cell>
          <table:table-cell office:value-type="float" office:value="0.27151356" calcext:value-type="float">
            <text:p>0.27151356</text:p>
          </table:table-cell>
          <table:table-cell office:value-type="float" office:value="0.28491475" calcext:value-type="float">
            <text:p>0.28491475</text:p>
          </table:table-cell>
          <table:table-cell/>
          <table:table-cell table:formula="of:=([.B2]-[.B$34])/[.B$34]" office:value-type="float" office:value="-0.00499345082043021" calcext:value-type="float">
            <text:p>-0.005</text:p>
          </table:table-cell>
          <table:table-cell table:formula="of:=([.C2]-[.C$34])/[.C$34]" office:value-type="float" office:value="-0.00519559870554684" calcext:value-type="float">
            <text:p>-0.005</text:p>
          </table:table-cell>
          <table:table-cell table:formula="of:=([.D2]-[.D$34])/[.D$34]" office:value-type="float" office:value="-0.00561008865011523" calcext:value-type="float">
            <text:p>-0.006</text:p>
          </table:table-cell>
          <table:table-cell table:formula="of:=([.E2]-[.E$34])/[.E$34]" office:value-type="float" office:value="-0.00149705681377556" calcext:value-type="float">
            <text:p>-0.001</text:p>
          </table:table-cell>
          <table:table-cell table:formula="of:=([.F2]-[.F$34])/[.F$34]" office:value-type="float" office:value="-0.00123329461209567" calcext:value-type="float">
            <text:p>-0.001</text:p>
          </table:table-cell>
          <table:table-cell table:formula="of:=([.G2]-[.G$34])/[.G$34]" office:value-type="float" office:value="-0.00150658852115271" calcext:value-type="float">
            <text:p>-0.002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7787487" calcext:value-type="float">
            <text:p>0.47787487</text:p>
          </table:table-cell>
          <table:table-cell office:value-type="float" office:value="0.45425661" calcext:value-type="float">
            <text:p>0.45425661</text:p>
          </table:table-cell>
          <table:table-cell office:value-type="float" office:value="0.40510828" calcext:value-type="float">
            <text:p>0.40510828</text:p>
          </table:table-cell>
          <table:table-cell office:value-type="float" office:value="0.27868145" calcext:value-type="float">
            <text:p>0.27868145</text:p>
          </table:table-cell>
          <table:table-cell office:value-type="float" office:value="0.27157288" calcext:value-type="float">
            <text:p>0.27157288</text:p>
          </table:table-cell>
          <table:table-cell office:value-type="float" office:value="0.28498517" calcext:value-type="float">
            <text:p>0.28498517</text:p>
          </table:table-cell>
          <table:table-cell/>
          <table:table-cell table:formula="of:=([.B3]-[.B$34])/[.B$34]" office:value-type="float" office:value="-0.00301119766121692" calcext:value-type="float">
            <text:p>-0.003</text:p>
          </table:table-cell>
          <table:table-cell table:formula="of:=([.C3]-[.C$34])/[.C$34]" office:value-type="float" office:value="-0.003090564810411" calcext:value-type="float">
            <text:p>-0.003</text:p>
          </table:table-cell>
          <table:table-cell table:formula="of:=([.D3]-[.D$34])/[.D$34]" office:value-type="float" office:value="-0.00334097048718794" calcext:value-type="float">
            <text:p>-0.003</text:p>
          </table:table-cell>
          <table:table-cell table:formula="of:=([.E3]-[.E$34])/[.E$34]" office:value-type="float" office:value="-0.00126188796808625" calcext:value-type="float">
            <text:p>-0.001</text:p>
          </table:table-cell>
          <table:table-cell table:formula="of:=([.F3]-[.F$34])/[.F$34]" office:value-type="float" office:value="-0.00101508510180956" calcext:value-type="float">
            <text:p>-0.001</text:p>
          </table:table-cell>
          <table:table-cell table:formula="of:=([.G3]-[.G$34])/[.G$34]" office:value-type="float" office:value="-0.00125979924107383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3]+7" office:value-type="float" office:value="277" calcext:value-type="float">
            <text:p>277</text:p>
          </table:table-cell>
          <table:table-cell office:value-type="float" office:value="0.47791041" calcext:value-type="float">
            <text:p>0.47791041</text:p>
          </table:table-cell>
          <table:table-cell office:value-type="float" office:value="0.45428348" calcext:value-type="float">
            <text:p>0.45428348</text:p>
          </table:table-cell>
          <table:table-cell office:value-type="float" office:value="0.405142" calcext:value-type="float">
            <text:p>0.405142</text:p>
          </table:table-cell>
          <table:table-cell office:value-type="float" office:value="0.27871639" calcext:value-type="float">
            <text:p>0.27871639</text:p>
          </table:table-cell>
          <table:table-cell office:value-type="float" office:value="0.27159659" calcext:value-type="float">
            <text:p>0.27159659</text:p>
          </table:table-cell>
          <table:table-cell office:value-type="float" office:value="0.28501424" calcext:value-type="float">
            <text:p>0.28501424</text:p>
          </table:table-cell>
          <table:table-cell/>
          <table:table-cell table:formula="of:=([.B4]-[.B$34])/[.B$34]" office:value-type="float" office:value="-0.00293705067366949" calcext:value-type="float">
            <text:p>-0.003</text:p>
          </table:table-cell>
          <table:table-cell table:formula="of:=([.C4]-[.C$34])/[.C$34]" office:value-type="float" office:value="-0.00303159603387838" calcext:value-type="float">
            <text:p>-0.003</text:p>
          </table:table-cell>
          <table:table-cell table:formula="of:=([.D4]-[.D$34])/[.D$34]" office:value-type="float" office:value="-0.00325801157438768" calcext:value-type="float">
            <text:p>-0.003</text:p>
          </table:table-cell>
          <table:table-cell table:formula="of:=([.E4]-[.E$34])/[.E$34]" office:value-type="float" office:value="-0.00113667005482228" calcext:value-type="float">
            <text:p>-0.001</text:p>
          </table:table-cell>
          <table:table-cell table:formula="of:=([.F4]-[.F$34])/[.F$34]" office:value-type="float" office:value="-0.000927867510965263" calcext:value-type="float">
            <text:p>-0.001</text:p>
          </table:table-cell>
          <table:table-cell table:formula="of:=([.G4]-[.G$34])/[.G$34]" office:value-type="float" office:value="-0.0011579224394280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4]+7" office:value-type="float" office:value="284" calcext:value-type="float">
            <text:p>284</text:p>
          </table:table-cell>
          <table:table-cell office:value-type="float" office:value="0.47799739" calcext:value-type="float">
            <text:p>0.47799739</text:p>
          </table:table-cell>
          <table:table-cell office:value-type="float" office:value="0.45437105" calcext:value-type="float">
            <text:p>0.45437105</text:p>
          </table:table-cell>
          <table:table-cell office:value-type="float" office:value="0.4052158" calcext:value-type="float">
            <text:p>0.4052158</text:p>
          </table:table-cell>
          <table:table-cell office:value-type="float" office:value="0.27874172" calcext:value-type="float">
            <text:p>0.27874172</text:p>
          </table:table-cell>
          <table:table-cell office:value-type="float" office:value="0.2716151" calcext:value-type="float">
            <text:p>0.2716151</text:p>
          </table:table-cell>
          <table:table-cell office:value-type="float" office:value="0.2850417" calcext:value-type="float">
            <text:p>0.2850417</text:p>
          </table:table-cell>
          <table:table-cell/>
          <table:table-cell table:formula="of:=([.B5]-[.B$34])/[.B$34]" office:value-type="float" office:value="-0.00275558457977875" calcext:value-type="float">
            <text:p>-0.003</text:p>
          </table:table-cell>
          <table:table-cell table:formula="of:=([.C5]-[.C$34])/[.C$34]" office:value-type="float" office:value="-0.00283941532077982" calcext:value-type="float">
            <text:p>-0.003</text:p>
          </table:table-cell>
          <table:table-cell table:formula="of:=([.D5]-[.D$34])/[.D$34]" office:value-type="float" office:value="-0.00307644669405987" calcext:value-type="float">
            <text:p>-0.003</text:p>
          </table:table-cell>
          <table:table-cell table:formula="of:=([.E5]-[.E$34])/[.E$34]" office:value-type="float" office:value="-0.00104589244340317" calcext:value-type="float">
            <text:p>-0.001</text:p>
          </table:table-cell>
          <table:table-cell table:formula="of:=([.F5]-[.F$34])/[.F$34]" office:value-type="float" office:value="-0.000859778198163716" calcext:value-type="float">
            <text:p>-0.001</text:p>
          </table:table-cell>
          <table:table-cell table:formula="of:=([.G5]-[.G$34])/[.G$34]" office:value-type="float" office:value="-0.0010616879374263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5]+7" office:value-type="float" office:value="291" calcext:value-type="float">
            <text:p>291</text:p>
          </table:table-cell>
          <table:table-cell office:value-type="float" office:value="0.4780466" calcext:value-type="float">
            <text:p>0.4780466</text:p>
          </table:table-cell>
          <table:table-cell office:value-type="float" office:value="0.45441181" calcext:value-type="float">
            <text:p>0.45441181</text:p>
          </table:table-cell>
          <table:table-cell office:value-type="float" office:value="0.40526145" calcext:value-type="float">
            <text:p>0.40526145</text:p>
          </table:table-cell>
          <table:table-cell office:value-type="float" office:value="0.27880597" calcext:value-type="float">
            <text:p>0.27880597</text:p>
          </table:table-cell>
          <table:table-cell office:value-type="float" office:value="0.2716742" calcext:value-type="float">
            <text:p>0.2716742</text:p>
          </table:table-cell>
          <table:table-cell office:value-type="float" office:value="0.28510283" calcext:value-type="float">
            <text:p>0.28510283</text:p>
          </table:table-cell>
          <table:table-cell/>
          <table:table-cell table:formula="of:=([.B6]-[.B$34])/[.B$34]" office:value-type="float" office:value="-0.00265291791525409" calcext:value-type="float">
            <text:p>-0.003</text:p>
          </table:table-cell>
          <table:table-cell table:formula="of:=([.C6]-[.C$34])/[.C$34]" office:value-type="float" office:value="-0.00274996361510545" calcext:value-type="float">
            <text:p>-0.003</text:p>
          </table:table-cell>
          <table:table-cell table:formula="of:=([.D6]-[.D$34])/[.D$34]" office:value-type="float" office:value="-0.00296413725250187" calcext:value-type="float">
            <text:p>-0.003</text:p>
          </table:table-cell>
          <table:table-cell table:formula="of:=([.E6]-[.E$34])/[.E$34]" office:value-type="float" office:value="-0.000815633401410823" calcext:value-type="float">
            <text:p>-0.001</text:p>
          </table:table-cell>
          <table:table-cell table:formula="of:=([.F6]-[.F$34])/[.F$34]" office:value-type="float" office:value="-0.00064237796117959" calcext:value-type="float">
            <text:p>-0.001</text:p>
          </table:table-cell>
          <table:table-cell table:formula="of:=([.G6]-[.G$34])/[.G$34]" office:value-type="float" office:value="-0.000847455777653206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6]+7" office:value-type="float" office:value="298" calcext:value-type="float">
            <text:p>298</text:p>
          </table:table-cell>
          <table:table-cell office:value-type="float" office:value="0.47819312" calcext:value-type="float">
            <text:p>0.47819312</text:p>
          </table:table-cell>
          <table:table-cell office:value-type="float" office:value="0.45456464" calcext:value-type="float">
            <text:p>0.45456464</text:p>
          </table:table-cell>
          <table:table-cell office:value-type="float" office:value="0.40539433" calcext:value-type="float">
            <text:p>0.40539433</text:p>
          </table:table-cell>
          <table:table-cell office:value-type="float" office:value="0.27882474" calcext:value-type="float">
            <text:p>0.27882474</text:p>
          </table:table-cell>
          <table:table-cell office:value-type="float" office:value="0.27168757" calcext:value-type="float">
            <text:p>0.27168757</text:p>
          </table:table-cell>
          <table:table-cell office:value-type="float" office:value="0.28513125" calcext:value-type="float">
            <text:p>0.28513125</text:p>
          </table:table-cell>
          <table:table-cell/>
          <table:table-cell table:formula="of:=([.B7]-[.B$34])/[.B$34]" office:value-type="float" office:value="-0.00234723371110517" calcext:value-type="float">
            <text:p>-0.002</text:p>
          </table:table-cell>
          <table:table-cell table:formula="of:=([.C7]-[.C$34])/[.C$34]" office:value-type="float" office:value="-0.00241456361073343" calcext:value-type="float">
            <text:p>-0.002</text:p>
          </table:table-cell>
          <table:table-cell table:formula="of:=([.D7]-[.D$34])/[.D$34]" office:value-type="float" office:value="-0.00263722205876239" calcext:value-type="float">
            <text:p>-0.003</text:p>
          </table:table-cell>
          <table:table-cell table:formula="of:=([.E7]-[.E$34])/[.E$34]" office:value-type="float" office:value="-0.00074836550696417" calcext:value-type="float">
            <text:p>-0.001</text:p>
          </table:table-cell>
          <table:table-cell table:formula="of:=([.F7]-[.F$34])/[.F$34]" office:value-type="float" office:value="-0.000593196215520003" calcext:value-type="float">
            <text:p>-0.001</text:p>
          </table:table-cell>
          <table:table-cell table:formula="of:=([.G7]-[.G$34])/[.G$34]" office:value-type="float" office:value="-0.00074785692306880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7]+7" office:value-type="float" office:value="305" calcext:value-type="float">
            <text:p>305</text:p>
          </table:table-cell>
          <table:table-cell office:value-type="float" office:value="0.47934367" calcext:value-type="float">
            <text:p>0.47934367</text:p>
          </table:table-cell>
          <table:table-cell office:value-type="float" office:value="0.45571022" calcext:value-type="float">
            <text:p>0.45571022</text:p>
          </table:table-cell>
          <table:table-cell office:value-type="float" office:value="0.40653418" calcext:value-type="float">
            <text:p>0.40653418</text:p>
          </table:table-cell>
          <table:table-cell office:value-type="float" office:value="0.27884834" calcext:value-type="float">
            <text:p>0.27884834</text:p>
          </table:table-cell>
          <table:table-cell office:value-type="float" office:value="0.27170645" calcext:value-type="float">
            <text:p>0.27170645</text:p>
          </table:table-cell>
          <table:table-cell office:value-type="float" office:value="0.28516262" calcext:value-type="float">
            <text:p>0.28516262</text:p>
          </table:table-cell>
          <table:table-cell/>
          <table:table-cell table:formula="of:=([.B8]-[.B$34])/[.B$34]" office:value-type="float" office:value="0.0000531550486780313" calcext:value-type="float">
            <text:p>0.000</text:p>
          </table:table-cell>
          <table:table-cell table:formula="of:=([.C8]-[.C$34])/[.C$34]" office:value-type="float" office:value="0.0000995209080685464" calcext:value-type="float">
            <text:p>0.000</text:p>
          </table:table-cell>
          <table:table-cell table:formula="of:=([.D8]-[.D$34])/[.D$34]" office:value-type="float" office:value="0.000167069659960749" calcext:value-type="float">
            <text:p>0.000</text:p>
          </table:table-cell>
          <table:table-cell table:formula="of:=([.E8]-[.E$34])/[.E$34]" office:value-type="float" office:value="-0.000663787866636959" calcext:value-type="float">
            <text:p>-0.001</text:p>
          </table:table-cell>
          <table:table-cell table:formula="of:=([.F8]-[.F$34])/[.F$34]" office:value-type="float" office:value="-0.000523745852165324" calcext:value-type="float">
            <text:p>-0.001</text:p>
          </table:table-cell>
          <table:table-cell table:formula="of:=([.G8]-[.G$34])/[.G$34]" office:value-type="float" office:value="-0.000637919693360188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8]+7" office:value-type="float" office:value="312" calcext:value-type="float">
            <text:p>312</text:p>
          </table:table-cell>
          <table:table-cell office:value-type="float" office:value="0.47937888" calcext:value-type="float">
            <text:p>0.47937888</text:p>
          </table:table-cell>
          <table:table-cell office:value-type="float" office:value="0.4557422" calcext:value-type="float">
            <text:p>0.4557422</text:p>
          </table:table-cell>
          <table:table-cell office:value-type="float" office:value="0.40656279" calcext:value-type="float">
            <text:p>0.40656279</text:p>
          </table:table-cell>
          <table:table-cell office:value-type="float" office:value="0.27886466" calcext:value-type="float">
            <text:p>0.27886466</text:p>
          </table:table-cell>
          <table:table-cell office:value-type="float" office:value="0.27171572" calcext:value-type="float">
            <text:p>0.27171572</text:p>
          </table:table-cell>
          <table:table-cell office:value-type="float" office:value="0.28517774" calcext:value-type="float">
            <text:p>0.28517774</text:p>
          </table:table-cell>
          <table:table-cell/>
          <table:table-cell table:formula="of:=([.B9]-[.B$34])/[.B$34]" office:value-type="float" office:value="0.000126613558288207" calcext:value-type="float">
            <text:p>0.000</text:p>
          </table:table-cell>
          <table:table-cell table:formula="of:=([.C9]-[.C$34])/[.C$34]" office:value-type="float" office:value="0.00016970406674036" calcext:value-type="float">
            <text:p>0.000</text:p>
          </table:table-cell>
          <table:table-cell table:formula="of:=([.D9]-[.D$34])/[.D$34]" office:value-type="float" office:value="0.00023745680394691" calcext:value-type="float">
            <text:p>0.000</text:p>
          </table:table-cell>
          <table:table-cell table:formula="of:=([.E9]-[.E$34])/[.E$34]" office:value-type="float" office:value="-0.00060530027807188" calcext:value-type="float">
            <text:p>-0.001</text:p>
          </table:table-cell>
          <table:table-cell table:formula="of:=([.F9]-[.F$34])/[.F$34]" office:value-type="float" office:value="-0.000489646018039354" calcext:value-type="float">
            <text:p>0.000</text:p>
          </table:table-cell>
          <table:table-cell table:formula="of:=([.G9]-[.G$34])/[.G$34]" office:value-type="float" office:value="-0.000584931140182299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9]+7" office:value-type="float" office:value="319" calcext:value-type="float">
            <text:p>319</text:p>
          </table:table-cell>
          <table:table-cell office:value-type="float" office:value="0.47941246" calcext:value-type="float">
            <text:p>0.47941246</text:p>
          </table:table-cell>
          <table:table-cell office:value-type="float" office:value="0.45577292" calcext:value-type="float">
            <text:p>0.45577292</text:p>
          </table:table-cell>
          <table:table-cell office:value-type="float" office:value="0.40659082" calcext:value-type="float">
            <text:p>0.40659082</text:p>
          </table:table-cell>
          <table:table-cell office:value-type="float" office:value="0.2788866" calcext:value-type="float">
            <text:p>0.2788866</text:p>
          </table:table-cell>
          <table:table-cell office:value-type="float" office:value="0.27173037" calcext:value-type="float">
            <text:p>0.27173037</text:p>
          </table:table-cell>
          <table:table-cell office:value-type="float" office:value="0.28519797" calcext:value-type="float">
            <text:p>0.28519797</text:p>
          </table:table-cell>
          <table:table-cell/>
          <table:table-cell table:formula="of:=([.B10]-[.B$34])/[.B$34]" office:value-type="float" office:value="0.00019667140414755" calcext:value-type="float">
            <text:p>0.000</text:p>
          </table:table-cell>
          <table:table-cell table:formula="of:=([.C10]-[.C$34])/[.C$34]" office:value-type="float" office:value="0.000237122035295762" calcext:value-type="float">
            <text:p>0.000</text:p>
          </table:table-cell>
          <table:table-cell table:formula="of:=([.D10]-[.D$34])/[.D$34]" office:value-type="float" office:value="0.000306417015269316" calcext:value-type="float">
            <text:p>0.000</text:p>
          </table:table-cell>
          <table:table-cell table:formula="of:=([.E10]-[.E$34])/[.E$34]" office:value-type="float" office:value="-0.000526671742954174" calcext:value-type="float">
            <text:p>-0.001</text:p>
          </table:table-cell>
          <table:table-cell table:formula="of:=([.F10]-[.F$34])/[.F$34]" office:value-type="float" office:value="-0.000435755773169309" calcext:value-type="float">
            <text:p>0.000</text:p>
          </table:table-cell>
          <table:table-cell table:formula="of:=([.G10]-[.G$34])/[.G$34]" office:value-type="float" office:value="-0.00051403441856916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10]+7" office:value-type="float" office:value="326" calcext:value-type="float">
            <text:p>326</text:p>
          </table:table-cell>
          <table:table-cell office:value-type="float" office:value="0.47951517" calcext:value-type="float">
            <text:p>0.47951517</text:p>
          </table:table-cell>
          <table:table-cell office:value-type="float" office:value="0.45587224" calcext:value-type="float">
            <text:p>0.45587224</text:p>
          </table:table-cell>
          <table:table-cell office:value-type="float" office:value="0.40668477" calcext:value-type="float">
            <text:p>0.40668477</text:p>
          </table:table-cell>
          <table:table-cell office:value-type="float" office:value="0.27892356" calcext:value-type="float">
            <text:p>0.27892356</text:p>
          </table:table-cell>
          <table:table-cell office:value-type="float" office:value="0.27176185" calcext:value-type="float">
            <text:p>0.27176185</text:p>
          </table:table-cell>
          <table:table-cell office:value-type="float" office:value="0.2852355" calcext:value-type="float">
            <text:p>0.2852355</text:p>
          </table:table-cell>
          <table:table-cell/>
          <table:table-cell table:formula="of:=([.B11]-[.B$34])/[.B$34]" office:value-type="float" office:value="0.000410954946381571" calcext:value-type="float">
            <text:p>0.000</text:p>
          </table:table-cell>
          <table:table-cell table:formula="of:=([.C11]-[.C$34])/[.C$34]" office:value-type="float" office:value="0.000455089243528546" calcext:value-type="float">
            <text:p>0.000</text:p>
          </table:table-cell>
          <table:table-cell table:formula="of:=([.D11]-[.D$34])/[.D$34]" office:value-type="float" office:value="0.000537555504521468" calcext:value-type="float">
            <text:p>0.001</text:p>
          </table:table-cell>
          <table:table-cell table:formula="of:=([.E11]-[.E$34])/[.E$34]" office:value-type="float" office:value="-0.000394214557085758" calcext:value-type="float">
            <text:p>0.000</text:p>
          </table:table-cell>
          <table:table-cell table:formula="of:=([.F11]-[.F$34])/[.F$34]" office:value-type="float" office:value="-0.000319956120711291" calcext:value-type="float">
            <text:p>0.000</text:p>
          </table:table-cell>
          <table:table-cell table:formula="of:=([.G11]-[.G$34])/[.G$34]" office:value-type="float" office:value="-0.0003825092597883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1]+7" office:value-type="float" office:value="333" calcext:value-type="float">
            <text:p>333</text:p>
          </table:table-cell>
          <table:table-cell office:value-type="float" office:value="0.47954761" calcext:value-type="float">
            <text:p>0.47954761</text:p>
          </table:table-cell>
          <table:table-cell office:value-type="float" office:value="0.45589942" calcext:value-type="float">
            <text:p>0.45589942</text:p>
          </table:table-cell>
          <table:table-cell office:value-type="float" office:value="0.40674332" calcext:value-type="float">
            <text:p>0.40674332</text:p>
          </table:table-cell>
          <table:table-cell office:value-type="float" office:value="0.27937354" calcext:value-type="float">
            <text:p>0.27937354</text:p>
          </table:table-cell>
          <table:table-cell office:value-type="float" office:value="0.2722321" calcext:value-type="float">
            <text:p>0.2722321</text:p>
          </table:table-cell>
          <table:table-cell office:value-type="float" office:value="0.28563651" calcext:value-type="float">
            <text:p>0.28563651</text:p>
          </table:table-cell>
          <table:table-cell/>
          <table:table-cell table:formula="of:=([.B12]-[.B$34])/[.B$34]" office:value-type="float" office:value="0.00047863441391225" calcext:value-type="float">
            <text:p>0.000</text:p>
          </table:table-cell>
          <table:table-cell table:formula="of:=([.C12]-[.C$34])/[.C$34]" office:value-type="float" office:value="0.000514738344613654" calcext:value-type="float">
            <text:p>0.001</text:p>
          </table:table-cell>
          <table:table-cell table:formula="of:=([.D12]-[.D$34])/[.D$34]" office:value-type="float" office:value="0.000681601896705715" calcext:value-type="float">
            <text:p>0.001</text:p>
          </table:table-cell>
          <table:table-cell table:formula="of:=([.E12]-[.E$34])/[.E$34]" office:value-type="float" office:value="0.0012184230104744" calcext:value-type="float">
            <text:p>0.001</text:p>
          </table:table-cell>
          <table:table-cell table:formula="of:=([.F12]-[.F$34])/[.F$34]" office:value-type="float" office:value="0.00140986556189127" calcext:value-type="float">
            <text:p>0.001</text:p>
          </table:table-cell>
          <table:table-cell table:formula="of:=([.G12]-[.G$34])/[.G$34]" office:value-type="float" office:value="0.00102284389562805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12]+7" office:value-type="float" office:value="340" calcext:value-type="float">
            <text:p>340</text:p>
          </table:table-cell>
          <table:table-cell office:value-type="float" office:value="0.47958576" calcext:value-type="float">
            <text:p>0.47958576</text:p>
          </table:table-cell>
          <table:table-cell office:value-type="float" office:value="0.45593833" calcext:value-type="float">
            <text:p>0.45593833</text:p>
          </table:table-cell>
          <table:table-cell office:value-type="float" office:value="0.40674328" calcext:value-type="float">
            <text:p>0.40674328</text:p>
          </table:table-cell>
          <table:table-cell office:value-type="float" office:value="0.27897136" calcext:value-type="float">
            <text:p>0.27897136</text:p>
          </table:table-cell>
          <table:table-cell office:value-type="float" office:value="0.27179819" calcext:value-type="float">
            <text:p>0.27179819</text:p>
          </table:table-cell>
          <table:table-cell office:value-type="float" office:value="0.28528491" calcext:value-type="float">
            <text:p>0.28528491</text:p>
          </table:table-cell>
          <table:table-cell/>
          <table:table-cell table:formula="of:=([.B13]-[.B$34])/[.B$34]" office:value-type="float" office:value="0.000558226636054501" calcext:value-type="float">
            <text:p>0.001</text:p>
          </table:table-cell>
          <table:table-cell table:formula="of:=([.C13]-[.C$34])/[.C$34]" office:value-type="float" office:value="0.000600130048926399" calcext:value-type="float">
            <text:p>0.001</text:p>
          </table:table-cell>
          <table:table-cell table:formula="of:=([.D13]-[.D$34])/[.D$34]" office:value-type="float" office:value="0.000681503487556401" calcext:value-type="float">
            <text:p>0.001</text:p>
          </table:table-cell>
          <table:table-cell table:formula="of:=([.E13]-[.E$34])/[.E$34]" office:value-type="float" office:value="-0.000222908997440104" calcext:value-type="float">
            <text:p>0.000</text:p>
          </table:table-cell>
          <table:table-cell table:formula="of:=([.F13]-[.F$34])/[.F$34]" office:value-type="float" office:value="-0.000186278885313675" calcext:value-type="float">
            <text:p>0.000</text:p>
          </table:table-cell>
          <table:table-cell table:formula="of:=([.G13]-[.G$34])/[.G$34]" office:value-type="float" office:value="-0.00020935023779596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3]+7" office:value-type="float" office:value="347" calcext:value-type="float">
            <text:p>347</text:p>
          </table:table-cell>
          <table:table-cell office:value-type="float" office:value="0.47961943" calcext:value-type="float">
            <text:p>0.47961943</text:p>
          </table:table-cell>
          <table:table-cell office:value-type="float" office:value="0.45597041" calcext:value-type="float">
            <text:p>0.45597041</text:p>
          </table:table-cell>
          <table:table-cell office:value-type="float" office:value="0.40676955" calcext:value-type="float">
            <text:p>0.40676955</text:p>
          </table:table-cell>
          <table:table-cell office:value-type="float" office:value="0.27898226" calcext:value-type="float">
            <text:p>0.27898226</text:p>
          </table:table-cell>
          <table:table-cell office:value-type="float" office:value="0.27180407" calcext:value-type="float">
            <text:p>0.27180407</text:p>
          </table:table-cell>
          <table:table-cell office:value-type="float" office:value="0.28529598" calcext:value-type="float">
            <text:p>0.28529598</text:p>
          </table:table-cell>
          <table:table-cell/>
          <table:table-cell table:formula="of:=([.B14]-[.B$34])/[.B$34]" office:value-type="float" office:value="0.000628472248624027" calcext:value-type="float">
            <text:p>0.001</text:p>
          </table:table-cell>
          <table:table-cell table:formula="of:=([.C14]-[.C$34])/[.C$34]" office:value-type="float" office:value="0.000670532667131277" calcext:value-type="float">
            <text:p>0.001</text:p>
          </table:table-cell>
          <table:table-cell table:formula="of:=([.D14]-[.D$34])/[.D$34]" office:value-type="float" office:value="0.000746133696312815" calcext:value-type="float">
            <text:p>0.001</text:p>
          </table:table-cell>
          <table:table-cell table:formula="of:=([.E14]-[.E$34])/[.E$34]" office:value-type="float" office:value="-0.000183845595763644" calcext:value-type="float">
            <text:p>0.000</text:p>
          </table:table-cell>
          <table:table-cell table:formula="of:=([.F14]-[.F$34])/[.F$34]" office:value-type="float" office:value="-0.00016464921706545" calcext:value-type="float">
            <text:p>0.000</text:p>
          </table:table-cell>
          <table:table-cell table:formula="of:=([.G14]-[.G$34])/[.G$34]" office:value-type="float" office:value="-0.00017055504707637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4]+7" office:value-type="float" office:value="354" calcext:value-type="float">
            <text:p>354</text:p>
          </table:table-cell>
          <table:table-cell office:value-type="float" office:value="0.47962709" calcext:value-type="float">
            <text:p>0.47962709</text:p>
          </table:table-cell>
          <table:table-cell office:value-type="float" office:value="0.45597556" calcext:value-type="float">
            <text:p>0.45597556</text:p>
          </table:table-cell>
          <table:table-cell office:value-type="float" office:value="0.4067746" calcext:value-type="float">
            <text:p>0.4067746</text:p>
          </table:table-cell>
          <table:table-cell office:value-type="float" office:value="0.27899459" calcext:value-type="float">
            <text:p>0.27899459</text:p>
          </table:table-cell>
          <table:table-cell office:value-type="float" office:value="0.27180931" calcext:value-type="float">
            <text:p>0.27180931</text:p>
          </table:table-cell>
          <table:table-cell office:value-type="float" office:value="0.28530666" calcext:value-type="float">
            <text:p>0.28530666</text:p>
          </table:table-cell>
          <table:table-cell/>
          <table:table-cell table:formula="of:=([.B15]-[.B$34])/[.B$34]" office:value-type="float" office:value="0.000644453281955902" calcext:value-type="float">
            <text:p>0.001</text:p>
          </table:table-cell>
          <table:table-cell table:formula="of:=([.C15]-[.C$34])/[.C$34]" office:value-type="float" office:value="0.000681834833083767" calcext:value-type="float">
            <text:p>0.001</text:p>
          </table:table-cell>
          <table:table-cell table:formula="of:=([.D15]-[.D$34])/[.D$34]" office:value-type="float" office:value="0.000758557851402884" calcext:value-type="float">
            <text:p>0.001</text:p>
          </table:table-cell>
          <table:table-cell table:formula="of:=([.E15]-[.E$34])/[.E$34]" office:value-type="float" office:value="-0.000139657362491002" calcext:value-type="float">
            <text:p>0.000</text:p>
          </table:table-cell>
          <table:table-cell table:formula="of:=([.F15]-[.F$34])/[.F$34]" office:value-type="float" office:value="-0.000145373798422455" calcext:value-type="float">
            <text:p>0.000</text:p>
          </table:table-cell>
          <table:table-cell table:formula="of:=([.G15]-[.G$34])/[.G$34]" office:value-type="float" office:value="-0.000133126624593584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5]+7" office:value-type="float" office:value="361" calcext:value-type="float">
            <text:p>361</text:p>
          </table:table-cell>
          <table:table-cell office:value-type="float" office:value="0.47968809" calcext:value-type="float">
            <text:p>0.47968809</text:p>
          </table:table-cell>
          <table:table-cell office:value-type="float" office:value="0.456035" calcext:value-type="float">
            <text:p>0.456035</text:p>
          </table:table-cell>
          <table:table-cell office:value-type="float" office:value="0.40682771" calcext:value-type="float">
            <text:p>0.40682771</text:p>
          </table:table-cell>
          <table:table-cell office:value-type="float" office:value="0.27902209" calcext:value-type="float">
            <text:p>0.27902209</text:p>
          </table:table-cell>
          <table:table-cell office:value-type="float" office:value="0.27183299" calcext:value-type="float">
            <text:p>0.27183299</text:p>
          </table:table-cell>
          <table:table-cell office:value-type="float" office:value="0.28533725" calcext:value-type="float">
            <text:p>0.28533725</text:p>
          </table:table-cell>
          <table:table-cell/>
          <table:table-cell table:formula="of:=([.B16]-[.B$34])/[.B$34]" office:value-type="float" office:value="0.000771717385512223" calcext:value-type="float">
            <text:p>0.001</text:p>
          </table:table-cell>
          <table:table-cell table:formula="of:=([.C16]-[.C$34])/[.C$34]" office:value-type="float" office:value="0.00081228157953317" calcext:value-type="float">
            <text:p>0.001</text:p>
          </table:table-cell>
          <table:table-cell table:formula="of:=([.D16]-[.D$34])/[.D$34]" office:value-type="float" office:value="0.000889220599292036" calcext:value-type="float">
            <text:p>0.001</text:p>
          </table:table-cell>
          <table:table-cell table:formula="of:=([.E16]-[.E$34])/[.E$34]" office:value-type="float" office:value="-0.0000411029087198903" calcext:value-type="float">
            <text:p>0.000</text:p>
          </table:table-cell>
          <table:table-cell table:formula="of:=([.F16]-[.F$34])/[.F$34]" office:value-type="float" office:value="-0.0000582665630285541" calcext:value-type="float">
            <text:p>0.000</text:p>
          </table:table-cell>
          <table:table-cell table:formula="of:=([.G16]-[.G$34])/[.G$34]" office:value-type="float" office:value="-0.000025922931358555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6]+7" office:value-type="float" office:value="368" calcext:value-type="float">
            <text:p>368</text:p>
          </table:table-cell>
          <table:table-cell office:value-type="float" office:value="0.47972122" calcext:value-type="float">
            <text:p>0.47972122</text:p>
          </table:table-cell>
          <table:table-cell office:value-type="float" office:value="0.45606711" calcext:value-type="float">
            <text:p>0.45606711</text:p>
          </table:table-cell>
          <table:table-cell office:value-type="float" office:value="0.40685681" calcext:value-type="float">
            <text:p>0.40685681</text:p>
          </table:table-cell>
          <table:table-cell office:value-type="float" office:value="0.27904173" calcext:value-type="float">
            <text:p>0.27904173</text:p>
          </table:table-cell>
          <table:table-cell office:value-type="float" office:value="0.27184853" calcext:value-type="float">
            <text:p>0.27184853</text:p>
          </table:table-cell>
          <table:table-cell office:value-type="float" office:value="0.28535845" calcext:value-type="float">
            <text:p>0.28535845</text:p>
          </table:table-cell>
          <table:table-cell/>
          <table:table-cell table:formula="of:=([.B17]-[.B$34])/[.B$34]" office:value-type="float" office:value="0.000840836397820772" calcext:value-type="float">
            <text:p>0.001</text:p>
          </table:table-cell>
          <table:table-cell table:formula="of:=([.C17]-[.C$34])/[.C$34]" office:value-type="float" office:value="0.000882750035598052" calcext:value-type="float">
            <text:p>0.001</text:p>
          </table:table-cell>
          <table:table-cell table:formula="of:=([.D17]-[.D$34])/[.D$34]" office:value-type="float" office:value="0.000960813255356304" calcext:value-type="float">
            <text:p>0.001</text:p>
          </table:table-cell>
          <table:table-cell table:formula="of:=([.E17]-[.E$34])/[.E$34]" office:value-type="float" office:value="0.000029282890264198" calcext:value-type="float">
            <text:p>0.000</text:p>
          </table:table-cell>
          <table:table-cell table:formula="of:=([.F17]-[.F$34])/[.F$34]" office:value-type="float" office:value="-0.00000110243980110252" calcext:value-type="float">
            <text:p>0.000</text:p>
          </table:table-cell>
          <table:table-cell table:formula="of:=([.G17]-[.G$34])/[.G$34]" office:value-type="float" office:value="0.000048373188176675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7]+7" office:value-type="float" office:value="375" calcext:value-type="float">
            <text:p>375</text:p>
          </table:table-cell>
          <table:table-cell office:value-type="float" office:value="0.47971252" calcext:value-type="float">
            <text:p>0.47971252</text:p>
          </table:table-cell>
          <table:table-cell office:value-type="float" office:value="0.45604385" calcext:value-type="float">
            <text:p>0.45604385</text:p>
          </table:table-cell>
          <table:table-cell office:value-type="float" office:value="0.40690287" calcext:value-type="float">
            <text:p>0.40690287</text:p>
          </table:table-cell>
          <table:table-cell office:value-type="float" office:value="0.28004071" calcext:value-type="float">
            <text:p>0.28004071</text:p>
          </table:table-cell>
          <table:table-cell office:value-type="float" office:value="0.272908" calcext:value-type="float">
            <text:p>0.272908</text:p>
          </table:table-cell>
          <table:table-cell office:value-type="float" office:value="0.28627109" calcext:value-type="float">
            <text:p>0.28627109</text:p>
          </table:table-cell>
          <table:table-cell/>
          <table:table-cell table:formula="of:=([.B18]-[.B$34])/[.B$34]" office:value-type="float" office:value="0.0008226856158382" calcext:value-type="float">
            <text:p>0.001</text:p>
          </table:table-cell>
          <table:table-cell table:formula="of:=([.C18]-[.C$34])/[.C$34]" office:value-type="float" office:value="0.000831703748208906" calcext:value-type="float">
            <text:p>0.001</text:p>
          </table:table-cell>
          <table:table-cell table:formula="of:=([.D18]-[.D$34])/[.D$34]" office:value-type="float" office:value="0.00107413139069379" calcext:value-type="float">
            <text:p>0.001</text:p>
          </table:table-cell>
          <table:table-cell table:formula="of:=([.E18]-[.E$34])/[.E$34]" office:value-type="float" office:value="0.00360942573492673" calcext:value-type="float">
            <text:p>0.004</text:p>
          </table:table-cell>
          <table:table-cell table:formula="of:=([.F18]-[.F$34])/[.F$34]" office:value-type="float" office:value="0.00389617385592893" calcext:value-type="float">
            <text:p>0.004</text:p>
          </table:table-cell>
          <table:table-cell table:formula="of:=([.G18]-[.G$34])/[.G$34]" office:value-type="float" office:value="0.0032467510434898" calcext:value-type="float">
            <text:p>0.003</text:p>
          </table:table-cell>
          <table:table-cell table:number-columns-repeated="1010"/>
        </table:table-row>
        <table:table-row table:style-name="ro1">
          <table:table-cell table:formula="of:=[.A18]+7" office:value-type="float" office:value="382" calcext:value-type="float">
            <text:p>382</text:p>
          </table:table-cell>
          <table:table-cell office:value-type="float" office:value="0.47973078" calcext:value-type="float">
            <text:p>0.47973078</text:p>
          </table:table-cell>
          <table:table-cell office:value-type="float" office:value="0.45607173" calcext:value-type="float">
            <text:p>0.45607173</text:p>
          </table:table-cell>
          <table:table-cell office:value-type="float" office:value="0.40685604" calcext:value-type="float">
            <text:p>0.40685604</text:p>
          </table:table-cell>
          <table:table-cell office:value-type="float" office:value="0.27905266" calcext:value-type="float">
            <text:p>0.27905266</text:p>
          </table:table-cell>
          <table:table-cell office:value-type="float" office:value="0.27184703" calcext:value-type="float">
            <text:p>0.27184703</text:p>
          </table:table-cell>
          <table:table-cell office:value-type="float" office:value="0.28536662" calcext:value-type="float">
            <text:p>0.28536662</text:p>
          </table:table-cell>
          <table:table-cell/>
          <table:table-cell table:formula="of:=([.B19]-[.B$34])/[.B$34]" office:value-type="float" office:value="0.000860781395033909" calcext:value-type="float">
            <text:p>0.001</text:p>
          </table:table-cell>
          <table:table-cell table:formula="of:=([.C19]-[.C$34])/[.C$34]" office:value-type="float" office:value="0.00089288906602534" calcext:value-type="float">
            <text:p>0.001</text:p>
          </table:table-cell>
          <table:table-cell table:formula="of:=([.D19]-[.D$34])/[.D$34]" office:value-type="float" office:value="0.000958918879233682" calcext:value-type="float">
            <text:p>0.001</text:p>
          </table:table-cell>
          <table:table-cell table:formula="of:=([.E19]-[.E$34])/[.E$34]" office:value-type="float" office:value="0.0000684538058903686" calcext:value-type="float">
            <text:p>0.000</text:p>
          </table:table-cell>
          <table:table-cell table:formula="of:=([.F19]-[.F$34])/[.F$34]" office:value-type="float" office:value="-0.00000662021231355066" calcext:value-type="float">
            <text:p>0.000</text:p>
          </table:table-cell>
          <table:table-cell table:formula="of:=([.G19]-[.G$34])/[.G$34]" office:value-type="float" office:value="0.000077005230469367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9]+7" office:value-type="float" office:value="389" calcext:value-type="float">
            <text:p>389</text:p>
          </table:table-cell>
          <table:table-cell office:value-type="float" office:value="0.47980681" calcext:value-type="float">
            <text:p>0.47980681</text:p>
          </table:table-cell>
          <table:table-cell office:value-type="float" office:value="0.45614467" calcext:value-type="float">
            <text:p>0.45614467</text:p>
          </table:table-cell>
          <table:table-cell office:value-type="float" office:value="0.4069253" calcext:value-type="float">
            <text:p>0.4069253</text:p>
          </table:table-cell>
          <table:table-cell office:value-type="float" office:value="0.27908082" calcext:value-type="float">
            <text:p>0.27908082</text:p>
          </table:table-cell>
          <table:table-cell office:value-type="float" office:value="0.27187143" calcext:value-type="float">
            <text:p>0.27187143</text:p>
          </table:table-cell>
          <table:table-cell office:value-type="float" office:value="0.28539828" calcext:value-type="float">
            <text:p>0.28539828</text:p>
          </table:table-cell>
          <table:table-cell/>
          <table:table-cell table:formula="of:=([.B20]-[.B$34])/[.B$34]" office:value-type="float" office:value="0.00101940253918786" calcext:value-type="float">
            <text:p>0.001</text:p>
          </table:table-cell>
          <table:table-cell table:formula="of:=([.C20]-[.C$34])/[.C$34]" office:value-type="float" office:value="0.00105296284943765" calcext:value-type="float">
            <text:p>0.001</text:p>
          </table:table-cell>
          <table:table-cell table:formula="of:=([.D20]-[.D$34])/[.D$34]" office:value-type="float" office:value="0.00112931432112398" calcext:value-type="float">
            <text:p>0.001</text:p>
          </table:table-cell>
          <table:table-cell table:formula="of:=([.E20]-[.E$34])/[.E$34]" office:value-type="float" office:value="0.000169373566551934" calcext:value-type="float">
            <text:p>0.000</text:p>
          </table:table-cell>
          <table:table-cell table:formula="of:=([.F20]-[.F$34])/[.F$34]" office:value-type="float" office:value="0.0000831355538864886" calcext:value-type="float">
            <text:p>0.000</text:p>
          </table:table-cell>
          <table:table-cell table:formula="of:=([.G20]-[.G$34])/[.G$34]" office:value-type="float" office:value="0.00018795877502053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0]+7" office:value-type="float" office:value="396" calcext:value-type="float">
            <text:p>396</text:p>
          </table:table-cell>
          <table:table-cell office:value-type="float" office:value="0.47982716" calcext:value-type="float">
            <text:p>0.47982716</text:p>
          </table:table-cell>
          <table:table-cell office:value-type="float" office:value="0.45616535" calcext:value-type="float">
            <text:p>0.45616535</text:p>
          </table:table-cell>
          <table:table-cell office:value-type="float" office:value="0.40694331" calcext:value-type="float">
            <text:p>0.40694331</text:p>
          </table:table-cell>
          <table:table-cell office:value-type="float" office:value="0.27909043" calcext:value-type="float">
            <text:p>0.27909043</text:p>
          </table:table-cell>
          <table:table-cell office:value-type="float" office:value="0.27187794" calcext:value-type="float">
            <text:p>0.27187794</text:p>
          </table:table-cell>
          <table:table-cell office:value-type="float" office:value="0.28541044" calcext:value-type="float">
            <text:p>0.28541044</text:p>
          </table:table-cell>
          <table:table-cell/>
          <table:table-cell table:formula="of:=([.B21]-[.B$34])/[.B$34]" office:value-type="float" office:value="0.00106185867865298" calcext:value-type="float">
            <text:p>0.001</text:p>
          </table:table-cell>
          <table:table-cell table:formula="of:=([.C21]-[.C$34])/[.C$34]" office:value-type="float" office:value="0.00109834708087396" calcext:value-type="float">
            <text:p>0.001</text:p>
          </table:table-cell>
          <table:table-cell table:formula="of:=([.D21]-[.D$34])/[.D$34]" office:value-type="float" office:value="0.00117362304056447" calcext:value-type="float">
            <text:p>0.001</text:p>
          </table:table-cell>
          <table:table-cell table:formula="of:=([.E21]-[.E$34])/[.E$34]" office:value-type="float" office:value="0.000203813868396997" calcext:value-type="float">
            <text:p>0.000</text:p>
          </table:table-cell>
          <table:table-cell table:formula="of:=([.F21]-[.F$34])/[.F$34]" office:value-type="float" office:value="0.000107082686589676" calcext:value-type="float">
            <text:p>0.000</text:p>
          </table:table-cell>
          <table:table-cell table:formula="of:=([.G21]-[.G$34])/[.G$34]" office:value-type="float" office:value="0.00023057390773502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1]+7" office:value-type="float" office:value="403" calcext:value-type="float">
            <text:p>403</text:p>
          </table:table-cell>
          <table:table-cell office:value-type="float" office:value="0.4798757" calcext:value-type="float">
            <text:p>0.4798757</text:p>
          </table:table-cell>
          <table:table-cell office:value-type="float" office:value="0.45621046" calcext:value-type="float">
            <text:p>0.45621046</text:p>
          </table:table-cell>
          <table:table-cell office:value-type="float" office:value="0.40698557" calcext:value-type="float">
            <text:p>0.40698557</text:p>
          </table:table-cell>
          <table:table-cell office:value-type="float" office:value="0.27910793" calcext:value-type="float">
            <text:p>0.27910793</text:p>
          </table:table-cell>
          <table:table-cell office:value-type="float" office:value="0.2718892" calcext:value-type="float">
            <text:p>0.2718892</text:p>
          </table:table-cell>
          <table:table-cell office:value-type="float" office:value="0.2854269" calcext:value-type="float">
            <text:p>0.2854269</text:p>
          </table:table-cell>
          <table:table-cell/>
          <table:table-cell table:formula="of:=([.B22]-[.B$34])/[.B$34]" office:value-type="float" office:value="0.00116312752433523" calcext:value-type="float">
            <text:p>0.001</text:p>
          </table:table-cell>
          <table:table-cell table:formula="of:=([.C22]-[.C$34])/[.C$34]" office:value-type="float" office:value="0.00119734527623619" calcext:value-type="float">
            <text:p>0.001</text:p>
          </table:table-cell>
          <table:table-cell table:formula="of:=([.D22]-[.D$34])/[.D$34]" office:value-type="float" office:value="0.00127759230672518" calcext:value-type="float">
            <text:p>0.001</text:p>
          </table:table-cell>
          <table:table-cell table:formula="of:=([.E22]-[.E$34])/[.E$34]" office:value-type="float" office:value="0.000266530338978595" calcext:value-type="float">
            <text:p>0.000</text:p>
          </table:table-cell>
          <table:table-cell table:formula="of:=([.F22]-[.F$34])/[.F$34]" office:value-type="float" office:value="0.000148502765581977" calcext:value-type="float">
            <text:p>0.000</text:p>
          </table:table-cell>
          <table:table-cell table:formula="of:=([.G22]-[.G$34])/[.G$34]" office:value-type="float" office:value="0.00028825853639302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2]+7" office:value-type="float" office:value="410" calcext:value-type="float">
            <text:p>410</text:p>
          </table:table-cell>
          <table:table-cell office:value-type="float" office:value="0.47988474" calcext:value-type="float">
            <text:p>0.47988474</text:p>
          </table:table-cell>
          <table:table-cell office:value-type="float" office:value="0.45621853" calcext:value-type="float">
            <text:p>0.45621853</text:p>
          </table:table-cell>
          <table:table-cell office:value-type="float" office:value="0.40699099" calcext:value-type="float">
            <text:p>0.40699099</text:p>
          </table:table-cell>
          <table:table-cell office:value-type="float" office:value="0.27911927" calcext:value-type="float">
            <text:p>0.27911927</text:p>
          </table:table-cell>
          <table:table-cell office:value-type="float" office:value="0.2718968" calcext:value-type="float">
            <text:p>0.2718968</text:p>
          </table:table-cell>
          <table:table-cell office:value-type="float" office:value="0.28543865" calcext:value-type="float">
            <text:p>0.28543865</text:p>
          </table:table-cell>
          <table:table-cell/>
          <table:table-cell table:formula="of:=([.B23]-[.B$34])/[.B$34]" office:value-type="float" office:value="0.00118198764722308" calcext:value-type="float">
            <text:p>0.001</text:p>
          </table:table-cell>
          <table:table-cell table:formula="of:=([.C23]-[.C$34])/[.C$34]" office:value-type="float" office:value="0.001215055660554" calcext:value-type="float">
            <text:p>0.001</text:p>
          </table:table-cell>
          <table:table-cell table:formula="of:=([.D23]-[.D$34])/[.D$34]" office:value-type="float" office:value="0.00129092674644568" calcext:value-type="float">
            <text:p>0.001</text:p>
          </table:table-cell>
          <table:table-cell table:formula="of:=([.E23]-[.E$34])/[.E$34]" office:value-type="float" office:value="0.000307170611915557" calcext:value-type="float">
            <text:p>0.000</text:p>
          </table:table-cell>
          <table:table-cell table:formula="of:=([.F23]-[.F$34])/[.F$34]" office:value-type="float" office:value="0.00017645947964423" calcext:value-type="float">
            <text:p>0.000</text:p>
          </table:table-cell>
          <table:table-cell table:formula="of:=([.G23]-[.G$34])/[.G$34]" office:value-type="float" office:value="0.00032943681019215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3]+7" office:value-type="float" office:value="417" calcext:value-type="float">
            <text:p>417</text:p>
          </table:table-cell>
          <table:table-cell office:value-type="float" office:value="0.47988249" calcext:value-type="float">
            <text:p>0.47988249</text:p>
          </table:table-cell>
          <table:table-cell office:value-type="float" office:value="0.4562148" calcext:value-type="float">
            <text:p>0.4562148</text:p>
          </table:table-cell>
          <table:table-cell office:value-type="float" office:value="0.40698409" calcext:value-type="float">
            <text:p>0.40698409</text:p>
          </table:table-cell>
          <table:table-cell office:value-type="float" office:value="0.2791257" calcext:value-type="float">
            <text:p>0.2791257</text:p>
          </table:table-cell>
          <table:table-cell office:value-type="float" office:value="0.27189917" calcext:value-type="float">
            <text:p>0.27189917</text:p>
          </table:table-cell>
          <table:table-cell office:value-type="float" office:value="0.28544563" calcext:value-type="float">
            <text:p>0.28544563</text:p>
          </table:table-cell>
          <table:table-cell/>
          <table:table-cell table:formula="of:=([.B24]-[.B$34])/[.B$34]" office:value-type="float" office:value="0.00117729347946888" calcext:value-type="float">
            <text:p>0.001</text:p>
          </table:table-cell>
          <table:table-cell table:formula="of:=([.C24]-[.C$34])/[.C$34]" office:value-type="float" office:value="0.00120686981997087" calcext:value-type="float">
            <text:p>0.001</text:p>
          </table:table-cell>
          <table:table-cell table:formula="of:=([.D24]-[.D$34])/[.D$34]" office:value-type="float" office:value="0.0012739511682037" calcext:value-type="float">
            <text:p>0.001</text:p>
          </table:table-cell>
          <table:table-cell table:formula="of:=([.E24]-[.E$34])/[.E$34]" office:value-type="float" office:value="0.000330214435106198" calcext:value-type="float">
            <text:p>0.000</text:p>
          </table:table-cell>
          <table:table-cell table:formula="of:=([.F24]-[.F$34])/[.F$34]" office:value-type="float" office:value="0.000185177560213756" calcext:value-type="float">
            <text:p>0.000</text:p>
          </table:table-cell>
          <table:table-cell table:formula="of:=([.G24]-[.G$34])/[.G$34]" office:value-type="float" office:value="0.00035389845709569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4]+7" office:value-type="float" office:value="424" calcext:value-type="float">
            <text:p>424</text:p>
          </table:table-cell>
          <table:table-cell office:value-type="float" office:value="0.47990066" calcext:value-type="float">
            <text:p>0.47990066</text:p>
          </table:table-cell>
          <table:table-cell office:value-type="float" office:value="0.45623102" calcext:value-type="float">
            <text:p>0.45623102</text:p>
          </table:table-cell>
          <table:table-cell office:value-type="float" office:value="0.40699947" calcext:value-type="float">
            <text:p>0.40699947</text:p>
          </table:table-cell>
          <table:table-cell office:value-type="float" office:value="0.27913777" calcext:value-type="float">
            <text:p>0.27913777</text:p>
          </table:table-cell>
          <table:table-cell office:value-type="float" office:value="0.27190795" calcext:value-type="float">
            <text:p>0.27190795</text:p>
          </table:table-cell>
          <table:table-cell office:value-type="float" office:value="0.28545987" calcext:value-type="float">
            <text:p>0.28545987</text:p>
          </table:table-cell>
          <table:table-cell/>
          <table:table-cell table:formula="of:=([.B25]-[.B$34])/[.B$34]" office:value-type="float" office:value="0.00121520149195452" calcext:value-type="float">
            <text:p>0.001</text:p>
          </table:table-cell>
          <table:table-cell table:formula="of:=([.C25]-[.C$34])/[.C$34]" office:value-type="float" office:value="0.00124246615623285" calcext:value-type="float">
            <text:p>0.001</text:p>
          </table:table-cell>
          <table:table-cell table:formula="of:=([.D25]-[.D$34])/[.D$34]" office:value-type="float" office:value="0.00131178948608236" calcext:value-type="float">
            <text:p>0.001</text:p>
          </table:table-cell>
          <table:table-cell table:formula="of:=([.E25]-[.E$34])/[.E$34]" office:value-type="float" office:value="0.000373470880816007" calcext:value-type="float">
            <text:p>0.000</text:p>
          </table:table-cell>
          <table:table-cell table:formula="of:=([.F25]-[.F$34])/[.F$34]" office:value-type="float" office:value="0.000217474921985638" calcext:value-type="float">
            <text:p>0.000</text:p>
          </table:table-cell>
          <table:table-cell table:formula="of:=([.G25]-[.G$34])/[.G$34]" office:value-type="float" office:value="0.00040380302040615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5]+7" office:value-type="float" office:value="431" calcext:value-type="float">
            <text:p>431</text:p>
          </table:table-cell>
          <table:table-cell office:value-type="float" office:value="0.47990666" calcext:value-type="float">
            <text:p>0.47990666</text:p>
          </table:table-cell>
          <table:table-cell office:value-type="float" office:value="0.45623537" calcext:value-type="float">
            <text:p>0.45623537</text:p>
          </table:table-cell>
          <table:table-cell office:value-type="float" office:value="0.40699972" calcext:value-type="float">
            <text:p>0.40699972</text:p>
          </table:table-cell>
          <table:table-cell office:value-type="float" office:value="0.27914668" calcext:value-type="float">
            <text:p>0.27914668</text:p>
          </table:table-cell>
          <table:table-cell office:value-type="float" office:value="0.27191282" calcext:value-type="float">
            <text:p>0.27191282</text:p>
          </table:table-cell>
          <table:table-cell office:value-type="float" office:value="0.2854677" calcext:value-type="float">
            <text:p>0.2854677</text:p>
          </table:table-cell>
          <table:table-cell/>
          <table:table-cell table:formula="of:=([.B26]-[.B$34])/[.B$34]" office:value-type="float" office:value="0.00122771927263209" calcext:value-type="float">
            <text:p>0.001</text:p>
          </table:table-cell>
          <table:table-cell table:formula="of:=([.C26]-[.C$34])/[.C$34]" office:value-type="float" office:value="0.00125201264592095" calcext:value-type="float">
            <text:p>0.001</text:p>
          </table:table-cell>
          <table:table-cell table:formula="of:=([.D26]-[.D$34])/[.D$34]" office:value-type="float" office:value="0.00131240454326499" calcext:value-type="float">
            <text:p>0.001</text:p>
          </table:table-cell>
          <table:table-cell table:formula="of:=([.E26]-[.E$34])/[.E$34]" office:value-type="float" office:value="0.000405402523837735" calcext:value-type="float">
            <text:p>0.000</text:p>
          </table:table-cell>
          <table:table-cell table:formula="of:=([.F26]-[.F$34])/[.F$34]" office:value-type="float" office:value="0.000235389290075502" calcext:value-type="float">
            <text:p>0.000</text:p>
          </table:table-cell>
          <table:table-cell table:formula="of:=([.G26]-[.G$34])/[.G$34]" office:value-type="float" office:value="0.00043124352115897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6]+7" office:value-type="float" office:value="438" calcext:value-type="float">
            <text:p>438</text:p>
          </table:table-cell>
          <table:table-cell office:value-type="float" office:value="0.47991785" calcext:value-type="float">
            <text:p>0.47991785</text:p>
          </table:table-cell>
          <table:table-cell office:value-type="float" office:value="0.45624475" calcext:value-type="float">
            <text:p>0.45624475</text:p>
          </table:table-cell>
          <table:table-cell office:value-type="float" office:value="0.40700863" calcext:value-type="float">
            <text:p>0.40700863</text:p>
          </table:table-cell>
          <table:table-cell office:value-type="float" office:value="0.27915486" calcext:value-type="float">
            <text:p>0.27915486</text:p>
          </table:table-cell>
          <table:table-cell office:value-type="float" office:value="0.27191799" calcext:value-type="float">
            <text:p>0.27191799</text:p>
          </table:table-cell>
          <table:table-cell office:value-type="float" office:value="0.28547826" calcext:value-type="float">
            <text:p>0.28547826</text:p>
          </table:table-cell>
          <table:table-cell/>
          <table:table-cell table:formula="of:=([.B27]-[.B$34])/[.B$34]" office:value-type="float" office:value="0.00125106493359606" calcext:value-type="float">
            <text:p>0.001</text:p>
          </table:table-cell>
          <table:table-cell table:formula="of:=([.C27]-[.C$34])/[.C$34]" office:value-type="float" office:value="0.00127259795012177" calcext:value-type="float">
            <text:p>0.001</text:p>
          </table:table-cell>
          <table:table-cell table:formula="of:=([.D27]-[.D$34])/[.D$34]" office:value-type="float" office:value="0.00133432518125573" calcext:value-type="float">
            <text:p>0.001</text:p>
          </table:table-cell>
          <table:table-cell table:formula="of:=([.E27]-[.E$34])/[.E$34]" office:value-type="float" office:value="0.000434717994086814" calcext:value-type="float">
            <text:p>0.000</text:p>
          </table:table-cell>
          <table:table-cell table:formula="of:=([.F27]-[.F$34])/[.F$34]" office:value-type="float" office:value="0.000254407212667855" calcext:value-type="float">
            <text:p>0.000</text:p>
          </table:table-cell>
          <table:table-cell table:formula="of:=([.G27]-[.G$34])/[.G$34]" office:value-type="float" office:value="0.000468251399568956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7]+7" office:value-type="float" office:value="445" calcext:value-type="float">
            <text:p>445</text:p>
          </table:table-cell>
          <table:table-cell office:value-type="float" office:value="0.47992179" calcext:value-type="float">
            <text:p>0.47992179</text:p>
          </table:table-cell>
          <table:table-cell office:value-type="float" office:value="0.45624785" calcext:value-type="float">
            <text:p>0.45624785</text:p>
          </table:table-cell>
          <table:table-cell office:value-type="float" office:value="0.40700769" calcext:value-type="float">
            <text:p>0.40700769</text:p>
          </table:table-cell>
          <table:table-cell office:value-type="float" office:value="0.27916554" calcext:value-type="float">
            <text:p>0.27916554</text:p>
          </table:table-cell>
          <table:table-cell office:value-type="float" office:value="0.27192551" calcext:value-type="float">
            <text:p>0.27192551</text:p>
          </table:table-cell>
          <table:table-cell office:value-type="float" office:value="0.28548924" calcext:value-type="float">
            <text:p>0.28548924</text:p>
          </table:table-cell>
          <table:table-cell/>
          <table:table-cell table:formula="of:=([.B28]-[.B$34])/[.B$34]" office:value-type="float" office:value="0.00125928494290769" calcext:value-type="float">
            <text:p>0.001</text:p>
          </table:table-cell>
          <table:table-cell table:formula="of:=([.C28]-[.C$34])/[.C$34]" office:value-type="float" office:value="0.00127940119564651" calcext:value-type="float">
            <text:p>0.001</text:p>
          </table:table-cell>
          <table:table-cell table:formula="of:=([.D28]-[.D$34])/[.D$34]" office:value-type="float" office:value="0.00133201256624897" calcext:value-type="float">
            <text:p>0.001</text:p>
          </table:table-cell>
          <table:table-cell table:formula="of:=([.E28]-[.E$34])/[.E$34]" office:value-type="float" office:value="0.000472992960133123" calcext:value-type="float">
            <text:p>0.000</text:p>
          </table:table-cell>
          <table:table-cell table:formula="of:=([.F28]-[.F$34])/[.F$34]" office:value-type="float" office:value="0.000282069645529404" calcext:value-type="float">
            <text:p>0.000</text:p>
          </table:table-cell>
          <table:table-cell table:formula="of:=([.G28]-[.G$34])/[.G$34]" office:value-type="float" office:value="0.000506731182234076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8]+7" office:value-type="float" office:value="452" calcext:value-type="float">
            <text:p>452</text:p>
          </table:table-cell>
          <table:table-cell office:value-type="float" office:value="0.47993313" calcext:value-type="float">
            <text:p>0.47993313</text:p>
          </table:table-cell>
          <table:table-cell office:value-type="float" office:value="0.45625679" calcext:value-type="float">
            <text:p>0.45625679</text:p>
          </table:table-cell>
          <table:table-cell office:value-type="float" office:value="0.40701621" calcext:value-type="float">
            <text:p>0.40701621</text:p>
          </table:table-cell>
          <table:table-cell office:value-type="float" office:value="0.27917645" calcext:value-type="float">
            <text:p>0.27917645</text:p>
          </table:table-cell>
          <table:table-cell office:value-type="float" office:value="0.27193252" calcext:value-type="float">
            <text:p>0.27193252</text:p>
          </table:table-cell>
          <table:table-cell office:value-type="float" office:value="0.28550139" calcext:value-type="float">
            <text:p>0.28550139</text:p>
          </table:table-cell>
          <table:table-cell/>
          <table:table-cell table:formula="of:=([.B29]-[.B$34])/[.B$34]" office:value-type="float" office:value="0.00128294354838844" calcext:value-type="float">
            <text:p>0.001</text:p>
          </table:table-cell>
          <table:table-cell table:formula="of:=([.C29]-[.C$34])/[.C$34]" office:value-type="float" office:value="0.00129902087790189" calcext:value-type="float">
            <text:p>0.001</text:p>
          </table:table-cell>
          <table:table-cell table:formula="of:=([.D29]-[.D$34])/[.D$34]" office:value-type="float" office:value="0.00135297371503469" calcext:value-type="float">
            <text:p>0.001</text:p>
          </table:table-cell>
          <table:table-cell table:formula="of:=([.E29]-[.E$34])/[.E$34]" office:value-type="float" office:value="0.000512092199792952" calcext:value-type="float">
            <text:p>0.001</text:p>
          </table:table-cell>
          <table:table-cell table:formula="of:=([.F29]-[.F$34])/[.F$34]" office:value-type="float" office:value="0.000307856035736946" calcext:value-type="float">
            <text:p>0.000</text:p>
          </table:table-cell>
          <table:table-cell table:formula="of:=([.G29]-[.G$34])/[.G$34]" office:value-type="float" office:value="0.000549311269609182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9]+7" office:value-type="float" office:value="459" calcext:value-type="float">
            <text:p>459</text:p>
          </table:table-cell>
          <table:table-cell office:value-type="float" office:value="0.47992814" calcext:value-type="float">
            <text:p>0.47992814</text:p>
          </table:table-cell>
          <table:table-cell office:value-type="float" office:value="0.45625082" calcext:value-type="float">
            <text:p>0.45625082</text:p>
          </table:table-cell>
          <table:table-cell office:value-type="float" office:value="0.40700739" calcext:value-type="float">
            <text:p>0.40700739</text:p>
          </table:table-cell>
          <table:table-cell office:value-type="float" office:value="0.27918089" calcext:value-type="float">
            <text:p>0.27918089</text:p>
          </table:table-cell>
          <table:table-cell office:value-type="float" office:value="0.27193401" calcext:value-type="float">
            <text:p>0.27193401</text:p>
          </table:table-cell>
          <table:table-cell office:value-type="float" office:value="0.28550586" calcext:value-type="float">
            <text:p>0.28550586</text:p>
          </table:table-cell>
          <table:table-cell/>
          <table:table-cell table:formula="of:=([.B30]-[.B$34])/[.B$34]" office:value-type="float" office:value="0.00127253292745821" calcext:value-type="float">
            <text:p>0.001</text:p>
          </table:table-cell>
          <table:table-cell table:formula="of:=([.C30]-[.C$34])/[.C$34]" office:value-type="float" office:value="0.0012859191437783" calcext:value-type="float">
            <text:p>0.001</text:p>
          </table:table-cell>
          <table:table-cell table:formula="of:=([.D30]-[.D$34])/[.D$34]" office:value-type="float" office:value="0.00133127449762973" calcext:value-type="float">
            <text:p>0.001</text:p>
          </table:table-cell>
          <table:table-cell table:formula="of:=([.E30]-[.E$34])/[.E$34]" office:value-type="float" office:value="0.00052800426432906" calcext:value-type="float">
            <text:p>0.001</text:p>
          </table:table-cell>
          <table:table-cell table:formula="of:=([.F30]-[.F$34])/[.F$34]" office:value-type="float" office:value="0.000313337023099127" calcext:value-type="float">
            <text:p>0.000</text:p>
          </table:table-cell>
          <table:table-cell table:formula="of:=([.G30]-[.G$34])/[.G$34]" office:value-type="float" office:value="0.00056497653632243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0]+7" office:value-type="float" office:value="466" calcext:value-type="float">
            <text:p>466</text:p>
          </table:table-cell>
          <table:table-cell office:value-type="float" office:value="0.4799429" calcext:value-type="float">
            <text:p>0.4799429</text:p>
          </table:table-cell>
          <table:table-cell office:value-type="float" office:value="0.45626474" calcext:value-type="float">
            <text:p>0.45626474</text:p>
          </table:table-cell>
          <table:table-cell office:value-type="float" office:value="0.40701999" calcext:value-type="float">
            <text:p>0.40701999</text:p>
          </table:table-cell>
          <table:table-cell office:value-type="float" office:value="0.27919201" calcext:value-type="float">
            <text:p>0.27919201</text:p>
          </table:table-cell>
          <table:table-cell office:value-type="float" office:value="0.27194224" calcext:value-type="float">
            <text:p>0.27194224</text:p>
          </table:table-cell>
          <table:table-cell office:value-type="float" office:value="0.28551862" calcext:value-type="float">
            <text:p>0.28551862</text:p>
          </table:table-cell>
          <table:table-cell/>
          <table:table-cell table:formula="of:=([.B31]-[.B$34])/[.B$34]" office:value-type="float" office:value="0.00130332666792529" calcext:value-type="float">
            <text:p>0.001</text:p>
          </table:table-cell>
          <table:table-cell table:formula="of:=([.C31]-[.C$34])/[.C$34]" office:value-type="float" office:value="0.00131646791077993" calcext:value-type="float">
            <text:p>0.001</text:p>
          </table:table-cell>
          <table:table-cell table:formula="of:=([.D31]-[.D$34])/[.D$34]" office:value-type="float" office:value="0.00136227337963687" calcext:value-type="float">
            <text:p>0.001</text:p>
          </table:table-cell>
          <table:table-cell table:formula="of:=([.E31]-[.E$34])/[.E$34]" office:value-type="float" office:value="0.000567856101635671" calcext:value-type="float">
            <text:p>0.001</text:p>
          </table:table-cell>
          <table:table-cell table:formula="of:=([.F31]-[.F$34])/[.F$34]" office:value-type="float" office:value="0.000343611201616548" calcext:value-type="float">
            <text:p>0.000</text:p>
          </table:table-cell>
          <table:table-cell table:formula="of:=([.G31]-[.G$34])/[.G$34]" office:value-type="float" office:value="0.000609694389401189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1]+7" office:value-type="float" office:value="473" calcext:value-type="float">
            <text:p>473</text:p>
          </table:table-cell>
          <table:table-cell office:value-type="float" office:value="0.47993737" calcext:value-type="float">
            <text:p>0.47993737</text:p>
          </table:table-cell>
          <table:table-cell office:value-type="float" office:value="0.45625668" calcext:value-type="float">
            <text:p>0.45625668</text:p>
          </table:table-cell>
          <table:table-cell office:value-type="float" office:value="0.40700978" calcext:value-type="float">
            <text:p>0.40700978</text:p>
          </table:table-cell>
          <table:table-cell office:value-type="float" office:value="0.27919834" calcext:value-type="float">
            <text:p>0.27919834</text:p>
          </table:table-cell>
          <table:table-cell office:value-type="float" office:value="0.27194494" calcext:value-type="float">
            <text:p>0.27194494</text:p>
          </table:table-cell>
          <table:table-cell office:value-type="float" office:value="0.2855233" calcext:value-type="float">
            <text:p>0.2855233</text:p>
          </table:table-cell>
          <table:table-cell/>
          <table:table-cell table:formula="of:=([.B32]-[.B$34])/[.B$34]" office:value-type="float" office:value="0.00129178944673409" calcext:value-type="float">
            <text:p>0.001</text:p>
          </table:table-cell>
          <table:table-cell table:formula="of:=([.C32]-[.C$34])/[.C$34]" office:value-type="float" office:value="0.00129877947241553" calcext:value-type="float">
            <text:p>0.001</text:p>
          </table:table-cell>
          <table:table-cell table:formula="of:=([.D32]-[.D$34])/[.D$34]" office:value-type="float" office:value="0.00133715444429608" calcext:value-type="float">
            <text:p>0.001</text:p>
          </table:table-cell>
          <table:table-cell table:formula="of:=([.E32]-[.E$34])/[.E$34]" office:value-type="float" office:value="0.000590541544994606" calcext:value-type="float">
            <text:p>0.001</text:p>
          </table:table-cell>
          <table:table-cell table:formula="of:=([.F32]-[.F$34])/[.F$34]" office:value-type="float" office:value="0.00035354319213875" calcext:value-type="float">
            <text:p>0.000</text:p>
          </table:table-cell>
          <table:table-cell table:formula="of:=([.G32]-[.G$34])/[.G$34]" office:value-type="float" office:value="0.00062609560824191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2]+7" office:value-type="float" office:value="480" calcext:value-type="float">
            <text:p>480</text:p>
          </table:table-cell>
          <table:table-cell office:value-type="float" office:value="0.47995184" calcext:value-type="float">
            <text:p>0.47995184</text:p>
          </table:table-cell>
          <table:table-cell office:value-type="float" office:value="0.45627068" calcext:value-type="float">
            <text:p>0.45627068</text:p>
          </table:table-cell>
          <table:table-cell office:value-type="float" office:value="0.40702325" calcext:value-type="float">
            <text:p>0.40702325</text:p>
          </table:table-cell>
          <table:table-cell office:value-type="float" office:value="0.27922973" calcext:value-type="float">
            <text:p>0.27922973</text:p>
          </table:table-cell>
          <table:table-cell office:value-type="float" office:value="0.27197534" calcext:value-type="float">
            <text:p>0.27197534</text:p>
          </table:table-cell>
          <table:table-cell office:value-type="float" office:value="0.28555689" calcext:value-type="float">
            <text:p>0.28555689</text:p>
          </table:table-cell>
          <table:table-cell/>
          <table:table-cell table:formula="of:=([.B33]-[.B$34])/[.B$34]" office:value-type="float" office:value="0.00132197816113506" calcext:value-type="float">
            <text:p>0.001</text:p>
          </table:table-cell>
          <table:table-cell table:formula="of:=([.C33]-[.C$34])/[.C$34]" office:value-type="float" office:value="0.00132950380704352" calcext:value-type="float">
            <text:p>0.001</text:p>
          </table:table-cell>
          <table:table-cell table:formula="of:=([.D33]-[.D$34])/[.D$34]" office:value-type="float" office:value="0.00137029372529906" calcext:value-type="float">
            <text:p>0.001</text:p>
          </table:table-cell>
          <table:table-cell table:formula="of:=([.E33]-[.E$34])/[.E$34]" office:value-type="float" office:value="0.000703036974226447" calcext:value-type="float">
            <text:p>0.001</text:p>
          </table:table-cell>
          <table:table-cell table:formula="of:=([.F33]-[.F$34])/[.F$34]" office:value-type="float" office:value="0.000465370048387765" calcext:value-type="float">
            <text:p>0.000</text:p>
          </table:table-cell>
          <table:table-cell table:formula="of:=([.G33]-[.G$34])/[.G$34]" office:value-type="float" office:value="0.00074381290329807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33])" office:value-type="float" office:value="0.479318191818182" calcext:value-type="float">
            <text:p>0.479318191818182</text:p>
          </table:table-cell>
          <table:table-cell table:style-name="ce1" table:formula="of:=AVERAGE([.C1:.C33])" office:value-type="float" office:value="0.455664871818182" calcext:value-type="float">
            <text:p>0.455664871818182</text:p>
          </table:table-cell>
          <table:table-cell table:style-name="ce1" table:formula="of:=AVERAGE([.D1:.D33])" office:value-type="float" office:value="0.406466271818182" calcext:value-type="float">
            <text:p>0.406466271818182</text:p>
          </table:table-cell>
          <table:table-cell table:style-name="ce1" table:formula="of:=AVERAGE([.E1:.E33])" office:value-type="float" office:value="0.279033559090909" calcext:value-type="float">
            <text:p>0.279033559090909</text:p>
          </table:table-cell>
          <table:table-cell table:style-name="ce1" table:formula="of:=AVERAGE([.F1:.F33])" office:value-type="float" office:value="0.27184882969697" calcext:value-type="float">
            <text:p>0.27184882969697</text:p>
          </table:table-cell>
          <table:table-cell table:style-name="ce1" table:formula="of:=AVERAGE([.G1:.G33])" office:value-type="float" office:value="0.285344646969697" calcext:value-type="float">
            <text:p>0.285344646969697</text:p>
          </table:table-cell>
          <table:table-cell table:style-name="ce1"/>
          <table:table-cell table:style-name="ce8" table:formula="of:=SUM([.I1:.I33])" office:value-type="float" office:value="0.0000000000000131986435669695" calcext:value-type="float">
            <text:p>0.000</text:p>
          </table:table-cell>
          <table:table-cell table:style-name="ce8" table:formula="of:=SUM([.J1:.J33])" office:value-type="float" office:value="7.79324521582581E-015" calcext:value-type="float">
            <text:p>0.000</text:p>
          </table:table-cell>
          <table:table-cell table:style-name="ce8" table:formula="of:=SUM([.K1:.K33])" office:value-type="float" office:value="-1.50140316845793E-015" calcext:value-type="float">
            <text:p>0.000</text:p>
          </table:table-cell>
          <table:table-cell table:style-name="ce8" table:formula="of:=SUM([.L1:.L33])" office:value-type="float" office:value="-5.98913280080993E-016" calcext:value-type="float">
            <text:p>0.000</text:p>
          </table:table-cell>
          <table:table-cell table:style-name="ce8" table:formula="of:=SUM([.M1:.M33])" office:value-type="float" office:value="-8.98586760555986E-015" calcext:value-type="float">
            <text:p>0.000</text:p>
          </table:table-cell>
          <table:table-cell table:style-name="ce8" table:formula="of:=SUM([.N1:.N33])" office:value-type="float" office:value="7.00394603425636E-015" calcext:value-type="float">
            <text:p>0.000</text:p>
          </table:table-cell>
          <table:table-cell table:style-name="ce1"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0.48040367" calcext:value-type="float">
            <text:p>0.48040</text:p>
          </table:table-cell>
          <table:table-cell table:style-name="ce4" office:value-type="float" office:value="0.45124286" calcext:value-type="float">
            <text:p>0.45124</text:p>
          </table:table-cell>
          <table:table-cell table:style-name="ce4" office:value-type="float" office:value="0.40046022" calcext:value-type="float">
            <text:p>0.40046</text:p>
          </table:table-cell>
          <table:table-cell table:style-name="ce4" office:value-type="float" office:value="0.27460165" calcext:value-type="float">
            <text:p>0.27460</text:p>
          </table:table-cell>
          <table:table-cell table:style-name="ce4" office:value-type="float" office:value="0.2664619" calcext:value-type="float">
            <text:p>0.26646</text:p>
          </table:table-cell>
          <table:table-cell table:style-name="ce4" office:value-type="float" office:value="0.2786851" calcext:value-type="float">
            <text:p>0.27869</text:p>
          </table:table-cell>
          <table:table-cell/>
          <table:table-cell table:formula="of:=([.B40]-[.B$73])/[.B$73]" office:value-type="float" office:value="-0.00289068607400805" calcext:value-type="float">
            <text:p>-0.003</text:p>
          </table:table-cell>
          <table:table-cell table:formula="of:=([.C40]-[.C$73])/[.C$73]" office:value-type="float" office:value="0.003460644070299" calcext:value-type="float">
            <text:p>0.003</text:p>
          </table:table-cell>
          <table:table-cell table:formula="of:=([.D40]-[.D$73])/[.D$73]" office:value-type="float" office:value="0.00520131788597878" calcext:value-type="float">
            <text:p>0.005</text:p>
          </table:table-cell>
          <table:table-cell table:formula="of:=([.E40]-[.E$73])/[.E$73]" office:value-type="float" office:value="0.00455488263018807" calcext:value-type="float">
            <text:p>0.005</text:p>
          </table:table-cell>
          <table:table-cell table:formula="of:=([.F40]-[.F$73])/[.F$73]" office:value-type="float" office:value="0.008001771337967" calcext:value-type="float">
            <text:p>0.008</text:p>
          </table:table-cell>
          <table:table-cell table:formula="of:=([.G40]-[.G$73])/[.G$73]" office:value-type="float" office:value="0.0110733107283027" calcext:value-type="float">
            <text:p>0.011</text:p>
          </table:table-cell>
          <table:table-cell/>
          <table:table-cell table:formula="of:=MAX([.I40:.N72])" office:value-type="float" office:value="0.0110733107283027" calcext:value-type="float">
            <text:p>0.011073310728303</text:p>
          </table:table-cell>
          <table:table-cell table:formula="of:=MIN([.I40:.N72])" office:value-type="float" office:value="-0.00342227992607561" calcext:value-type="float">
            <text:p>-0.003422279926076</text:p>
          </table:table-cell>
          <table:table-cell table:number-columns-repeated="1007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float" office:value="0.48014755" calcext:value-type="float">
            <text:p>0.48015</text:p>
          </table:table-cell>
          <table:table-cell table:style-name="ce5" office:value-type="float" office:value="0.45052932" calcext:value-type="float">
            <text:p>0.45053</text:p>
          </table:table-cell>
          <table:table-cell table:style-name="ce5" office:value-type="float" office:value="0.39967173" calcext:value-type="float">
            <text:p>0.39967</text:p>
          </table:table-cell>
          <table:table-cell table:style-name="ce5" office:value-type="float" office:value="0.27428857" calcext:value-type="float">
            <text:p>0.27429</text:p>
          </table:table-cell>
          <table:table-cell table:style-name="ce5" office:value-type="float" office:value="0.2660001" calcext:value-type="float">
            <text:p>0.26600</text:p>
          </table:table-cell>
          <table:table-cell table:style-name="ce5" office:value-type="float" office:value="0.278069" calcext:value-type="float">
            <text:p>0.27807</text:p>
          </table:table-cell>
          <table:table-cell/>
          <table:table-cell table:formula="of:=([.B41]-[.B$73])/[.B$73]" office:value-type="float" office:value="-0.00342227992607561" calcext:value-type="float">
            <text:p>-0.003</text:p>
          </table:table-cell>
          <table:table-cell table:formula="of:=([.C41]-[.C$73])/[.C$73]" office:value-type="float" office:value="0.00187389473542879" calcext:value-type="float">
            <text:p>0.002</text:p>
          </table:table-cell>
          <table:table-cell table:formula="of:=([.D41]-[.D$73])/[.D$73]" office:value-type="float" office:value="0.00322211708760748" calcext:value-type="float">
            <text:p>0.003</text:p>
          </table:table-cell>
          <table:table-cell table:formula="of:=([.E41]-[.E$73])/[.E$73]" office:value-type="float" office:value="0.00340956524897831" calcext:value-type="float">
            <text:p>0.003</text:p>
          </table:table-cell>
          <table:table-cell table:formula="of:=([.F41]-[.F$73])/[.F$73]" office:value-type="float" office:value="0.00625482283236869" calcext:value-type="float">
            <text:p>0.006</text:p>
          </table:table-cell>
          <table:table-cell table:formula="of:=([.G41]-[.G$73])/[.G$73]" office:value-type="float" office:value="0.00883809159839712" calcext:value-type="float">
            <text:p>0.009</text:p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float" office:value="0.48090403" calcext:value-type="float">
            <text:p>0.48090</text:p>
          </table:table-cell>
          <table:table-cell table:style-name="ce5" office:value-type="float" office:value="0.45088017" calcext:value-type="float">
            <text:p>0.45088</text:p>
          </table:table-cell>
          <table:table-cell table:style-name="ce5" office:value-type="float" office:value="0.3999089" calcext:value-type="float">
            <text:p>0.39991</text:p>
          </table:table-cell>
          <table:table-cell table:style-name="ce5" office:value-type="float" office:value="0.27409933" calcext:value-type="float">
            <text:p>0.27410</text:p>
          </table:table-cell>
          <table:table-cell table:style-name="ce5" office:value-type="float" office:value="0.26570233" calcext:value-type="float">
            <text:p>0.26570</text:p>
          </table:table-cell>
          <table:table-cell table:style-name="ce5" office:value-type="float" office:value="0.27763748" calcext:value-type="float">
            <text:p>0.27764</text:p>
          </table:table-cell>
          <table:table-cell/>
          <table:table-cell table:formula="of:=([.B42]-[.B$73])/[.B$73]" office:value-type="float" office:value="-0.00185215608876462" calcext:value-type="float">
            <text:p>-0.002</text:p>
          </table:table-cell>
          <table:table-cell table:formula="of:=([.C42]-[.C$73])/[.C$73]" office:value-type="float" office:value="0.00265410468040626" calcext:value-type="float">
            <text:p>0.003</text:p>
          </table:table-cell>
          <table:table-cell table:formula="of:=([.D42]-[.D$73])/[.D$73]" office:value-type="float" office:value="0.00381744112893915" calcext:value-type="float">
            <text:p>0.004</text:p>
          </table:table-cell>
          <table:table-cell table:formula="of:=([.E42]-[.E$73])/[.E$73]" office:value-type="float" office:value="0.00271728256972668" calcext:value-type="float">
            <text:p>0.003</text:p>
          </table:table-cell>
          <table:table-cell table:formula="of:=([.F42]-[.F$73])/[.F$73]" office:value-type="float" office:value="0.00512838529119946" calcext:value-type="float">
            <text:p>0.005</text:p>
          </table:table-cell>
          <table:table-cell table:formula="of:=([.G42]-[.G$73])/[.G$73]" office:value-type="float" office:value="0.00727253120408291" calcext:value-type="float">
            <text:p>0.007</text:p>
          </table:table-cell>
          <table:table-cell table:number-columns-repeated="1010"/>
        </table:table-row>
        <table:table-row table:style-name="ro1">
          <table:table-cell table:style-name="ce2" table:formula="of:=[.A42]+7" office:value-type="float" office:value="277" calcext:value-type="float">
            <text:p>277</text:p>
          </table:table-cell>
          <table:table-cell table:style-name="ce5" office:value-type="float" office:value="0.48081335" calcext:value-type="float">
            <text:p>0.48081</text:p>
          </table:table-cell>
          <table:table-cell table:style-name="ce5" office:value-type="float" office:value="0.45040793" calcext:value-type="float">
            <text:p>0.45041</text:p>
          </table:table-cell>
          <table:table-cell table:style-name="ce5" office:value-type="float" office:value="0.39939887" calcext:value-type="float">
            <text:p>0.39940</text:p>
          </table:table-cell>
          <table:table-cell table:style-name="ce5" office:value-type="float" office:value="0.27390382" calcext:value-type="float">
            <text:p>0.27390</text:p>
          </table:table-cell>
          <table:table-cell table:style-name="ce5" office:value-type="float" office:value="0.26539877" calcext:value-type="float">
            <text:p>0.26540</text:p>
          </table:table-cell>
          <table:table-cell table:style-name="ce5" office:value-type="float" office:value="0.27720625" calcext:value-type="float">
            <text:p>0.27721</text:p>
          </table:table-cell>
          <table:table-cell/>
          <table:table-cell table:formula="of:=([.B43]-[.B$73])/[.B$73]" office:value-type="float" office:value="-0.00204036837404288" calcext:value-type="float">
            <text:p>-0.002</text:p>
          </table:table-cell>
          <table:table-cell table:formula="of:=([.C43]-[.C$73])/[.C$73]" office:value-type="float" office:value="0.0016039512119264" calcext:value-type="float">
            <text:p>0.002</text:p>
          </table:table-cell>
          <table:table-cell table:formula="of:=([.D43]-[.D$73])/[.D$73]" office:value-type="float" office:value="0.00253720703187622" calcext:value-type="float">
            <text:p>0.003</text:p>
          </table:table-cell>
          <table:table-cell table:formula="of:=([.E43]-[.E$73])/[.E$73]" office:value-type="float" office:value="0.00200206281375276" calcext:value-type="float">
            <text:p>0.002</text:p>
          </table:table-cell>
          <table:table-cell table:formula="of:=([.F43]-[.F$73])/[.F$73]" office:value-type="float" office:value="0.00398004469275993" calcext:value-type="float">
            <text:p>0.004</text:p>
          </table:table-cell>
          <table:table-cell table:formula="of:=([.G43]-[.G$73])/[.G$73]" office:value-type="float" office:value="0.00570802293368966" calcext:value-type="float">
            <text:p>0.006</text:p>
          </table:table-cell>
          <table:table-cell table:number-columns-repeated="1010"/>
        </table:table-row>
        <table:table-row table:style-name="ro1">
          <table:table-cell table:style-name="ce2" table:formula="of:=[.A43]+7" office:value-type="float" office:value="284" calcext:value-type="float">
            <text:p>284</text:p>
          </table:table-cell>
          <table:table-cell table:style-name="ce5" office:value-type="float" office:value="0.48087879" calcext:value-type="float">
            <text:p>0.48088</text:p>
          </table:table-cell>
          <table:table-cell table:style-name="ce5" office:value-type="float" office:value="0.45013396" calcext:value-type="float">
            <text:p>0.45013</text:p>
          </table:table-cell>
          <table:table-cell table:style-name="ce5" office:value-type="float" office:value="0.39906212" calcext:value-type="float">
            <text:p>0.39906</text:p>
          </table:table-cell>
          <table:table-cell table:style-name="ce5" office:value-type="float" office:value="0.27371647" calcext:value-type="float">
            <text:p>0.27372</text:p>
          </table:table-cell>
          <table:table-cell table:style-name="ce5" office:value-type="float" office:value="0.26510922" calcext:value-type="float">
            <text:p>0.26511</text:p>
          </table:table-cell>
          <table:table-cell table:style-name="ce5" office:value-type="float" office:value="0.27682605" calcext:value-type="float">
            <text:p>0.27683</text:p>
          </table:table-cell>
          <table:table-cell/>
          <table:table-cell table:formula="of:=([.B44]-[.B$73])/[.B$73]" office:value-type="float" office:value="-0.00190454336358181" calcext:value-type="float">
            <text:p>-0.002</text:p>
          </table:table-cell>
          <table:table-cell table:formula="of:=([.C44]-[.C$73])/[.C$73]" office:value-type="float" office:value="0.000994704757243547" calcext:value-type="float">
            <text:p>0.001</text:p>
          </table:table-cell>
          <table:table-cell table:formula="of:=([.D44]-[.D$73])/[.D$73]" office:value-type="float" office:value="0.00169192571080493" calcext:value-type="float">
            <text:p>0.002</text:p>
          </table:table-cell>
          <table:table-cell table:formula="of:=([.E44]-[.E$73])/[.E$73]" office:value-type="float" office:value="0.00131669418155118" calcext:value-type="float">
            <text:p>0.001</text:p>
          </table:table-cell>
          <table:table-cell table:formula="of:=([.F44]-[.F$73])/[.F$73]" office:value-type="float" office:value="0.0028847026836737" calcext:value-type="float">
            <text:p>0.003</text:p>
          </table:table-cell>
          <table:table-cell table:formula="of:=([.G44]-[.G$73])/[.G$73]" office:value-type="float" office:value="0.00432865219324139" calcext:value-type="float">
            <text:p>0.004</text:p>
          </table:table-cell>
          <table:table-cell table:number-columns-repeated="1010"/>
        </table:table-row>
        <table:table-row table:style-name="ro1">
          <table:table-cell table:style-name="ce2" table:formula="of:=[.A44]+7" office:value-type="float" office:value="291" calcext:value-type="float">
            <text:p>291</text:p>
          </table:table-cell>
          <table:table-cell table:style-name="ce5" office:value-type="float" office:value="0.4808077" calcext:value-type="float">
            <text:p>0.48081</text:p>
          </table:table-cell>
          <table:table-cell table:style-name="ce5" office:value-type="float" office:value="0.44977745" calcext:value-type="float">
            <text:p>0.44978</text:p>
          </table:table-cell>
          <table:table-cell table:style-name="ce5" office:value-type="float" office:value="0.39866474" calcext:value-type="float">
            <text:p>0.39866</text:p>
          </table:table-cell>
          <table:table-cell table:style-name="ce5" office:value-type="float" office:value="0.2736471" calcext:value-type="float">
            <text:p>0.27365</text:p>
          </table:table-cell>
          <table:table-cell table:style-name="ce5" office:value-type="float" office:value="0.26496708" calcext:value-type="float">
            <text:p>0.26497</text:p>
          </table:table-cell>
          <table:table-cell table:style-name="ce5" office:value-type="float" office:value="0.27658871" calcext:value-type="float">
            <text:p>0.27659</text:p>
          </table:table-cell>
          <table:table-cell/>
          <table:table-cell table:formula="of:=([.B45]-[.B$73])/[.B$73]" office:value-type="float" office:value="-0.00205209531947547" calcext:value-type="float">
            <text:p>-0.002</text:p>
          </table:table-cell>
          <table:table-cell table:formula="of:=([.C45]-[.C$73])/[.C$73]" office:value-type="float" office:value="0.000201908270186713" calcext:value-type="float">
            <text:p>0.000</text:p>
          </table:table-cell>
          <table:table-cell table:formula="of:=([.D45]-[.D$73])/[.D$73]" office:value-type="float" office:value="0.000694456100211562" calcext:value-type="float">
            <text:p>0.001</text:p>
          </table:table-cell>
          <table:table-cell table:formula="of:=([.E45]-[.E$73])/[.E$73]" office:value-type="float" office:value="0.00106292304722599" calcext:value-type="float">
            <text:p>0.001</text:p>
          </table:table-cell>
          <table:table-cell table:formula="of:=([.F45]-[.F$73])/[.F$73]" office:value-type="float" office:value="0.00234699965079006" calcext:value-type="float">
            <text:p>0.002</text:p>
          </table:table-cell>
          <table:table-cell table:formula="of:=([.G45]-[.G$73])/[.G$73]" office:value-type="float" office:value="0.00346757946431462" calcext:value-type="float">
            <text:p>0.003</text:p>
          </table:table-cell>
          <table:table-cell table:number-columns-repeated="1010"/>
        </table:table-row>
        <table:table-row table:style-name="ro1">
          <table:table-cell table:style-name="ce2" table:formula="of:=[.A45]+7" office:value-type="float" office:value="298" calcext:value-type="float">
            <text:p>298</text:p>
          </table:table-cell>
          <table:table-cell table:style-name="ce5" office:value-type="float" office:value="0.48098186" calcext:value-type="float">
            <text:p>0.48098</text:p>
          </table:table-cell>
          <table:table-cell table:style-name="ce5" office:value-type="float" office:value="0.44965688" calcext:value-type="float">
            <text:p>0.44966</text:p>
          </table:table-cell>
          <table:table-cell table:style-name="ce5" office:value-type="float" office:value="0.39844263" calcext:value-type="float">
            <text:p>0.39844</text:p>
          </table:table-cell>
          <table:table-cell table:style-name="ce5" office:value-type="float" office:value="0.27348318" calcext:value-type="float">
            <text:p>0.27348</text:p>
          </table:table-cell>
          <table:table-cell table:style-name="ce5" office:value-type="float" office:value="0.26472876" calcext:value-type="float">
            <text:p>0.26473</text:p>
          </table:table-cell>
          <table:table-cell table:style-name="ce5" office:value-type="float" office:value="0.27625193" calcext:value-type="float">
            <text:p>0.27625</text:p>
          </table:table-cell>
          <table:table-cell/>
          <table:table-cell table:formula="of:=([.B46]-[.B$73])/[.B$73]" office:value-type="float" office:value="-0.00169061482097443" calcext:value-type="float">
            <text:p>-0.002</text:p>
          </table:table-cell>
          <table:table-cell table:formula="of:=([.C46]-[.C$73])/[.C$73]" office:value-type="float" office:value="-0.0000662117613536032" calcext:value-type="float">
            <text:p>0.000</text:p>
          </table:table-cell>
          <table:table-cell table:formula="of:=([.D46]-[.D$73])/[.D$73]" office:value-type="float" office:value="0.000136934395020339" calcext:value-type="float">
            <text:p>0.000</text:p>
          </table:table-cell>
          <table:table-cell table:formula="of:=([.E46]-[.E$73])/[.E$73]" office:value-type="float" office:value="0.000463266649091728" calcext:value-type="float">
            <text:p>0.000</text:p>
          </table:table-cell>
          <table:table-cell table:formula="of:=([.F46]-[.F$73])/[.F$73]" office:value-type="float" office:value="0.0014454561950642" calcext:value-type="float">
            <text:p>0.001</text:p>
          </table:table-cell>
          <table:table-cell table:formula="of:=([.G46]-[.G$73])/[.G$73]" office:value-type="float" office:value="0.00224573707092109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46]+7" office:value-type="float" office:value="305" calcext:value-type="float">
            <text:p>305</text:p>
          </table:table-cell>
          <table:table-cell table:style-name="ce5" office:value-type="float" office:value="0.48204471" calcext:value-type="float">
            <text:p>0.48204</text:p>
          </table:table-cell>
          <table:table-cell table:style-name="ce5" office:value-type="float" office:value="0.45047777" calcext:value-type="float">
            <text:p>0.45048</text:p>
          </table:table-cell>
          <table:table-cell table:style-name="ce5" office:value-type="float" office:value="0.39925532" calcext:value-type="float">
            <text:p>0.39926</text:p>
          </table:table-cell>
          <table:table-cell table:style-name="ce5" office:value-type="float" office:value="0.27341794" calcext:value-type="float">
            <text:p>0.27342</text:p>
          </table:table-cell>
          <table:table-cell table:style-name="ce5" office:value-type="float" office:value="0.26459273" calcext:value-type="float">
            <text:p>0.26459</text:p>
          </table:table-cell>
          <table:table-cell table:style-name="ce5" office:value-type="float" office:value="0.27605845" calcext:value-type="float">
            <text:p>0.27606</text:p>
          </table:table-cell>
          <table:table-cell/>
          <table:table-cell table:formula="of:=([.B47]-[.B$73])/[.B$73]" office:value-type="float" office:value="0.00051540003795919" calcext:value-type="float">
            <text:p>0.001</text:p>
          </table:table-cell>
          <table:table-cell table:formula="of:=([.C47]-[.C$73])/[.C$73]" office:value-type="float" office:value="0.00175925935659568" calcext:value-type="float">
            <text:p>0.002</text:p>
          </table:table-cell>
          <table:table-cell table:formula="of:=([.D47]-[.D$73])/[.D$73]" office:value-type="float" office:value="0.00217687998320575" calcext:value-type="float">
            <text:p>0.002</text:p>
          </table:table-cell>
          <table:table-cell table:formula="of:=([.E47]-[.E$73])/[.E$73]" office:value-type="float" office:value="0.000224603987950545" calcext:value-type="float">
            <text:p>0.000</text:p>
          </table:table-cell>
          <table:table-cell table:formula="of:=([.F47]-[.F$73])/[.F$73]" office:value-type="float" office:value="0.000930866751113254" calcext:value-type="float">
            <text:p>0.001</text:p>
          </table:table-cell>
          <table:table-cell table:formula="of:=([.G47]-[.G$73])/[.G$73]" office:value-type="float" office:value="0.00154378901499819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47]+7" office:value-type="float" office:value="312" calcext:value-type="float">
            <text:p>312</text:p>
          </table:table-cell>
          <table:table-cell table:style-name="ce5" office:value-type="float" office:value="0.48207396" calcext:value-type="float">
            <text:p>0.48207</text:p>
          </table:table-cell>
          <table:table-cell table:style-name="ce5" office:value-type="float" office:value="0.450281" calcext:value-type="float">
            <text:p>0.45028</text:p>
          </table:table-cell>
          <table:table-cell table:style-name="ce5" office:value-type="float" office:value="0.39904056" calcext:value-type="float">
            <text:p>0.39904</text:p>
          </table:table-cell>
          <table:table-cell table:style-name="ce5" office:value-type="float" office:value="0.27329177" calcext:value-type="float">
            <text:p>0.27329</text:p>
          </table:table-cell>
          <table:table-cell table:style-name="ce5" office:value-type="float" office:value="0.26439321" calcext:value-type="float">
            <text:p>0.26439</text:p>
          </table:table-cell>
          <table:table-cell table:style-name="ce5" office:value-type="float" office:value="0.27578757" calcext:value-type="float">
            <text:p>0.27579</text:p>
          </table:table-cell>
          <table:table-cell/>
          <table:table-cell table:formula="of:=([.B48]-[.B$73])/[.B$73]" office:value-type="float" office:value="0.000576110330685246" calcext:value-type="float">
            <text:p>0.001</text:p>
          </table:table-cell>
          <table:table-cell table:formula="of:=([.C48]-[.C$73])/[.C$73]" office:value-type="float" office:value="0.00132168799882677" calcext:value-type="float">
            <text:p>0.001</text:p>
          </table:table-cell>
          <table:table-cell table:formula="of:=([.D48]-[.D$73])/[.D$73]" office:value-type="float" office:value="0.00163780762533403" calcext:value-type="float">
            <text:p>0.002</text:p>
          </table:table-cell>
          <table:table-cell table:formula="of:=([.E48]-[.E$73])/[.E$73]" office:value-type="float" office:value="-0.000236954380476912" calcext:value-type="float">
            <text:p>0.000</text:p>
          </table:table-cell>
          <table:table-cell table:formula="of:=([.F48]-[.F$73])/[.F$73]" office:value-type="float" office:value="0.00017610025947839" calcext:value-type="float">
            <text:p>0.000</text:p>
          </table:table-cell>
          <table:table-cell table:formula="of:=([.G48]-[.G$73])/[.G$73]" office:value-type="float" office:value="0.000561032712597698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2" table:formula="of:=[.A48]+7" office:value-type="float" office:value="319" calcext:value-type="float">
            <text:p>319</text:p>
          </table:table-cell>
          <table:table-cell table:style-name="ce5" office:value-type="float" office:value="0.48195288" calcext:value-type="float">
            <text:p>0.48195</text:p>
          </table:table-cell>
          <table:table-cell table:style-name="ce5" office:value-type="float" office:value="0.45000679" calcext:value-type="float">
            <text:p>0.45001</text:p>
          </table:table-cell>
          <table:table-cell table:style-name="ce5" office:value-type="float" office:value="0.39872388" calcext:value-type="float">
            <text:p>0.39872</text:p>
          </table:table-cell>
          <table:table-cell table:style-name="ce5" office:value-type="float" office:value="0.27319891" calcext:value-type="float">
            <text:p>0.27320</text:p>
          </table:table-cell>
          <table:table-cell table:style-name="ce5" office:value-type="float" office:value="0.26426381" calcext:value-type="float">
            <text:p>0.26426</text:p>
          </table:table-cell>
          <table:table-cell table:style-name="ce5" office:value-type="float" office:value="0.27558795" calcext:value-type="float">
            <text:p>0.27559</text:p>
          </table:table-cell>
          <table:table-cell/>
          <table:table-cell table:formula="of:=([.B49]-[.B$73])/[.B$73]" office:value-type="float" office:value="0.000324800852283145" calcext:value-type="float">
            <text:p>0.000</text:p>
          </table:table-cell>
          <table:table-cell table:formula="of:=([.C49]-[.C$73])/[.C$73]" office:value-type="float" office:value="0.000711907839179448" calcext:value-type="float">
            <text:p>0.001</text:p>
          </table:table-cell>
          <table:table-cell table:formula="of:=([.D49]-[.D$73])/[.D$73]" office:value-type="float" office:value="0.000842904317964101" calcext:value-type="float">
            <text:p>0.001</text:p>
          </table:table-cell>
          <table:table-cell table:formula="of:=([.E49]-[.E$73])/[.E$73]" office:value-type="float" office:value="-0.000576657242426254" calcext:value-type="float">
            <text:p>-0.001</text:p>
          </table:table-cell>
          <table:table-cell table:formula="of:=([.F49]-[.F$73])/[.F$73]" office:value-type="float" office:value="-0.000313408481587911" calcext:value-type="float">
            <text:p>0.000</text:p>
          </table:table-cell>
          <table:table-cell table:formula="of:=([.G49]-[.G$73])/[.G$73]" office:value-type="float" office:value="-0.000163191346340291" calcext:value-type="float">
            <text:p>0.000</text:p>
          </table:table-cell>
          <table:table-cell table:number-columns-repeated="1010"/>
        </table:table-row>
        <table:table-row table:style-name="ro1">
          <table:table-cell table:style-name="ce2" table:formula="of:=[.A49]+7" office:value-type="float" office:value="326" calcext:value-type="float">
            <text:p>326</text:p>
          </table:table-cell>
          <table:table-cell table:style-name="ce5" office:value-type="float" office:value="0.48209673" calcext:value-type="float">
            <text:p>0.48210</text:p>
          </table:table-cell>
          <table:table-cell table:style-name="ce5" office:value-type="float" office:value="0.44996102" calcext:value-type="float">
            <text:p>0.44996</text:p>
          </table:table-cell>
          <table:table-cell table:style-name="ce5" office:value-type="float" office:value="0.39868662" calcext:value-type="float">
            <text:p>0.39869</text:p>
          </table:table-cell>
          <table:table-cell table:style-name="ce5" office:value-type="float" office:value="0.27322848" calcext:value-type="float">
            <text:p>0.27323</text:p>
          </table:table-cell>
          <table:table-cell table:style-name="ce5" office:value-type="float" office:value="0.26423285" calcext:value-type="float">
            <text:p>0.26423</text:p>
          </table:table-cell>
          <table:table-cell table:style-name="ce5" office:value-type="float" office:value="0.27552432" calcext:value-type="float">
            <text:p>0.27552</text:p>
          </table:table-cell>
          <table:table-cell/>
          <table:table-cell table:formula="of:=([.B50]-[.B$73])/[.B$73]" office:value-type="float" office:value="0.000623370958561174" calcext:value-type="float">
            <text:p>0.001</text:p>
          </table:table-cell>
          <table:table-cell table:formula="of:=([.C50]-[.C$73])/[.C$73]" office:value-type="float" office:value="0.000610125854908055" calcext:value-type="float">
            <text:p>0.001</text:p>
          </table:table-cell>
          <table:table-cell table:formula="of:=([.D50]-[.D$73])/[.D$73]" office:value-type="float" office:value="0.000749377422572418" calcext:value-type="float">
            <text:p>0.001</text:p>
          </table:table-cell>
          <table:table-cell table:formula="of:=([.E50]-[.E$73])/[.E$73]" office:value-type="float" office:value="-0.000468483501010813" calcext:value-type="float">
            <text:p>0.000</text:p>
          </table:table-cell>
          <table:table-cell table:formula="of:=([.F50]-[.F$73])/[.F$73]" office:value-type="float" office:value="-0.000430527419944922" calcext:value-type="float">
            <text:p>0.000</text:p>
          </table:table-cell>
          <table:table-cell table:formula="of:=([.G50]-[.G$73])/[.G$73]" office:value-type="float" office:value="-0.000394041846642169" calcext:value-type="float">
            <text:p>0.000</text:p>
          </table:table-cell>
          <table:table-cell table:number-columns-repeated="1010"/>
        </table:table-row>
        <table:table-row table:style-name="ro1">
          <table:table-cell table:style-name="ce2" table:formula="of:=[.A50]+7" office:value-type="float" office:value="333" calcext:value-type="float">
            <text:p>333</text:p>
          </table:table-cell>
          <table:table-cell table:style-name="ce5" office:value-type="float" office:value="0.48204815" calcext:value-type="float">
            <text:p>0.48205</text:p>
          </table:table-cell>
          <table:table-cell table:style-name="ce5" office:value-type="float" office:value="0.44975504" calcext:value-type="float">
            <text:p>0.44976</text:p>
          </table:table-cell>
          <table:table-cell table:style-name="ce5" office:value-type="float" office:value="0.39847817" calcext:value-type="float">
            <text:p>0.39848</text:p>
          </table:table-cell>
          <table:table-cell table:style-name="ce5" office:value-type="float" office:value="0.27364069" calcext:value-type="float">
            <text:p>0.27364</text:p>
          </table:table-cell>
          <table:table-cell table:style-name="ce5" office:value-type="float" office:value="0.26464438" calcext:value-type="float">
            <text:p>0.26464</text:p>
          </table:table-cell>
          <table:table-cell table:style-name="ce5" office:value-type="float" office:value="0.27581497" calcext:value-type="float">
            <text:p>0.27581</text:p>
          </table:table-cell>
          <table:table-cell/>
          <table:table-cell table:formula="of:=([.B51]-[.B$73])/[.B$73]" office:value-type="float" office:value="0.000522539983496922" calcext:value-type="float">
            <text:p>0.001</text:p>
          </table:table-cell>
          <table:table-cell table:formula="of:=([.C51]-[.C$73])/[.C$73]" office:value-type="float" office:value="0.000152073569126526" calcext:value-type="float">
            <text:p>0.000</text:p>
          </table:table-cell>
          <table:table-cell table:formula="of:=([.D51]-[.D$73])/[.D$73]" office:value-type="float" office:value="0.000226143892127613" calcext:value-type="float">
            <text:p>0.000</text:p>
          </table:table-cell>
          <table:table-cell table:formula="of:=([.E51]-[.E$73])/[.E$73]" office:value-type="float" office:value="0.0010394738188706" calcext:value-type="float">
            <text:p>0.001</text:p>
          </table:table-cell>
          <table:table-cell table:formula="of:=([.F51]-[.F$73])/[.F$73]" office:value-type="float" office:value="0.0011262541272808" calcext:value-type="float">
            <text:p>0.001</text:p>
          </table:table-cell>
          <table:table-cell table:formula="of:=([.G51]-[.G$73])/[.G$73]" office:value-type="float" office:value="0.00066044028305613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2" table:formula="of:=[.A51]+7" office:value-type="float" office:value="340" calcext:value-type="float">
            <text:p>340</text:p>
          </table:table-cell>
          <table:table-cell table:style-name="ce5" office:value-type="float" office:value="0.48203744" calcext:value-type="float">
            <text:p>0.48204</text:p>
          </table:table-cell>
          <table:table-cell table:style-name="ce5" office:value-type="float" office:value="0.44964877" calcext:value-type="float">
            <text:p>0.44965</text:p>
          </table:table-cell>
          <table:table-cell table:style-name="ce5" office:value-type="float" office:value="0.39833861" calcext:value-type="float">
            <text:p>0.39834</text:p>
          </table:table-cell>
          <table:table-cell table:style-name="ce5" office:value-type="float" office:value="0.27312559" calcext:value-type="float">
            <text:p>0.27313</text:p>
          </table:table-cell>
          <table:table-cell table:style-name="ce5" office:value-type="float" office:value="0.26407925" calcext:value-type="float">
            <text:p>0.26408</text:p>
          </table:table-cell>
          <table:table-cell table:style-name="ce5" office:value-type="float" office:value="0.27529411" calcext:value-type="float">
            <text:p>0.27529</text:p>
          </table:table-cell>
          <table:table-cell/>
          <table:table-cell table:formula="of:=([.B52]-[.B$73])/[.B$73]" office:value-type="float" office:value="0.000500310676314127" calcext:value-type="float">
            <text:p>0.001</text:p>
          </table:table-cell>
          <table:table-cell table:formula="of:=([.C52]-[.C$73])/[.C$73]" office:value-type="float" office:value="-0.0000842465416123219" calcext:value-type="float">
            <text:p>0.000</text:p>
          </table:table-cell>
          <table:table-cell table:formula="of:=([.D52]-[.D$73])/[.D$73]" office:value-type="float" office:value="-0.000124167796569472" calcext:value-type="float">
            <text:p>0.000</text:p>
          </table:table-cell>
          <table:table-cell table:formula="of:=([.E52]-[.E$73])/[.E$73]" office:value-type="float" office:value="-0.000844878369263741" calcext:value-type="float">
            <text:p>-0.001</text:p>
          </table:table-cell>
          <table:table-cell table:formula="of:=([.F52]-[.F$73])/[.F$73]" office:value-type="float" office:value="-0.00101158261799591" calcext:value-type="float">
            <text:p>-0.001</text:p>
          </table:table-cell>
          <table:table-cell table:formula="of:=([.G52]-[.G$73])/[.G$73]" office:value-type="float" office:value="-0.00122924683916876" calcext:value-type="float">
            <text:p>-0.001</text:p>
          </table:table-cell>
          <table:table-cell table:number-columns-repeated="1010"/>
        </table:table-row>
        <table:table-row table:style-name="ro1">
          <table:table-cell table:style-name="ce2" table:formula="of:=[.A52]+7" office:value-type="float" office:value="347" calcext:value-type="float">
            <text:p>347</text:p>
          </table:table-cell>
          <table:table-cell table:style-name="ce5" office:value-type="float" office:value="0.48208865" calcext:value-type="float">
            <text:p>0.48209</text:p>
          </table:table-cell>
          <table:table-cell table:style-name="ce5" office:value-type="float" office:value="0.44956976" calcext:value-type="float">
            <text:p>0.44957</text:p>
          </table:table-cell>
          <table:table-cell table:style-name="ce5" office:value-type="float" office:value="0.39822147" calcext:value-type="float">
            <text:p>0.39822</text:p>
          </table:table-cell>
          <table:table-cell table:style-name="ce5" office:value-type="float" office:value="0.27310283" calcext:value-type="float">
            <text:p>0.27310</text:p>
          </table:table-cell>
          <table:table-cell table:style-name="ce5" office:value-type="float" office:value="0.26399488" calcext:value-type="float">
            <text:p>0.26399</text:p>
          </table:table-cell>
          <table:table-cell table:style-name="ce5" office:value-type="float" office:value="0.27517391" calcext:value-type="float">
            <text:p>0.27517</text:p>
          </table:table-cell>
          <table:table-cell/>
          <table:table-cell table:formula="of:=([.B53]-[.B$73])/[.B$73]" office:value-type="float" office:value="0.000606600388809816" calcext:value-type="float">
            <text:p>0.001</text:p>
          </table:table-cell>
          <table:table-cell table:formula="of:=([.C53]-[.C$73])/[.C$73]" office:value-type="float" office:value="-0.000259946663466971" calcext:value-type="float">
            <text:p>0.000</text:p>
          </table:table-cell>
          <table:table-cell table:formula="of:=([.D53]-[.D$73])/[.D$73]" office:value-type="float" office:value="-0.000418202700653386" calcext:value-type="float">
            <text:p>0.000</text:p>
          </table:table-cell>
          <table:table-cell table:formula="of:=([.E53]-[.E$73])/[.E$73]" office:value-type="float" office:value="-0.000928139591942751" calcext:value-type="float">
            <text:p>-0.001</text:p>
          </table:table-cell>
          <table:table-cell table:formula="of:=([.F53]-[.F$73])/[.F$73]" office:value-type="float" office:value="-0.00133074685666487" calcext:value-type="float">
            <text:p>-0.001</text:p>
          </table:table-cell>
          <table:table-cell table:formula="of:=([.G53]-[.G$73])/[.G$73]" office:value-type="float" office:value="-0.00166533406431822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3]+7" office:value-type="float" office:value="354" calcext:value-type="float">
            <text:p>354</text:p>
          </table:table-cell>
          <table:table-cell table:style-name="ce5" office:value-type="float" office:value="0.48212504" calcext:value-type="float">
            <text:p>0.48213</text:p>
          </table:table-cell>
          <table:table-cell table:style-name="ce5" office:value-type="float" office:value="0.44951097" calcext:value-type="float">
            <text:p>0.44951</text:p>
          </table:table-cell>
          <table:table-cell table:style-name="ce5" office:value-type="float" office:value="0.39815454" calcext:value-type="float">
            <text:p>0.39815</text:p>
          </table:table-cell>
          <table:table-cell table:style-name="ce5" office:value-type="float" office:value="0.27308737" calcext:value-type="float">
            <text:p>0.27309</text:p>
          </table:table-cell>
          <table:table-cell table:style-name="ce5" office:value-type="float" office:value="0.26396966" calcext:value-type="float">
            <text:p>0.26397</text:p>
          </table:table-cell>
          <table:table-cell table:style-name="ce5" office:value-type="float" office:value="0.27511714" calcext:value-type="float">
            <text:p>0.27512</text:p>
          </table:table-cell>
          <table:table-cell/>
          <table:table-cell table:formula="of:=([.B54]-[.B$73])/[.B$73]" office:value-type="float" office:value="0.00068213021965762" calcext:value-type="float">
            <text:p>0.001</text:p>
          </table:table-cell>
          <table:table-cell table:formula="of:=([.C54]-[.C$73])/[.C$73]" office:value-type="float" office:value="-0.000390682142062395" calcext:value-type="float">
            <text:p>0.000</text:p>
          </table:table-cell>
          <table:table-cell table:formula="of:=([.D54]-[.D$73])/[.D$73]" office:value-type="float" office:value="-0.000586204716449435" calcext:value-type="float">
            <text:p>-0.001</text:p>
          </table:table-cell>
          <table:table-cell table:formula="of:=([.E54]-[.E$73])/[.E$73]" office:value-type="float" office:value="-0.000984695765168533" calcext:value-type="float">
            <text:p>-0.001</text:p>
          </table:table-cell>
          <table:table-cell table:formula="of:=([.F54]-[.F$73])/[.F$73]" office:value-type="float" office:value="-0.00142615188332398" calcext:value-type="float">
            <text:p>-0.001</text:p>
          </table:table-cell>
          <table:table-cell table:formula="of:=([.G54]-[.G$73])/[.G$73]" office:value-type="float" office:value="-0.0018712963918703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4]+7" office:value-type="float" office:value="361" calcext:value-type="float">
            <text:p>361</text:p>
          </table:table-cell>
          <table:table-cell table:style-name="ce5" office:value-type="float" office:value="0.48217011" calcext:value-type="float">
            <text:p>0.48217</text:p>
          </table:table-cell>
          <table:table-cell table:style-name="ce5" office:value-type="float" office:value="0.44948064" calcext:value-type="float">
            <text:p>0.44948</text:p>
          </table:table-cell>
          <table:table-cell table:style-name="ce5" office:value-type="float" office:value="0.39809786" calcext:value-type="float">
            <text:p>0.39810</text:p>
          </table:table-cell>
          <table:table-cell table:style-name="ce5" office:value-type="float" office:value="0.27304932" calcext:value-type="float">
            <text:p>0.27305</text:p>
          </table:table-cell>
          <table:table-cell table:style-name="ce5" office:value-type="float" office:value="0.2638808" calcext:value-type="float">
            <text:p>0.26388</text:p>
          </table:table-cell>
          <table:table-cell table:style-name="ce5" office:value-type="float" office:value="0.27497083" calcext:value-type="float">
            <text:p>0.27497</text:p>
          </table:table-cell>
          <table:table-cell/>
          <table:table-cell table:formula="of:=([.B55]-[.B$73])/[.B$73]" office:value-type="float" office:value="0.000775675959594671" calcext:value-type="float">
            <text:p>0.001</text:p>
          </table:table-cell>
          <table:table-cell table:formula="of:=([.C55]-[.C$73])/[.C$73]" office:value-type="float" office:value="-0.000458129106951048" calcext:value-type="float">
            <text:p>0.000</text:p>
          </table:table-cell>
          <table:table-cell table:formula="of:=([.D55]-[.D$73])/[.D$73]" office:value-type="float" office:value="-0.0007284780506092" calcext:value-type="float">
            <text:p>-0.001</text:p>
          </table:table-cell>
          <table:table-cell table:formula="of:=([.E55]-[.E$73])/[.E$73]" office:value-type="float" office:value="-0.00112389126266132" calcext:value-type="float">
            <text:p>-0.001</text:p>
          </table:table-cell>
          <table:table-cell table:formula="of:=([.F55]-[.F$73])/[.F$73]" office:value-type="float" office:value="-0.00176230139438397" calcext:value-type="float">
            <text:p>-0.002</text:p>
          </table:table-cell>
          <table:table-cell table:formula="of:=([.G55]-[.G$73])/[.G$73]" office:value-type="float" office:value="-0.0024021110500369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5]+7" office:value-type="float" office:value="368" calcext:value-type="float">
            <text:p>368</text:p>
          </table:table-cell>
          <table:table-cell table:style-name="ce5" office:value-type="float" office:value="0.48202782" calcext:value-type="float">
            <text:p>0.48203</text:p>
          </table:table-cell>
          <table:table-cell table:style-name="ce5" office:value-type="float" office:value="0.44928663" calcext:value-type="float">
            <text:p>0.44929</text:p>
          </table:table-cell>
          <table:table-cell table:style-name="ce5" office:value-type="float" office:value="0.39790097" calcext:value-type="float">
            <text:p>0.39790</text:p>
          </table:table-cell>
          <table:table-cell table:style-name="ce5" office:value-type="float" office:value="0.27306724" calcext:value-type="float">
            <text:p>0.27307</text:p>
          </table:table-cell>
          <table:table-cell table:style-name="ce5" office:value-type="float" office:value="0.26391894" calcext:value-type="float">
            <text:p>0.26392</text:p>
          </table:table-cell>
          <table:table-cell table:style-name="ce5" office:value-type="float" office:value="0.27502007" calcext:value-type="float">
            <text:p>0.27502</text:p>
          </table:table-cell>
          <table:table-cell/>
          <table:table-cell table:formula="of:=([.B56]-[.B$73])/[.B$73]" office:value-type="float" office:value="0.000480343735595385" calcext:value-type="float">
            <text:p>0.000</text:p>
          </table:table-cell>
          <table:table-cell table:formula="of:=([.C56]-[.C$73])/[.C$73]" office:value-type="float" office:value="-0.000889562857628112" calcext:value-type="float">
            <text:p>-0.001</text:p>
          </table:table-cell>
          <table:table-cell table:formula="of:=([.D56]-[.D$73])/[.D$73]" office:value-type="float" office:value="-0.00122269464839905" calcext:value-type="float">
            <text:p>-0.001</text:p>
          </table:table-cell>
          <table:table-cell table:formula="of:=([.E56]-[.E$73])/[.E$73]" office:value-type="float" office:value="-0.00105833585359245" calcext:value-type="float">
            <text:p>-0.001</text:p>
          </table:table-cell>
          <table:table-cell table:formula="of:=([.F56]-[.F$73])/[.F$73]" office:value-type="float" office:value="-0.00161802115184704" calcext:value-type="float">
            <text:p>-0.002</text:p>
          </table:table-cell>
          <table:table-cell table:formula="of:=([.G56]-[.G$73])/[.G$73]" office:value-type="float" office:value="-0.0022234676642934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6]+7" office:value-type="float" office:value="375" calcext:value-type="float">
            <text:p>375</text:p>
          </table:table-cell>
          <table:table-cell table:style-name="ce5" office:value-type="float" office:value="0.48215839" calcext:value-type="float">
            <text:p>0.48216</text:p>
          </table:table-cell>
          <table:table-cell table:style-name="ce5" office:value-type="float" office:value="0.44940315" calcext:value-type="float">
            <text:p>0.44940</text:p>
          </table:table-cell>
          <table:table-cell table:style-name="ce5" office:value-type="float" office:value="0.39809929" calcext:value-type="float">
            <text:p>0.39810</text:p>
          </table:table-cell>
          <table:table-cell table:style-name="ce5" office:value-type="float" office:value="0.27422831" calcext:value-type="float">
            <text:p>0.27423</text:p>
          </table:table-cell>
          <table:table-cell table:style-name="ce5" office:value-type="float" office:value="0.26516796" calcext:value-type="float">
            <text:p>0.26517</text:p>
          </table:table-cell>
          <table:table-cell table:style-name="ce5" office:value-type="float" office:value="0.2760902" calcext:value-type="float">
            <text:p>0.27609</text:p>
          </table:table-cell>
          <table:table-cell/>
          <table:table-cell table:formula="of:=([.B57]-[.B$73])/[.B$73]" office:value-type="float" office:value="0.000751350331193028" calcext:value-type="float">
            <text:p>0.001</text:p>
          </table:table-cell>
          <table:table-cell table:formula="of:=([.C57]-[.C$73])/[.C$73]" office:value-type="float" office:value="-0.000630449097363672" calcext:value-type="float">
            <text:p>-0.001</text:p>
          </table:table-cell>
          <table:table-cell table:formula="of:=([.D57]-[.D$73])/[.D$73]" office:value-type="float" office:value="-0.000724888585756622" calcext:value-type="float">
            <text:p>-0.001</text:p>
          </table:table-cell>
          <table:table-cell table:formula="of:=([.E57]-[.E$73])/[.E$73]" office:value-type="float" office:value="0.00318912055308054" calcext:value-type="float">
            <text:p>0.003</text:p>
          </table:table-cell>
          <table:table-cell table:formula="of:=([.F57]-[.F$73])/[.F$73]" office:value-type="float" office:value="0.00310691090199081" calcext:value-type="float">
            <text:p>0.003</text:p>
          </table:table-cell>
          <table:table-cell table:formula="of:=([.G57]-[.G$73])/[.G$73]" office:value-type="float" office:value="0.00165897844427023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57]+7" office:value-type="float" office:value="382" calcext:value-type="float">
            <text:p>382</text:p>
          </table:table-cell>
          <table:table-cell table:style-name="ce5" office:value-type="float" office:value="0.48214972" calcext:value-type="float">
            <text:p>0.48215</text:p>
          </table:table-cell>
          <table:table-cell table:style-name="ce5" office:value-type="float" office:value="0.44931676" calcext:value-type="float">
            <text:p>0.44932</text:p>
          </table:table-cell>
          <table:table-cell table:style-name="ce5" office:value-type="float" office:value="0.39790947" calcext:value-type="float">
            <text:p>0.39791</text:p>
          </table:table-cell>
          <table:table-cell table:style-name="ce5" office:value-type="float" office:value="0.27298555" calcext:value-type="float">
            <text:p>0.27299</text:p>
          </table:table-cell>
          <table:table-cell table:style-name="ce5" office:value-type="float" office:value="0.26378288" calcext:value-type="float">
            <text:p>0.26378</text:p>
          </table:table-cell>
          <table:table-cell table:style-name="ce5" office:value-type="float" office:value="0.27489234" calcext:value-type="float">
            <text:p>0.27489</text:p>
          </table:table-cell>
          <table:table-cell/>
          <table:table-cell table:formula="of:=([.B58]-[.B$73])/[.B$73]" office:value-type="float" office:value="0.000733355177759402" calcext:value-type="float">
            <text:p>0.001</text:p>
          </table:table-cell>
          <table:table-cell table:formula="of:=([.C58]-[.C$73])/[.C$73]" office:value-type="float" office:value="-0.000822560646876678" calcext:value-type="float">
            <text:p>-0.001</text:p>
          </table:table-cell>
          <table:table-cell table:formula="of:=([.D58]-[.D$73])/[.D$73]" office:value-type="float" office:value="-0.00120135866850572" calcext:value-type="float">
            <text:p>-0.001</text:p>
          </table:table-cell>
          <table:table-cell table:formula="of:=([.E58]-[.E$73])/[.E$73]" office:value-type="float" office:value="-0.00135717633165231" calcext:value-type="float">
            <text:p>-0.001</text:p>
          </table:table-cell>
          <table:table-cell table:formula="of:=([.F58]-[.F$73])/[.F$73]" office:value-type="float" office:value="-0.0021327240831413" calcext:value-type="float">
            <text:p>-0.002</text:p>
          </table:table-cell>
          <table:table-cell table:formula="of:=([.G58]-[.G$73])/[.G$73]" office:value-type="float" office:value="-0.0026868738312515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58]+7" office:value-type="float" office:value="389" calcext:value-type="float">
            <text:p>389</text:p>
          </table:table-cell>
          <table:table-cell table:style-name="ce5" office:value-type="float" office:value="0.48214883" calcext:value-type="float">
            <text:p>0.48215</text:p>
          </table:table-cell>
          <table:table-cell table:style-name="ce5" office:value-type="float" office:value="0.44929219" calcext:value-type="float">
            <text:p>0.44929</text:p>
          </table:table-cell>
          <table:table-cell table:style-name="ce5" office:value-type="float" office:value="0.39792207" calcext:value-type="float">
            <text:p>0.39792</text:p>
          </table:table-cell>
          <table:table-cell table:style-name="ce5" office:value-type="float" office:value="0.27305704" calcext:value-type="float">
            <text:p>0.27306</text:p>
          </table:table-cell>
          <table:table-cell table:style-name="ce5" office:value-type="float" office:value="0.263855" calcext:value-type="float">
            <text:p>0.26386</text:p>
          </table:table-cell>
          <table:table-cell table:style-name="ce5" office:value-type="float" office:value="0.27492703" calcext:value-type="float">
            <text:p>0.27493</text:p>
          </table:table-cell>
          <table:table-cell/>
          <table:table-cell table:formula="of:=([.B59]-[.B$73])/[.B$73]" office:value-type="float" office:value="0.000731507924408132" calcext:value-type="float">
            <text:p>0.001</text:p>
          </table:table-cell>
          <table:table-cell table:formula="of:=([.C59]-[.C$73])/[.C$73]" office:value-type="float" office:value="-0.000877198692617176" calcext:value-type="float">
            <text:p>-0.001</text:p>
          </table:table-cell>
          <table:table-cell table:formula="of:=([.D59]-[.D$73])/[.D$73]" office:value-type="float" office:value="-0.00116973121595777" calcext:value-type="float">
            <text:p>-0.001</text:p>
          </table:table-cell>
          <table:table-cell table:formula="of:=([.E59]-[.E$73])/[.E$73]" office:value-type="float" office:value="-0.00109564975830783" calcext:value-type="float">
            <text:p>-0.001</text:p>
          </table:table-cell>
          <table:table-cell table:formula="of:=([.F59]-[.F$73])/[.F$73]" office:value-type="float" office:value="-0.00185990050968144" calcext:value-type="float">
            <text:p>-0.002</text:p>
          </table:table-cell>
          <table:table-cell table:formula="of:=([.G59]-[.G$73])/[.G$73]" office:value-type="float" office:value="-0.00256101804222952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59]+7" office:value-type="float" office:value="396" calcext:value-type="float">
            <text:p>396</text:p>
          </table:table-cell>
          <table:table-cell table:style-name="ce5" office:value-type="float" office:value="0.48223938" calcext:value-type="float">
            <text:p>0.48224</text:p>
          </table:table-cell>
          <table:table-cell table:style-name="ce5" office:value-type="float" office:value="0.44929939" calcext:value-type="float">
            <text:p>0.44930</text:p>
          </table:table-cell>
          <table:table-cell table:style-name="ce5" office:value-type="float" office:value="0.39787589" calcext:value-type="float">
            <text:p>0.39788</text:p>
          </table:table-cell>
          <table:table-cell table:style-name="ce5" office:value-type="float" office:value="0.273042" calcext:value-type="float">
            <text:p>0.27304</text:p>
          </table:table-cell>
          <table:table-cell table:style-name="ce5" office:value-type="float" office:value="0.26383257" calcext:value-type="float">
            <text:p>0.26383</text:p>
          </table:table-cell>
          <table:table-cell table:style-name="ce5" office:value-type="float" office:value="0.27488731" calcext:value-type="float">
            <text:p>0.27489</text:p>
          </table:table-cell>
          <table:table-cell/>
          <table:table-cell table:formula="of:=([.B60]-[.B$73])/[.B$73]" office:value-type="float" office:value="0.000919450386163193" calcext:value-type="float">
            <text:p>0.001</text:p>
          </table:table-cell>
          <table:table-cell table:formula="of:=([.C60]-[.C$73])/[.C$73]" office:value-type="float" office:value="-0.00086118754368223" calcext:value-type="float">
            <text:p>-0.001</text:p>
          </table:table-cell>
          <table:table-cell table:formula="of:=([.D60]-[.D$73])/[.D$73]" office:value-type="float" office:value="-0.00128564833966105" calcext:value-type="float">
            <text:p>-0.001</text:p>
          </table:table-cell>
          <table:table-cell table:formula="of:=([.E60]-[.E$73])/[.E$73]" office:value-type="float" office:value="-0.00115066947663356" calcext:value-type="float">
            <text:p>-0.001</text:p>
          </table:table-cell>
          <table:table-cell table:formula="of:=([.F60]-[.F$73])/[.F$73]" office:value-type="float" office:value="-0.0019447512134073" calcext:value-type="float">
            <text:p>-0.002</text:p>
          </table:table-cell>
          <table:table-cell table:formula="of:=([.G60]-[.G$73])/[.G$73]" office:value-type="float" office:value="-0.00270512273925907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0]+7" office:value-type="float" office:value="403" calcext:value-type="float">
            <text:p>403</text:p>
          </table:table-cell>
          <table:table-cell table:style-name="ce5" office:value-type="float" office:value="0.48223878" calcext:value-type="float">
            <text:p>0.48224</text:p>
          </table:table-cell>
          <table:table-cell table:style-name="ce5" office:value-type="float" office:value="0.44936155" calcext:value-type="float">
            <text:p>0.44936</text:p>
          </table:table-cell>
          <table:table-cell table:style-name="ce5" office:value-type="float" office:value="0.39792716" calcext:value-type="float">
            <text:p>0.39793</text:p>
          </table:table-cell>
          <table:table-cell table:style-name="ce5" office:value-type="float" office:value="0.27304839" calcext:value-type="float">
            <text:p>0.27305</text:p>
          </table:table-cell>
          <table:table-cell table:style-name="ce5" office:value-type="float" office:value="0.26381241" calcext:value-type="float">
            <text:p>0.26381</text:p>
          </table:table-cell>
          <table:table-cell table:style-name="ce5" office:value-type="float" office:value="0.27487401" calcext:value-type="float">
            <text:p>0.27487</text:p>
          </table:table-cell>
          <table:table-cell/>
          <table:table-cell table:formula="of:=([.B61]-[.B$73])/[.B$73]" office:value-type="float" office:value="0.000918205046825304" calcext:value-type="float">
            <text:p>0.001</text:p>
          </table:table-cell>
          <table:table-cell table:formula="of:=([.C61]-[.C$73])/[.C$73]" office:value-type="float" office:value="-0.000722957957876956" calcext:value-type="float">
            <text:p>-0.001</text:p>
          </table:table-cell>
          <table:table-cell table:formula="of:=([.D61]-[.D$73])/[.D$73]" office:value-type="float" office:value="-0.00115695472917458" calcext:value-type="float">
            <text:p>-0.001</text:p>
          </table:table-cell>
          <table:table-cell table:formula="of:=([.E61]-[.E$73])/[.E$73]" office:value-type="float" office:value="-0.00112729341279698" calcext:value-type="float">
            <text:p>-0.001</text:p>
          </table:table-cell>
          <table:table-cell table:formula="of:=([.F61]-[.F$73])/[.F$73]" office:value-type="float" office:value="-0.00202101470815144" calcext:value-type="float">
            <text:p>-0.002</text:p>
          </table:table-cell>
          <table:table-cell table:formula="of:=([.G61]-[.G$73])/[.G$73]" office:value-type="float" office:value="-0.00275337531908009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1]+7" office:value-type="float" office:value="410" calcext:value-type="float">
            <text:p>410</text:p>
          </table:table-cell>
          <table:table-cell table:style-name="ce5" office:value-type="float" office:value="0.48208024" calcext:value-type="float">
            <text:p>0.48208</text:p>
          </table:table-cell>
          <table:table-cell table:style-name="ce5" office:value-type="float" office:value="0.44921453" calcext:value-type="float">
            <text:p>0.44921</text:p>
          </table:table-cell>
          <table:table-cell table:style-name="ce5" office:value-type="float" office:value="0.39778127" calcext:value-type="float">
            <text:p>0.39778</text:p>
          </table:table-cell>
          <table:table-cell table:style-name="ce5" office:value-type="float" office:value="0.27303887" calcext:value-type="float">
            <text:p>0.27304</text:p>
          </table:table-cell>
          <table:table-cell table:style-name="ce5" office:value-type="float" office:value="0.26376309" calcext:value-type="float">
            <text:p>0.26376</text:p>
          </table:table-cell>
          <table:table-cell table:style-name="ce5" office:value-type="float" office:value="0.27482783" calcext:value-type="float">
            <text:p>0.27483</text:p>
          </table:table-cell>
          <table:table-cell/>
          <table:table-cell table:formula="of:=([.B62]-[.B$73])/[.B$73]" office:value-type="float" office:value="0.00058914488242259" calcext:value-type="float">
            <text:p>0.001</text:p>
          </table:table-cell>
          <table:table-cell table:formula="of:=([.C62]-[.C$73])/[.C$73]" office:value-type="float" office:value="-0.00104989672404649" calcext:value-type="float">
            <text:p>-0.001</text:p>
          </table:table-cell>
          <table:table-cell table:formula="of:=([.D62]-[.D$73])/[.D$73]" office:value-type="float" office:value="-0.00152315544760391" calcext:value-type="float">
            <text:p>-0.002</text:p>
          </table:table-cell>
          <table:table-cell table:formula="of:=([.E62]-[.E$73])/[.E$73]" office:value-type="float" office:value="-0.00116211972386496" calcext:value-type="float">
            <text:p>-0.001</text:p>
          </table:table-cell>
          <table:table-cell table:formula="of:=([.F62]-[.F$73])/[.F$73]" office:value-type="float" office:value="-0.00220758790065066" calcext:value-type="float">
            <text:p>-0.002</text:p>
          </table:table-cell>
          <table:table-cell table:formula="of:=([.G62]-[.G$73])/[.G$73]" office:value-type="float" office:value="-0.00292091698345124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2]+7" office:value-type="float" office:value="417" calcext:value-type="float">
            <text:p>417</text:p>
          </table:table-cell>
          <table:table-cell table:style-name="ce5" office:value-type="float" office:value="0.48200426" calcext:value-type="float">
            <text:p>0.48200</text:p>
          </table:table-cell>
          <table:table-cell table:style-name="ce5" office:value-type="float" office:value="0.44912695" calcext:value-type="float">
            <text:p>0.44913</text:p>
          </table:table-cell>
          <table:table-cell table:style-name="ce5" office:value-type="float" office:value="0.39772095" calcext:value-type="float">
            <text:p>0.39772</text:p>
          </table:table-cell>
          <table:table-cell table:style-name="ce5" office:value-type="float" office:value="0.27309211" calcext:value-type="float">
            <text:p>0.27309</text:p>
          </table:table-cell>
          <table:table-cell table:style-name="ce5" office:value-type="float" office:value="0.26382101" calcext:value-type="float">
            <text:p>0.26382</text:p>
          </table:table-cell>
          <table:table-cell table:style-name="ce5" office:value-type="float" office:value="0.27488403" calcext:value-type="float">
            <text:p>0.27488</text:p>
          </table:table-cell>
          <table:table-cell/>
          <table:table-cell table:formula="of:=([.B63]-[.B$73])/[.B$73]" office:value-type="float" office:value="0.000431443410924522" calcext:value-type="float">
            <text:p>0.000</text:p>
          </table:table-cell>
          <table:table-cell table:formula="of:=([.C63]-[.C$73])/[.C$73]" office:value-type="float" office:value="-0.00124465456067498" calcext:value-type="float">
            <text:p>-0.001</text:p>
          </table:table-cell>
          <table:table-cell table:formula="of:=([.D63]-[.D$73])/[.D$73]" office:value-type="float" office:value="-0.00167456560138868" calcext:value-type="float">
            <text:p>-0.002</text:p>
          </table:table-cell>
          <table:table-cell table:formula="of:=([.E63]-[.E$73])/[.E$73]" office:value-type="float" office:value="-0.000967355774153657" calcext:value-type="float">
            <text:p>-0.001</text:p>
          </table:table-cell>
          <table:table-cell table:formula="of:=([.F63]-[.F$73])/[.F$73]" office:value-type="float" office:value="-0.00198848166971881" calcext:value-type="float">
            <text:p>-0.002</text:p>
          </table:table-cell>
          <table:table-cell table:formula="of:=([.G63]-[.G$73])/[.G$73]" office:value-type="float" office:value="-0.00271702262360589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3]+7" office:value-type="float" office:value="424" calcext:value-type="float">
            <text:p>424</text:p>
          </table:table-cell>
          <table:table-cell table:style-name="ce5" office:value-type="float" office:value="0.4822348" calcext:value-type="float">
            <text:p>0.48223</text:p>
          </table:table-cell>
          <table:table-cell table:style-name="ce5" office:value-type="float" office:value="0.44937127" calcext:value-type="float">
            <text:p>0.44937</text:p>
          </table:table-cell>
          <table:table-cell table:style-name="ce5" office:value-type="float" office:value="0.39785993" calcext:value-type="float">
            <text:p>0.39786</text:p>
          </table:table-cell>
          <table:table-cell table:style-name="ce5" office:value-type="float" office:value="0.27299625" calcext:value-type="float">
            <text:p>0.27300</text:p>
          </table:table-cell>
          <table:table-cell table:style-name="ce5" office:value-type="float" office:value="0.26374787" calcext:value-type="float">
            <text:p>0.26375</text:p>
          </table:table-cell>
          <table:table-cell table:style-name="ce5" office:value-type="float" office:value="0.27479712" calcext:value-type="float">
            <text:p>0.27480</text:p>
          </table:table-cell>
          <table:table-cell/>
          <table:table-cell table:formula="of:=([.B64]-[.B$73])/[.B$73]" office:value-type="float" office:value="0.000909944295883298" calcext:value-type="float">
            <text:p>0.001</text:p>
          </table:table-cell>
          <table:table-cell table:formula="of:=([.C64]-[.C$73])/[.C$73]" office:value-type="float" office:value="-0.000701342906814753" calcext:value-type="float">
            <text:p>-0.001</text:p>
          </table:table-cell>
          <table:table-cell table:formula="of:=([.D64]-[.D$73])/[.D$73]" office:value-type="float" office:value="-0.00132570977955498" calcext:value-type="float">
            <text:p>-0.001</text:p>
          </table:table-cell>
          <table:table-cell table:formula="of:=([.E64]-[.E$73])/[.E$73]" office:value-type="float" office:value="-0.00131803331396062" calcext:value-type="float">
            <text:p>-0.001</text:p>
          </table:table-cell>
          <table:table-cell table:formula="of:=([.F64]-[.F$73])/[.F$73]" office:value-type="float" office:value="-0.00226516381285329" calcext:value-type="float">
            <text:p>-0.002</text:p>
          </table:table-cell>
          <table:table-cell table:formula="of:=([.G64]-[.G$73])/[.G$73]" office:value-type="float" office:value="-0.00303233327866206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4]+7" office:value-type="float" office:value="431" calcext:value-type="float">
            <text:p>431</text:p>
          </table:table-cell>
          <table:table-cell table:style-name="ce5" office:value-type="float" office:value="0.48208088" calcext:value-type="float">
            <text:p>0.48208</text:p>
          </table:table-cell>
          <table:table-cell table:style-name="ce5" office:value-type="float" office:value="0.44924269" calcext:value-type="float">
            <text:p>0.44924</text:p>
          </table:table-cell>
          <table:table-cell table:style-name="ce5" office:value-type="float" office:value="0.39780288" calcext:value-type="float">
            <text:p>0.39780</text:p>
          </table:table-cell>
          <table:table-cell table:style-name="ce5" office:value-type="float" office:value="0.2731285" calcext:value-type="float">
            <text:p>0.27313</text:p>
          </table:table-cell>
          <table:table-cell table:style-name="ce5" office:value-type="float" office:value="0.26383796" calcext:value-type="float">
            <text:p>0.26384</text:p>
          </table:table-cell>
          <table:table-cell table:style-name="ce5" office:value-type="float" office:value="0.2748948" calcext:value-type="float">
            <text:p>0.27489</text:p>
          </table:table-cell>
          <table:table-cell/>
          <table:table-cell table:formula="of:=([.B65]-[.B$73])/[.B$73]" office:value-type="float" office:value="0.000590473244383082" calcext:value-type="float">
            <text:p>0.001</text:p>
          </table:table-cell>
          <table:table-cell table:formula="of:=([.C65]-[.C$73])/[.C$73]" office:value-type="float" office:value="-0.00098727534154524" calcext:value-type="float">
            <text:p>-0.001</text:p>
          </table:table-cell>
          <table:table-cell table:formula="of:=([.D65]-[.D$73])/[.D$73]" office:value-type="float" office:value="-0.001468911856369" calcext:value-type="float">
            <text:p>-0.001</text:p>
          </table:table-cell>
          <table:table-cell table:formula="of:=([.E65]-[.E$73])/[.E$73]" office:value-type="float" office:value="-0.000834232931742077" calcext:value-type="float">
            <text:p>-0.001</text:p>
          </table:table-cell>
          <table:table-cell table:formula="of:=([.F65]-[.F$73])/[.F$73]" office:value-type="float" office:value="-0.0019243613207153" calcext:value-type="float">
            <text:p>-0.002</text:p>
          </table:table-cell>
          <table:table-cell table:formula="of:=([.G65]-[.G$73])/[.G$73]" office:value-type="float" office:value="-0.00267794891799143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5]+7" office:value-type="float" office:value="438" calcext:value-type="float">
            <text:p>438</text:p>
          </table:table-cell>
          <table:table-cell table:style-name="ce5" office:value-type="float" office:value="0.48214604" calcext:value-type="float">
            <text:p>0.48215</text:p>
          </table:table-cell>
          <table:table-cell table:style-name="ce5" office:value-type="float" office:value="0.44932932" calcext:value-type="float">
            <text:p>0.44933</text:p>
          </table:table-cell>
          <table:table-cell table:style-name="ce5" office:value-type="float" office:value="0.39790365" calcext:value-type="float">
            <text:p>0.39790</text:p>
          </table:table-cell>
          <table:table-cell table:style-name="ce5" office:value-type="float" office:value="0.27306701" calcext:value-type="float">
            <text:p>0.27307</text:p>
          </table:table-cell>
          <table:table-cell table:style-name="ce5" office:value-type="float" office:value="0.26383704" calcext:value-type="float">
            <text:p>0.26384</text:p>
          </table:table-cell>
          <table:table-cell table:style-name="ce5" office:value-type="float" office:value="0.27491769" calcext:value-type="float">
            <text:p>0.27492</text:p>
          </table:table-cell>
          <table:table-cell/>
          <table:table-cell table:formula="of:=([.B66]-[.B$73])/[.B$73]" office:value-type="float" office:value="0.000725717096486514" calcext:value-type="float">
            <text:p>0.001</text:p>
          </table:table-cell>
          <table:table-cell table:formula="of:=([.C66]-[.C$73])/[.C$73]" office:value-type="float" office:value="-0.000794630087067769" calcext:value-type="float">
            <text:p>-0.001</text:p>
          </table:table-cell>
          <table:table-cell table:formula="of:=([.D66]-[.D$73])/[.D$73]" office:value-type="float" office:value="-0.00121596753944448" calcext:value-type="float">
            <text:p>-0.001</text:p>
          </table:table-cell>
          <table:table-cell table:formula="of:=([.E66]-[.E$73])/[.E$73]" office:value-type="float" office:value="-0.00105917724556149" calcext:value-type="float">
            <text:p>-0.001</text:p>
          </table:table-cell>
          <table:table-cell table:formula="of:=([.F66]-[.F$73])/[.F$73]" office:value-type="float" office:value="-0.00192784159924514" calcext:value-type="float">
            <text:p>-0.002</text:p>
          </table:table-cell>
          <table:table-cell table:formula="of:=([.G66]-[.G$73])/[.G$73]" office:value-type="float" office:value="-0.00259490368850995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6]+7" office:value-type="float" office:value="445" calcext:value-type="float">
            <text:p>445</text:p>
          </table:table-cell>
          <table:table-cell table:style-name="ce5" office:value-type="float" office:value="0.48216469" calcext:value-type="float">
            <text:p>0.48216</text:p>
          </table:table-cell>
          <table:table-cell table:style-name="ce5" office:value-type="float" office:value="0.44939013" calcext:value-type="float">
            <text:p>0.44939</text:p>
          </table:table-cell>
          <table:table-cell table:style-name="ce5" office:value-type="float" office:value="0.39794182" calcext:value-type="float">
            <text:p>0.39794</text:p>
          </table:table-cell>
          <table:table-cell table:style-name="ce5" office:value-type="float" office:value="0.27316691" calcext:value-type="float">
            <text:p>0.27317</text:p>
          </table:table-cell>
          <table:table-cell table:style-name="ce5" office:value-type="float" office:value="0.26390763" calcext:value-type="float">
            <text:p>0.26391</text:p>
          </table:table-cell>
          <table:table-cell table:style-name="ce5" office:value-type="float" office:value="0.27498574" calcext:value-type="float">
            <text:p>0.27499</text:p>
          </table:table-cell>
          <table:table-cell/>
          <table:table-cell table:formula="of:=([.B67]-[.B$73])/[.B$73]" office:value-type="float" office:value="0.000764426394241731" calcext:value-type="float">
            <text:p>0.001</text:p>
          </table:table-cell>
          <table:table-cell table:formula="of:=([.C67]-[.C$73])/[.C$73]" office:value-type="float" office:value="-0.000659402591687828" calcext:value-type="float">
            <text:p>-0.001</text:p>
          </table:table-cell>
          <table:table-cell table:formula="of:=([.D67]-[.D$73])/[.D$73]" office:value-type="float" office:value="-0.00112015643914665" calcext:value-type="float">
            <text:p>-0.001</text:p>
          </table:table-cell>
          <table:table-cell table:formula="of:=([.E67]-[.E$73])/[.E$73]" office:value-type="float" office:value="-0.000693720472906472" calcext:value-type="float">
            <text:p>-0.001</text:p>
          </table:table-cell>
          <table:table-cell table:formula="of:=([.F67]-[.F$73])/[.F$73]" office:value-type="float" office:value="-0.00166080588029722" calcext:value-type="float">
            <text:p>-0.002</text:p>
          </table:table-cell>
          <table:table-cell table:formula="of:=([.G67]-[.G$73])/[.G$73]" office:value-type="float" office:value="-0.00234801736844818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7]+7" office:value-type="float" office:value="452" calcext:value-type="float">
            <text:p>452</text:p>
          </table:table-cell>
          <table:table-cell table:style-name="ce5" office:value-type="float" office:value="0.48193675" calcext:value-type="float">
            <text:p>0.48194</text:p>
          </table:table-cell>
          <table:table-cell table:style-name="ce5" office:value-type="float" office:value="0.44916499" calcext:value-type="float">
            <text:p>0.44916</text:p>
          </table:table-cell>
          <table:table-cell table:style-name="ce5" office:value-type="float" office:value="0.39775008" calcext:value-type="float">
            <text:p>0.39775</text:p>
          </table:table-cell>
          <table:table-cell table:style-name="ce5" office:value-type="float" office:value="0.27322309" calcext:value-type="float">
            <text:p>0.27322</text:p>
          </table:table-cell>
          <table:table-cell table:style-name="ce5" office:value-type="float" office:value="0.26397631" calcext:value-type="float">
            <text:p>0.26398</text:p>
          </table:table-cell>
          <table:table-cell table:style-name="ce5" office:value-type="float" office:value="0.27506237" calcext:value-type="float">
            <text:p>0.27506</text:p>
          </table:table-cell>
          <table:table-cell/>
          <table:table-cell table:formula="of:=([.B68]-[.B$73])/[.B$73]" office:value-type="float" office:value="0.00029132197974741" calcext:value-type="float">
            <text:p>0.000</text:p>
          </table:table-cell>
          <table:table-cell table:formula="of:=([.C68]-[.C$73])/[.C$73]" office:value-type="float" office:value="-0.00116006232380193" calcext:value-type="float">
            <text:p>-0.001</text:p>
          </table:table-cell>
          <table:table-cell table:formula="of:=([.D68]-[.D$73])/[.D$73]" office:value-type="float" office:value="-0.00160144594323635" calcext:value-type="float">
            <text:p>-0.002</text:p>
          </table:table-cell>
          <table:table-cell table:formula="of:=([.E68]-[.E$73])/[.E$73]" office:value-type="float" office:value="-0.000488201338894783" calcext:value-type="float">
            <text:p>0.000</text:p>
          </table:table-cell>
          <table:table-cell table:formula="of:=([.F68]-[.F$73])/[.F$73]" office:value-type="float" office:value="-0.00140099552221046" calcext:value-type="float">
            <text:p>-0.001</text:p>
          </table:table-cell>
          <table:table-cell table:formula="of:=([.G68]-[.G$73])/[.G$73]" office:value-type="float" office:value="-0.00207000269238142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8]+7" office:value-type="float" office:value="459" calcext:value-type="float">
            <text:p>459</text:p>
          </table:table-cell>
          <table:table-cell table:style-name="ce5" office:value-type="float" office:value="0.48201502" calcext:value-type="float">
            <text:p>0.48202</text:p>
          </table:table-cell>
          <table:table-cell table:style-name="ce5" office:value-type="float" office:value="0.44933471" calcext:value-type="float">
            <text:p>0.44933</text:p>
          </table:table-cell>
          <table:table-cell table:style-name="ce5" office:value-type="float" office:value="0.39791532" calcext:value-type="float">
            <text:p>0.39792</text:p>
          </table:table-cell>
          <table:table-cell table:style-name="ce5" office:value-type="float" office:value="0.27313603" calcext:value-type="float">
            <text:p>0.27314</text:p>
          </table:table-cell>
          <table:table-cell table:style-name="ce5" office:value-type="float" office:value="0.263909" calcext:value-type="float">
            <text:p>0.26391</text:p>
          </table:table-cell>
          <table:table-cell table:style-name="ce5" office:value-type="float" office:value="0.27501371" calcext:value-type="float">
            <text:p>0.27501</text:p>
          </table:table-cell>
          <table:table-cell/>
          <table:table-cell table:formula="of:=([.B69]-[.B$73])/[.B$73]" office:value-type="float" office:value="0.000453776496385426" calcext:value-type="float">
            <text:p>0.000</text:p>
          </table:table-cell>
          <table:table-cell table:formula="of:=([.C69]-[.C$73])/[.C$73]" office:value-type="float" office:value="-0.000782643963073402" calcext:value-type="float">
            <text:p>-0.001</text:p>
          </table:table-cell>
          <table:table-cell table:formula="of:=([.D69]-[.D$73])/[.D$73]" office:value-type="float" office:value="-0.00118667449410842" calcext:value-type="float">
            <text:p>-0.001</text:p>
          </table:table-cell>
          <table:table-cell table:formula="of:=([.E69]-[.E$73])/[.E$73]" office:value-type="float" office:value="-0.000806686490319606" calcext:value-type="float">
            <text:p>-0.001</text:p>
          </table:table-cell>
          <table:table-cell table:formula="of:=([.F69]-[.F$73])/[.F$73]" office:value-type="float" office:value="-0.00165562329161669" calcext:value-type="float">
            <text:p>-0.002</text:p>
          </table:table-cell>
          <table:table-cell table:formula="of:=([.G69]-[.G$73])/[.G$73]" office:value-type="float" office:value="-0.00224654183028301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9]+7" office:value-type="float" office:value="466" calcext:value-type="float">
            <text:p>466</text:p>
          </table:table-cell>
          <table:table-cell table:style-name="ce5" office:value-type="float" office:value="0.48204581" calcext:value-type="float">
            <text:p>0.48205</text:p>
          </table:table-cell>
          <table:table-cell table:style-name="ce5" office:value-type="float" office:value="0.44936736" calcext:value-type="float">
            <text:p>0.44937</text:p>
          </table:table-cell>
          <table:table-cell table:style-name="ce5" office:value-type="float" office:value="0.39795003" calcext:value-type="float">
            <text:p>0.39795</text:p>
          </table:table-cell>
          <table:table-cell table:style-name="ce5" office:value-type="float" office:value="0.27314785" calcext:value-type="float">
            <text:p>0.27315</text:p>
          </table:table-cell>
          <table:table-cell table:style-name="ce5" office:value-type="float" office:value="0.26391558" calcext:value-type="float">
            <text:p>0.26392</text:p>
          </table:table-cell>
          <table:table-cell table:style-name="ce5" office:value-type="float" office:value="0.27503123" calcext:value-type="float">
            <text:p>0.27503</text:p>
          </table:table-cell>
          <table:table-cell/>
          <table:table-cell table:formula="of:=([.B70]-[.B$73])/[.B$73]" office:value-type="float" office:value="0.000517683160078866" calcext:value-type="float">
            <text:p>0.001</text:p>
          </table:table-cell>
          <table:table-cell table:formula="of:=([.C70]-[.C$73])/[.C$73]" office:value-type="float" office:value="-0.000710037850194712" calcext:value-type="float">
            <text:p>-0.001</text:p>
          </table:table-cell>
          <table:table-cell table:formula="of:=([.D70]-[.D$73])/[.D$73]" office:value-type="float" office:value="-0.00109954839268487" calcext:value-type="float">
            <text:p>-0.001</text:p>
          </table:table-cell>
          <table:table-cell table:formula="of:=([.E70]-[.E$73])/[.E$73]" office:value-type="float" office:value="-0.000763446259561035" calcext:value-type="float">
            <text:p>-0.001</text:p>
          </table:table-cell>
          <table:table-cell table:formula="of:=([.F70]-[.F$73])/[.F$73]" office:value-type="float" office:value="-0.00163073173430444" calcext:value-type="float">
            <text:p>-0.002</text:p>
          </table:table-cell>
          <table:table-cell table:formula="of:=([.G70]-[.G$73])/[.G$73]" office:value-type="float" office:value="-0.00218297903340598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70]+7" office:value-type="float" office:value="473" calcext:value-type="float">
            <text:p>473</text:p>
          </table:table-cell>
          <table:table-cell table:style-name="ce5" office:value-type="float" office:value="0.48209917" calcext:value-type="float">
            <text:p>0.48210</text:p>
          </table:table-cell>
          <table:table-cell table:style-name="ce5" office:value-type="float" office:value="0.44948579" calcext:value-type="float">
            <text:p>0.44949</text:p>
          </table:table-cell>
          <table:table-cell table:style-name="ce5" office:value-type="float" office:value="0.39806103" calcext:value-type="float">
            <text:p>0.39806</text:p>
          </table:table-cell>
          <table:table-cell table:style-name="ce5" office:value-type="float" office:value="0.27318891" calcext:value-type="float">
            <text:p>0.27319</text:p>
          </table:table-cell>
          <table:table-cell table:style-name="ce5" office:value-type="float" office:value="0.26394405" calcext:value-type="float">
            <text:p>0.26394</text:p>
          </table:table-cell>
          <table:table-cell table:style-name="ce5" office:value-type="float" office:value="0.27504407" calcext:value-type="float">
            <text:p>0.27504</text:p>
          </table:table-cell>
          <table:table-cell/>
          <table:table-cell table:formula="of:=([.B71]-[.B$73])/[.B$73]" office:value-type="float" office:value="0.000628435338535565" calcext:value-type="float">
            <text:p>0.001</text:p>
          </table:table-cell>
          <table:table-cell table:formula="of:=([.C71]-[.C$73])/[.C$73]" office:value-type="float" office:value="-0.000446676687921146" calcext:value-type="float">
            <text:p>0.000</text:p>
          </table:table-cell>
          <table:table-cell table:formula="of:=([.D71]-[.D$73])/[.D$73]" office:value-type="float" office:value="-0.000820925596429816" calcext:value-type="float">
            <text:p>-0.001</text:p>
          </table:table-cell>
          <table:table-cell table:formula="of:=([.E71]-[.E$73])/[.E$73]" office:value-type="float" office:value="-0.000613239501951322" calcext:value-type="float">
            <text:p>-0.001</text:p>
          </table:table-cell>
          <table:table-cell table:formula="of:=([.F71]-[.F$73])/[.F$73]" office:value-type="float" office:value="-0.00152303224544695" calcext:value-type="float">
            <text:p>-0.002</text:p>
          </table:table-cell>
          <table:table-cell table:formula="of:=([.G71]-[.G$73])/[.G$73]" office:value-type="float" office:value="-0.0021363953398042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71]+7" office:value-type="float" office:value="480" calcext:value-type="float">
            <text:p>480</text:p>
          </table:table-cell>
          <table:table-cell table:style-name="ce4" office:value-type="float" office:value="0.48193574" calcext:value-type="float">
            <text:p>0.48194</text:p>
          </table:table-cell>
          <table:table-cell table:style-name="ce4" office:value-type="float" office:value="0.44935186" calcext:value-type="float">
            <text:p>0.44935</text:p>
          </table:table-cell>
          <table:table-cell table:style-name="ce4" office:value-type="float" office:value="0.39787849" calcext:value-type="float">
            <text:p>0.39788</text:p>
          </table:table-cell>
          <table:table-cell table:style-name="ce5" office:value-type="float" office:value="0.27326884" calcext:value-type="float">
            <text:p>0.27327</text:p>
          </table:table-cell>
          <table:table-cell table:style-name="ce5" office:value-type="float" office:value="0.2639907" calcext:value-type="float">
            <text:p>0.26399</text:p>
          </table:table-cell>
          <table:table-cell table:style-name="ce5" office:value-type="float" office:value="0.2751434" calcext:value-type="float">
            <text:p>0.27514</text:p>
          </table:table-cell>
          <table:table-cell/>
          <table:table-cell table:formula="of:=([.B72]-[.B$73])/[.B$73]" office:value-type="float" office:value="0.000289225658528447" calcext:value-type="float">
            <text:p>0.000</text:p>
          </table:table-cell>
          <table:table-cell table:formula="of:=([.C72]-[.C$73])/[.C$73]" office:value-type="float" office:value="-0.00074450629581863" calcext:value-type="float">
            <text:p>-0.001</text:p>
          </table:table-cell>
          <table:table-cell table:formula="of:=([.D72]-[.D$73])/[.D$73]" office:value-type="float" office:value="-0.0012791220399289" calcext:value-type="float">
            <text:p>-0.001</text:p>
          </table:table-cell>
          <table:table-cell table:formula="of:=([.E72]-[.E$73])/[.E$73]" office:value-type="float" office:value="-0.000320837501567724" calcext:value-type="float">
            <text:p>0.000</text:p>
          </table:table-cell>
          <table:table-cell table:formula="of:=([.F72]-[.F$73])/[.F$73]" office:value-type="float" office:value="-0.00134655942650774" calcext:value-type="float">
            <text:p>-0.001</text:p>
          </table:table-cell>
          <table:table-cell table:formula="of:=([.G72]-[.G$73])/[.G$73]" office:value-type="float" office:value="-0.00177602475682514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6" table:formula="of:=AVERAGE([.B40:.B72])" office:value-type="float" office:value="0.481796392121212" calcext:value-type="float">
            <text:p>0.48180</text:p>
          </table:table-cell>
          <table:table-cell table:style-name="ce6" table:formula="of:=AVERAGE([.C40:.C72])" office:value-type="float" office:value="0.449686654545455" calcext:value-type="float">
            <text:p>0.44969</text:p>
          </table:table-cell>
          <table:table-cell table:style-name="ce6" table:formula="of:=AVERAGE([.D40:.D72])" office:value-type="float" office:value="0.398388076969697" calcext:value-type="float">
            <text:p>0.39839</text:p>
          </table:table-cell>
          <table:table-cell table:style-name="ce6" table:formula="of:=AVERAGE([.E40:.E72])" office:value-type="float" office:value="0.273356543030303" calcext:value-type="float">
            <text:p>0.27336</text:p>
          </table:table-cell>
          <table:table-cell table:style-name="ce6" table:formula="of:=AVERAGE([.F40:.F72])" office:value-type="float" office:value="0.264346658484849" calcext:value-type="float">
            <text:p>0.26435</text:p>
          </table:table-cell>
          <table:table-cell table:style-name="ce6" table:formula="of:=AVERAGE([.G40:.G72])" office:value-type="float" office:value="0.275632930909091" calcext:value-type="float">
            <text:p>0.27563</text:p>
          </table:table-cell>
          <table:table-cell/>
          <table:table-cell table:style-name="ce8" table:formula="of:=SUM([.I40:.I72])" office:value-type="float" office:value="9.22872889219661E-016" calcext:value-type="float">
            <text:p>0.000</text:p>
          </table:table-cell>
          <table:table-cell table:style-name="ce8" table:formula="of:=SUM([.J40:.J72])" office:value-type="float" office:value="-0.0000000000000108663078535187" calcext:value-type="float">
            <text:p>0.000</text:p>
          </table:table-cell>
          <table:table-cell table:style-name="ce8" table:formula="of:=SUM([.K40:.K72])" office:value-type="float" office:value="0.0000000000000100388447554778" calcext:value-type="float">
            <text:p>0.000</text:p>
          </table:table-cell>
          <table:table-cell table:style-name="ce8" table:formula="of:=SUM([.L40:.L72])" office:value-type="float" office:value="-8.11850586757146E-016" calcext:value-type="float">
            <text:p>0.000</text:p>
          </table:table-cell>
          <table:table-cell table:style-name="ce8" table:formula="of:=SUM([.M40:.M72])" office:value-type="float" office:value="-0.0000000000000104898728592318" calcext:value-type="float">
            <text:p>0.000</text:p>
          </table:table-cell>
          <table:table-cell table:style-name="ce8" table:formula="of:=SUM([.N40:.N72])" office:value-type="float" office:value="0.0000000000000128889954265077" calcext:value-type="float">
            <text:p>0.000</text:p>
          </table:table-cell>
          <table:table-cell table:number-columns-repeated="101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0.48040413" calcext:value-type="float">
            <text:p>0.48040</text:p>
          </table:table-cell>
          <table:table-cell table:style-name="ce4" office:value-type="float" office:value="0.45124061" calcext:value-type="float">
            <text:p>0.45124</text:p>
          </table:table-cell>
          <table:table-cell table:style-name="ce4" office:value-type="float" office:value="0.40044676" calcext:value-type="float">
            <text:p>0.40045</text:p>
          </table:table-cell>
          <table:table-cell table:style-name="ce4" office:value-type="float" office:value="0.27458184" calcext:value-type="float">
            <text:p>0.27458</text:p>
          </table:table-cell>
          <table:table-cell table:style-name="ce4" office:value-type="float" office:value="0.26643984" calcext:value-type="float">
            <text:p>0.26644</text:p>
          </table:table-cell>
          <table:table-cell table:style-name="ce4" office:value-type="float" office:value="0.278653" calcext:value-type="float">
            <text:p>0.27865</text:p>
          </table:table-cell>
          <table:table-cell/>
          <table:table-cell table:style-name="ce5" table:formula="of:=IF([.B87]=&quot;&quot;;&quot;&quot;;[.B87]-[.B40])" office:value-type="float" office:value="0.000000459999999979921" calcext:value-type="float">
            <text:p>0.00000</text:p>
          </table:table-cell>
          <table:table-cell table:style-name="ce5" table:formula="of:=IF([.C87]=&quot;&quot;;&quot;&quot;;[.C87]-[.C40])" office:value-type="float" office:value="-0.00000225000000003694" calcext:value-type="float">
            <text:p>0.00000</text:p>
          </table:table-cell>
          <table:table-cell table:style-name="ce5" table:formula="of:=IF([.D87]=&quot;&quot;;&quot;&quot;;[.D87]-[.D40])" office:value-type="float" office:value="-0.0000134600000000207" calcext:value-type="float">
            <text:p>-0.00001</text:p>
          </table:table-cell>
          <table:table-cell table:style-name="ce5" table:formula="of:=IF([.E87]=&quot;&quot;;&quot;&quot;;[.E87]-[.E40])" office:value-type="float" office:value="-0.000019810000000009" calcext:value-type="float">
            <text:p>-0.00002</text:p>
          </table:table-cell>
          <table:table-cell table:style-name="ce5" table:formula="of:=IF([.F87]=&quot;&quot;;&quot;&quot;;[.F87]-[.F40])" office:value-type="float" office:value="-0.0000220599999999904" calcext:value-type="float">
            <text:p>-0.00002</text:p>
          </table:table-cell>
          <table:table-cell table:style-name="ce5" table:formula="of:=IF([.G87]=&quot;&quot;;&quot;&quot;;[.G87]-[.G40])" office:value-type="float" office:value="-0.0000320999999999794" calcext:value-type="float">
            <text:p>-0.00003</text:p>
          </table:table-cell>
          <table:table-cell table:number-columns-repeated="10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table:number-columns-repeated="6"/>
          <table:table-cell/>
          <table:table-cell table:style-name="ce5" table:formula="of:=IF([.B88]=&quot;&quot;;&quot;&quot;;[.B88]-[.B41])">
            <text:p/>
          </table:table-cell>
          <table:table-cell table:style-name="ce5" table:formula="of:=IF([.C88]=&quot;&quot;;&quot;&quot;;[.C88]-[.C41])">
            <text:p/>
          </table:table-cell>
          <table:table-cell table:style-name="ce5" table:formula="of:=IF([.D88]=&quot;&quot;;&quot;&quot;;[.D88]-[.D41])">
            <text:p/>
          </table:table-cell>
          <table:table-cell table:style-name="ce5" table:formula="of:=IF([.E88]=&quot;&quot;;&quot;&quot;;[.E88]-[.E41])">
            <text:p/>
          </table:table-cell>
          <table:table-cell table:style-name="ce5" table:formula="of:=IF([.F88]=&quot;&quot;;&quot;&quot;;[.F88]-[.F41])">
            <text:p/>
          </table:table-cell>
          <table:table-cell table:style-name="ce5" table:formula="of:=IF([.G88]=&quot;&quot;;&quot;&quot;;[.G88]-[.G41])">
            <text:p/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table:number-columns-repeated="6"/>
          <table:table-cell/>
          <table:table-cell table:style-name="ce5" table:formula="of:=IF([.B89]=&quot;&quot;;&quot;&quot;;[.B89]-[.B42])">
            <text:p/>
          </table:table-cell>
          <table:table-cell table:style-name="ce5" table:formula="of:=IF([.C89]=&quot;&quot;;&quot;&quot;;[.C89]-[.C42])">
            <text:p/>
          </table:table-cell>
          <table:table-cell table:style-name="ce5" table:formula="of:=IF([.D89]=&quot;&quot;;&quot;&quot;;[.D89]-[.D42])">
            <text:p/>
          </table:table-cell>
          <table:table-cell table:style-name="ce5" table:formula="of:=IF([.E89]=&quot;&quot;;&quot;&quot;;[.E89]-[.E42])">
            <text:p/>
          </table:table-cell>
          <table:table-cell table:style-name="ce5" table:formula="of:=IF([.F89]=&quot;&quot;;&quot;&quot;;[.F89]-[.F42])">
            <text:p/>
          </table:table-cell>
          <table:table-cell table:style-name="ce5" table:formula="of:=IF([.G89]=&quot;&quot;;&quot;&quot;;[.G89]-[.G42])">
            <text:p/>
          </table:table-cell>
          <table:table-cell table:number-columns-repeated="1010"/>
        </table:table-row>
        <table:table-row table:style-name="ro1">
          <table:table-cell table:style-name="ce2" table:formula="of:=[.A89]+7" office:value-type="float" office:value="277" calcext:value-type="float">
            <text:p>277</text:p>
          </table:table-cell>
          <table:table-cell table:style-name="ce5" table:number-columns-repeated="6"/>
          <table:table-cell/>
          <table:table-cell table:style-name="ce5" table:formula="of:=IF([.B90]=&quot;&quot;;&quot;&quot;;[.B90]-[.B43])">
            <text:p/>
          </table:table-cell>
          <table:table-cell table:style-name="ce5" table:formula="of:=IF([.C90]=&quot;&quot;;&quot;&quot;;[.C90]-[.C43])">
            <text:p/>
          </table:table-cell>
          <table:table-cell table:style-name="ce5" table:formula="of:=IF([.D90]=&quot;&quot;;&quot;&quot;;[.D90]-[.D43])">
            <text:p/>
          </table:table-cell>
          <table:table-cell table:style-name="ce5" table:formula="of:=IF([.E90]=&quot;&quot;;&quot;&quot;;[.E90]-[.E43])">
            <text:p/>
          </table:table-cell>
          <table:table-cell table:style-name="ce5" table:formula="of:=IF([.F90]=&quot;&quot;;&quot;&quot;;[.F90]-[.F43])">
            <text:p/>
          </table:table-cell>
          <table:table-cell table:style-name="ce5" table:formula="of:=IF([.G90]=&quot;&quot;;&quot;&quot;;[.G90]-[.G43])">
            <text:p/>
          </table:table-cell>
          <table:table-cell table:number-columns-repeated="1010"/>
        </table:table-row>
        <table:table-row table:style-name="ro1">
          <table:table-cell table:style-name="ce2" table:formula="of:=[.A90]+7" office:value-type="float" office:value="284" calcext:value-type="float">
            <text:p>284</text:p>
          </table:table-cell>
          <table:table-cell table:style-name="ce5" table:number-columns-repeated="6"/>
          <table:table-cell/>
          <table:table-cell table:style-name="ce5" table:formula="of:=IF([.B91]=&quot;&quot;;&quot;&quot;;[.B91]-[.B44])">
            <text:p/>
          </table:table-cell>
          <table:table-cell table:style-name="ce5" table:formula="of:=IF([.C91]=&quot;&quot;;&quot;&quot;;[.C91]-[.C44])">
            <text:p/>
          </table:table-cell>
          <table:table-cell table:style-name="ce5" table:formula="of:=IF([.D91]=&quot;&quot;;&quot;&quot;;[.D91]-[.D44])">
            <text:p/>
          </table:table-cell>
          <table:table-cell table:style-name="ce5" table:formula="of:=IF([.E91]=&quot;&quot;;&quot;&quot;;[.E91]-[.E44])">
            <text:p/>
          </table:table-cell>
          <table:table-cell table:style-name="ce5" table:formula="of:=IF([.F91]=&quot;&quot;;&quot;&quot;;[.F91]-[.F44])">
            <text:p/>
          </table:table-cell>
          <table:table-cell table:style-name="ce5" table:formula="of:=IF([.G91]=&quot;&quot;;&quot;&quot;;[.G91]-[.G44])">
            <text:p/>
          </table:table-cell>
          <table:table-cell table:number-columns-repeated="1010"/>
        </table:table-row>
        <table:table-row table:style-name="ro1">
          <table:table-cell table:style-name="ce2" table:formula="of:=[.A91]+7" office:value-type="float" office:value="291" calcext:value-type="float">
            <text:p>291</text:p>
          </table:table-cell>
          <table:table-cell table:style-name="ce5" table:number-columns-repeated="6"/>
          <table:table-cell/>
          <table:table-cell table:style-name="ce5" table:formula="of:=IF([.B92]=&quot;&quot;;&quot;&quot;;[.B92]-[.B45])">
            <text:p/>
          </table:table-cell>
          <table:table-cell table:style-name="ce5" table:formula="of:=IF([.C92]=&quot;&quot;;&quot;&quot;;[.C92]-[.C45])">
            <text:p/>
          </table:table-cell>
          <table:table-cell table:style-name="ce5" table:formula="of:=IF([.D92]=&quot;&quot;;&quot;&quot;;[.D92]-[.D45])">
            <text:p/>
          </table:table-cell>
          <table:table-cell table:style-name="ce5" table:formula="of:=IF([.E92]=&quot;&quot;;&quot;&quot;;[.E92]-[.E45])">
            <text:p/>
          </table:table-cell>
          <table:table-cell table:style-name="ce5" table:formula="of:=IF([.F92]=&quot;&quot;;&quot;&quot;;[.F92]-[.F45])">
            <text:p/>
          </table:table-cell>
          <table:table-cell table:style-name="ce5" table:formula="of:=IF([.G92]=&quot;&quot;;&quot;&quot;;[.G92]-[.G45])">
            <text:p/>
          </table:table-cell>
          <table:table-cell table:number-columns-repeated="1010"/>
        </table:table-row>
        <table:table-row table:style-name="ro1">
          <table:table-cell table:style-name="ce2" table:formula="of:=[.A92]+7" office:value-type="float" office:value="298" calcext:value-type="float">
            <text:p>298</text:p>
          </table:table-cell>
          <table:table-cell table:style-name="ce5" table:number-columns-repeated="6"/>
          <table:table-cell/>
          <table:table-cell table:style-name="ce5" table:formula="of:=IF([.B93]=&quot;&quot;;&quot;&quot;;[.B93]-[.B46])">
            <text:p/>
          </table:table-cell>
          <table:table-cell table:style-name="ce5" table:formula="of:=IF([.C93]=&quot;&quot;;&quot;&quot;;[.C93]-[.C46])">
            <text:p/>
          </table:table-cell>
          <table:table-cell table:style-name="ce5" table:formula="of:=IF([.D93]=&quot;&quot;;&quot;&quot;;[.D93]-[.D46])">
            <text:p/>
          </table:table-cell>
          <table:table-cell table:style-name="ce5" table:formula="of:=IF([.E93]=&quot;&quot;;&quot;&quot;;[.E93]-[.E46])">
            <text:p/>
          </table:table-cell>
          <table:table-cell table:style-name="ce5" table:formula="of:=IF([.F93]=&quot;&quot;;&quot;&quot;;[.F93]-[.F46])">
            <text:p/>
          </table:table-cell>
          <table:table-cell table:style-name="ce5" table:formula="of:=IF([.G93]=&quot;&quot;;&quot;&quot;;[.G93]-[.G46])">
            <text:p/>
          </table:table-cell>
          <table:table-cell table:number-columns-repeated="1010"/>
        </table:table-row>
        <table:table-row table:style-name="ro1">
          <table:table-cell table:style-name="ce2" table:formula="of:=[.A93]+7" office:value-type="float" office:value="305" calcext:value-type="float">
            <text:p>305</text:p>
          </table:table-cell>
          <table:table-cell table:style-name="ce5" table:number-columns-repeated="6"/>
          <table:table-cell/>
          <table:table-cell table:style-name="ce5" table:formula="of:=IF([.B94]=&quot;&quot;;&quot;&quot;;[.B94]-[.B47])">
            <text:p/>
          </table:table-cell>
          <table:table-cell table:style-name="ce5" table:formula="of:=IF([.C94]=&quot;&quot;;&quot;&quot;;[.C94]-[.C47])">
            <text:p/>
          </table:table-cell>
          <table:table-cell table:style-name="ce5" table:formula="of:=IF([.D94]=&quot;&quot;;&quot;&quot;;[.D94]-[.D47])">
            <text:p/>
          </table:table-cell>
          <table:table-cell table:style-name="ce5" table:formula="of:=IF([.E94]=&quot;&quot;;&quot;&quot;;[.E94]-[.E47])">
            <text:p/>
          </table:table-cell>
          <table:table-cell table:style-name="ce5" table:formula="of:=IF([.F94]=&quot;&quot;;&quot;&quot;;[.F94]-[.F47])">
            <text:p/>
          </table:table-cell>
          <table:table-cell table:style-name="ce5" table:formula="of:=IF([.G94]=&quot;&quot;;&quot;&quot;;[.G94]-[.G47])">
            <text:p/>
          </table:table-cell>
          <table:table-cell table:number-columns-repeated="1010"/>
        </table:table-row>
        <table:table-row table:style-name="ro1">
          <table:table-cell table:style-name="ce3" table:formula="of:=[.A94]+7" office:value-type="float" office:value="312" calcext:value-type="float">
            <text:p>312</text:p>
          </table:table-cell>
          <table:table-cell table:style-name="ce5" office:value-type="float" office:value="0.4820181" calcext:value-type="float">
            <text:p>0.48202</text:p>
          </table:table-cell>
          <table:table-cell table:style-name="ce5" office:value-type="float" office:value="0.4502053" calcext:value-type="float">
            <text:p>0.45021</text:p>
          </table:table-cell>
          <table:table-cell table:style-name="ce5" office:value-type="float" office:value="0.39893197" calcext:value-type="float">
            <text:p>0.39893</text:p>
          </table:table-cell>
          <table:table-cell table:style-name="ce5" office:value-type="float" office:value="0.27334937" calcext:value-type="float">
            <text:p>0.27335</text:p>
          </table:table-cell>
          <table:table-cell table:style-name="ce5" office:value-type="float" office:value="0.26445444" calcext:value-type="float">
            <text:p>0.26445</text:p>
          </table:table-cell>
          <table:table-cell table:style-name="ce5" office:value-type="float" office:value="0.2758072" calcext:value-type="float">
            <text:p>0.27581</text:p>
          </table:table-cell>
          <table:table-cell/>
          <table:table-cell table:style-name="ce5" table:formula="of:=IF([.B95]=&quot;&quot;;&quot;&quot;;[.B95]-[.B48])" office:value-type="float" office:value="-0.0000558600000000187" calcext:value-type="float">
            <text:p>-0.00006</text:p>
          </table:table-cell>
          <table:table-cell table:style-name="ce5" table:formula="of:=IF([.C95]=&quot;&quot;;&quot;&quot;;[.C95]-[.C48])" office:value-type="float" office:value="-0.0000757000000000119" calcext:value-type="float">
            <text:p>-0.00008</text:p>
          </table:table-cell>
          <table:table-cell table:style-name="ce5" table:formula="of:=IF([.D95]=&quot;&quot;;&quot;&quot;;[.D95]-[.D48])" office:value-type="float" office:value="-0.000108589999999964" calcext:value-type="float">
            <text:p>-0.00011</text:p>
          </table:table-cell>
          <table:table-cell table:style-name="ce5" table:formula="of:=IF([.E95]=&quot;&quot;;&quot;&quot;;[.E95]-[.E48])" office:value-type="float" office:value="0.000057599999999991" calcext:value-type="float">
            <text:p>0.00006</text:p>
          </table:table-cell>
          <table:table-cell table:style-name="ce5" table:formula="of:=IF([.F95]=&quot;&quot;;&quot;&quot;;[.F95]-[.F48])" office:value-type="float" office:value="0.0000612300000000232" calcext:value-type="float">
            <text:p>0.00006</text:p>
          </table:table-cell>
          <table:table-cell table:style-name="ce5" table:formula="of:=IF([.G95]=&quot;&quot;;&quot;&quot;;[.G95]-[.G48])" office:value-type="float" office:value="0.0000196299999999927" calcext:value-type="float">
            <text:p>0.00002</text:p>
          </table:table-cell>
          <table:table-cell table:number-columns-repeated="1010"/>
        </table:table-row>
        <table:table-row table:style-name="ro1">
          <table:table-cell table:style-name="ce2" table:formula="of:=[.A95]+7" office:value-type="float" office:value="319" calcext:value-type="float">
            <text:p>319</text:p>
          </table:table-cell>
          <table:table-cell table:style-name="ce5" table:number-columns-repeated="6"/>
          <table:table-cell/>
          <table:table-cell table:style-name="ce5" table:formula="of:=IF([.B96]=&quot;&quot;;&quot;&quot;;[.B96]-[.B49])">
            <text:p/>
          </table:table-cell>
          <table:table-cell table:style-name="ce5" table:formula="of:=IF([.C96]=&quot;&quot;;&quot;&quot;;[.C96]-[.C49])">
            <text:p/>
          </table:table-cell>
          <table:table-cell table:style-name="ce5" table:formula="of:=IF([.D96]=&quot;&quot;;&quot;&quot;;[.D96]-[.D49])">
            <text:p/>
          </table:table-cell>
          <table:table-cell table:style-name="ce5" table:formula="of:=IF([.E96]=&quot;&quot;;&quot;&quot;;[.E96]-[.E49])">
            <text:p/>
          </table:table-cell>
          <table:table-cell table:style-name="ce5" table:formula="of:=IF([.F96]=&quot;&quot;;&quot;&quot;;[.F96]-[.F49])">
            <text:p/>
          </table:table-cell>
          <table:table-cell table:style-name="ce5" table:formula="of:=IF([.G96]=&quot;&quot;;&quot;&quot;;[.G96]-[.G49])">
            <text:p/>
          </table:table-cell>
          <table:table-cell table:number-columns-repeated="1010"/>
        </table:table-row>
        <table:table-row table:style-name="ro1">
          <table:table-cell table:style-name="ce2" table:formula="of:=[.A96]+7" office:value-type="float" office:value="326" calcext:value-type="float">
            <text:p>326</text:p>
          </table:table-cell>
          <table:table-cell table:style-name="ce5" table:number-columns-repeated="6"/>
          <table:table-cell/>
          <table:table-cell table:style-name="ce5" table:formula="of:=IF([.B97]=&quot;&quot;;&quot;&quot;;[.B97]-[.B50])">
            <text:p/>
          </table:table-cell>
          <table:table-cell table:style-name="ce5" table:formula="of:=IF([.C97]=&quot;&quot;;&quot;&quot;;[.C97]-[.C50])">
            <text:p/>
          </table:table-cell>
          <table:table-cell table:style-name="ce5" table:formula="of:=IF([.D97]=&quot;&quot;;&quot;&quot;;[.D97]-[.D50])">
            <text:p/>
          </table:table-cell>
          <table:table-cell table:style-name="ce5" table:formula="of:=IF([.E97]=&quot;&quot;;&quot;&quot;;[.E97]-[.E50])">
            <text:p/>
          </table:table-cell>
          <table:table-cell table:style-name="ce5" table:formula="of:=IF([.F97]=&quot;&quot;;&quot;&quot;;[.F97]-[.F50])">
            <text:p/>
          </table:table-cell>
          <table:table-cell table:style-name="ce5" table:formula="of:=IF([.G97]=&quot;&quot;;&quot;&quot;;[.G97]-[.G50])">
            <text:p/>
          </table:table-cell>
          <table:table-cell table:number-columns-repeated="1010"/>
        </table:table-row>
        <table:table-row table:style-name="ro1">
          <table:table-cell table:style-name="ce2" table:formula="of:=[.A97]+7" office:value-type="float" office:value="333" calcext:value-type="float">
            <text:p>333</text:p>
          </table:table-cell>
          <table:table-cell table:style-name="ce5" table:number-columns-repeated="6"/>
          <table:table-cell/>
          <table:table-cell table:style-name="ce5" table:formula="of:=IF([.B98]=&quot;&quot;;&quot;&quot;;[.B98]-[.B51])">
            <text:p/>
          </table:table-cell>
          <table:table-cell table:style-name="ce5" table:formula="of:=IF([.C98]=&quot;&quot;;&quot;&quot;;[.C98]-[.C51])">
            <text:p/>
          </table:table-cell>
          <table:table-cell table:style-name="ce5" table:formula="of:=IF([.D98]=&quot;&quot;;&quot;&quot;;[.D98]-[.D51])">
            <text:p/>
          </table:table-cell>
          <table:table-cell table:style-name="ce5" table:formula="of:=IF([.E98]=&quot;&quot;;&quot;&quot;;[.E98]-[.E51])">
            <text:p/>
          </table:table-cell>
          <table:table-cell table:style-name="ce5" table:formula="of:=IF([.F98]=&quot;&quot;;&quot;&quot;;[.F98]-[.F51])">
            <text:p/>
          </table:table-cell>
          <table:table-cell table:style-name="ce5" table:formula="of:=IF([.G98]=&quot;&quot;;&quot;&quot;;[.G98]-[.G51])">
            <text:p/>
          </table:table-cell>
          <table:table-cell table:number-columns-repeated="1010"/>
        </table:table-row>
        <table:table-row table:style-name="ro1">
          <table:table-cell table:style-name="ce2" table:formula="of:=[.A98]+7" office:value-type="float" office:value="340" calcext:value-type="float">
            <text:p>340</text:p>
          </table:table-cell>
          <table:table-cell table:style-name="ce5" table:number-columns-repeated="6"/>
          <table:table-cell/>
          <table:table-cell table:style-name="ce5" table:formula="of:=IF([.B99]=&quot;&quot;;&quot;&quot;;[.B99]-[.B52])">
            <text:p/>
          </table:table-cell>
          <table:table-cell table:style-name="ce5" table:formula="of:=IF([.C99]=&quot;&quot;;&quot;&quot;;[.C99]-[.C52])">
            <text:p/>
          </table:table-cell>
          <table:table-cell table:style-name="ce5" table:formula="of:=IF([.D99]=&quot;&quot;;&quot;&quot;;[.D99]-[.D52])">
            <text:p/>
          </table:table-cell>
          <table:table-cell table:style-name="ce5" table:formula="of:=IF([.E99]=&quot;&quot;;&quot;&quot;;[.E99]-[.E52])">
            <text:p/>
          </table:table-cell>
          <table:table-cell table:style-name="ce5" table:formula="of:=IF([.F99]=&quot;&quot;;&quot;&quot;;[.F99]-[.F52])">
            <text:p/>
          </table:table-cell>
          <table:table-cell table:style-name="ce5" table:formula="of:=IF([.G99]=&quot;&quot;;&quot;&quot;;[.G99]-[.G52])">
            <text:p/>
          </table:table-cell>
          <table:table-cell table:number-columns-repeated="1010"/>
        </table:table-row>
        <table:table-row table:style-name="ro1">
          <table:table-cell table:style-name="ce2" table:formula="of:=[.A99]+7" office:value-type="float" office:value="347" calcext:value-type="float">
            <text:p>347</text:p>
          </table:table-cell>
          <table:table-cell table:style-name="ce5" table:number-columns-repeated="6"/>
          <table:table-cell/>
          <table:table-cell table:style-name="ce5" table:formula="of:=IF([.B100]=&quot;&quot;;&quot;&quot;;[.B100]-[.B53])">
            <text:p/>
          </table:table-cell>
          <table:table-cell table:style-name="ce5" table:formula="of:=IF([.C100]=&quot;&quot;;&quot;&quot;;[.C100]-[.C53])">
            <text:p/>
          </table:table-cell>
          <table:table-cell table:style-name="ce5" table:formula="of:=IF([.D100]=&quot;&quot;;&quot;&quot;;[.D100]-[.D53])">
            <text:p/>
          </table:table-cell>
          <table:table-cell table:style-name="ce5" table:formula="of:=IF([.E100]=&quot;&quot;;&quot;&quot;;[.E100]-[.E53])">
            <text:p/>
          </table:table-cell>
          <table:table-cell table:style-name="ce5" table:formula="of:=IF([.F100]=&quot;&quot;;&quot;&quot;;[.F100]-[.F53])">
            <text:p/>
          </table:table-cell>
          <table:table-cell table:style-name="ce5" table:formula="of:=IF([.G100]=&quot;&quot;;&quot;&quot;;[.G100]-[.G53])">
            <text:p/>
          </table:table-cell>
          <table:table-cell table:number-columns-repeated="1010"/>
        </table:table-row>
        <table:table-row table:style-name="ro1">
          <table:table-cell table:style-name="ce2" table:formula="of:=[.A100]+7" office:value-type="float" office:value="354" calcext:value-type="float">
            <text:p>354</text:p>
          </table:table-cell>
          <table:table-cell table:style-name="ce5" table:number-columns-repeated="6"/>
          <table:table-cell/>
          <table:table-cell table:style-name="ce5" table:formula="of:=IF([.B101]=&quot;&quot;;&quot;&quot;;[.B101]-[.B54])">
            <text:p/>
          </table:table-cell>
          <table:table-cell table:style-name="ce5" table:formula="of:=IF([.C101]=&quot;&quot;;&quot;&quot;;[.C101]-[.C54])">
            <text:p/>
          </table:table-cell>
          <table:table-cell table:style-name="ce5" table:formula="of:=IF([.D101]=&quot;&quot;;&quot;&quot;;[.D101]-[.D54])">
            <text:p/>
          </table:table-cell>
          <table:table-cell table:style-name="ce5" table:formula="of:=IF([.E101]=&quot;&quot;;&quot;&quot;;[.E101]-[.E54])">
            <text:p/>
          </table:table-cell>
          <table:table-cell table:style-name="ce5" table:formula="of:=IF([.F101]=&quot;&quot;;&quot;&quot;;[.F101]-[.F54])">
            <text:p/>
          </table:table-cell>
          <table:table-cell table:style-name="ce5" table:formula="of:=IF([.G101]=&quot;&quot;;&quot;&quot;;[.G101]-[.G54])">
            <text:p/>
          </table:table-cell>
          <table:table-cell table:number-columns-repeated="1010"/>
        </table:table-row>
        <table:table-row table:style-name="ro1">
          <table:table-cell table:style-name="ce2" table:formula="of:=[.A101]+7" office:value-type="float" office:value="361" calcext:value-type="float">
            <text:p>361</text:p>
          </table:table-cell>
          <table:table-cell table:style-name="ce5" table:number-columns-repeated="6"/>
          <table:table-cell/>
          <table:table-cell table:style-name="ce5" table:formula="of:=IF([.B102]=&quot;&quot;;&quot;&quot;;[.B102]-[.B55])">
            <text:p/>
          </table:table-cell>
          <table:table-cell table:style-name="ce5" table:formula="of:=IF([.C102]=&quot;&quot;;&quot;&quot;;[.C102]-[.C55])">
            <text:p/>
          </table:table-cell>
          <table:table-cell table:style-name="ce5" table:formula="of:=IF([.D102]=&quot;&quot;;&quot;&quot;;[.D102]-[.D55])">
            <text:p/>
          </table:table-cell>
          <table:table-cell table:style-name="ce5" table:formula="of:=IF([.E102]=&quot;&quot;;&quot;&quot;;[.E102]-[.E55])">
            <text:p/>
          </table:table-cell>
          <table:table-cell table:style-name="ce5" table:formula="of:=IF([.F102]=&quot;&quot;;&quot;&quot;;[.F102]-[.F55])">
            <text:p/>
          </table:table-cell>
          <table:table-cell table:style-name="ce5" table:formula="of:=IF([.G102]=&quot;&quot;;&quot;&quot;;[.G102]-[.G55])">
            <text:p/>
          </table:table-cell>
          <table:table-cell table:number-columns-repeated="1010"/>
        </table:table-row>
        <table:table-row table:style-name="ro1">
          <table:table-cell table:style-name="ce3" table:formula="of:=[.A102]+7" office:value-type="float" office:value="368" calcext:value-type="float">
            <text:p>368</text:p>
          </table:table-cell>
          <table:table-cell table:style-name="ce5" office:value-type="float" office:value="0.48210157" calcext:value-type="float">
            <text:p>0.48210</text:p>
          </table:table-cell>
          <table:table-cell table:style-name="ce5" office:value-type="float" office:value="0.44938201" calcext:value-type="float">
            <text:p>0.44938</text:p>
          </table:table-cell>
          <table:table-cell table:style-name="ce5" office:value-type="float" office:value="0.39799658" calcext:value-type="float">
            <text:p>0.39800</text:p>
          </table:table-cell>
          <table:table-cell table:style-name="ce5" office:value-type="float" office:value="0.27307146" calcext:value-type="float">
            <text:p>0.27307</text:p>
          </table:table-cell>
          <table:table-cell table:style-name="ce5" office:value-type="float" office:value="0.26388432" calcext:value-type="float">
            <text:p>0.26388</text:p>
          </table:table-cell>
          <table:table-cell table:style-name="ce5" office:value-type="float" office:value="0.27496559" calcext:value-type="float">
            <text:p>0.27497</text:p>
          </table:table-cell>
          <table:table-cell/>
          <table:table-cell table:style-name="ce5" table:formula="of:=IF([.B103]=&quot;&quot;;&quot;&quot;;[.B103]-[.B56])" office:value-type="float" office:value="0.0000737500000000391" calcext:value-type="float">
            <text:p>0.00007</text:p>
          </table:table-cell>
          <table:table-cell table:style-name="ce5" table:formula="of:=IF([.C103]=&quot;&quot;;&quot;&quot;;[.C103]-[.C56])" office:value-type="float" office:value="0.0000953799999999783" calcext:value-type="float">
            <text:p>0.00010</text:p>
          </table:table-cell>
          <table:table-cell table:style-name="ce5" table:formula="of:=IF([.D103]=&quot;&quot;;&quot;&quot;;[.D103]-[.D56])" office:value-type="float" office:value="0.0000956099999999682" calcext:value-type="float">
            <text:p>0.00010</text:p>
          </table:table-cell>
          <table:table-cell table:style-name="ce5" table:formula="of:=IF([.E103]=&quot;&quot;;&quot;&quot;;[.E103]-[.E56])" office:value-type="float" office:value="0.00000421999999999922" calcext:value-type="float">
            <text:p>0.00000</text:p>
          </table:table-cell>
          <table:table-cell table:style-name="ce5" table:formula="of:=IF([.F103]=&quot;&quot;;&quot;&quot;;[.F103]-[.F56])" office:value-type="float" office:value="-0.0000346199999999852" calcext:value-type="float">
            <text:p>-0.00003</text:p>
          </table:table-cell>
          <table:table-cell table:style-name="ce5" table:formula="of:=IF([.G103]=&quot;&quot;;&quot;&quot;;[.G103]-[.G56])" office:value-type="float" office:value="-0.0000544800000000234" calcext:value-type="float">
            <text:p>-0.00005</text:p>
          </table:table-cell>
          <table:table-cell table:number-columns-repeated="1010"/>
        </table:table-row>
        <table:table-row table:style-name="ro1">
          <table:table-cell table:style-name="ce2" table:formula="of:=[.A103]+7" office:value-type="float" office:value="375" calcext:value-type="float">
            <text:p>375</text:p>
          </table:table-cell>
          <table:table-cell table:style-name="ce5" table:number-columns-repeated="6"/>
          <table:table-cell/>
          <table:table-cell table:style-name="ce5" table:formula="of:=IF([.B104]=&quot;&quot;;&quot;&quot;;[.B104]-[.B57])">
            <text:p/>
          </table:table-cell>
          <table:table-cell table:style-name="ce5" table:formula="of:=IF([.C104]=&quot;&quot;;&quot;&quot;;[.C104]-[.C57])">
            <text:p/>
          </table:table-cell>
          <table:table-cell table:style-name="ce5" table:formula="of:=IF([.D104]=&quot;&quot;;&quot;&quot;;[.D104]-[.D57])">
            <text:p/>
          </table:table-cell>
          <table:table-cell table:style-name="ce5" table:formula="of:=IF([.E104]=&quot;&quot;;&quot;&quot;;[.E104]-[.E57])">
            <text:p/>
          </table:table-cell>
          <table:table-cell table:style-name="ce5" table:formula="of:=IF([.F104]=&quot;&quot;;&quot;&quot;;[.F104]-[.F57])">
            <text:p/>
          </table:table-cell>
          <table:table-cell table:style-name="ce5" table:formula="of:=IF([.G104]=&quot;&quot;;&quot;&quot;;[.G104]-[.G57])">
            <text:p/>
          </table:table-cell>
          <table:table-cell table:number-columns-repeated="1010"/>
        </table:table-row>
        <table:table-row table:style-name="ro1">
          <table:table-cell table:style-name="ce2" table:formula="of:=[.A104]+7" office:value-type="float" office:value="382" calcext:value-type="float">
            <text:p>382</text:p>
          </table:table-cell>
          <table:table-cell table:style-name="ce5" table:number-columns-repeated="6"/>
          <table:table-cell/>
          <table:table-cell table:style-name="ce5" table:formula="of:=IF([.B105]=&quot;&quot;;&quot;&quot;;[.B105]-[.B58])">
            <text:p/>
          </table:table-cell>
          <table:table-cell table:style-name="ce5" table:formula="of:=IF([.C105]=&quot;&quot;;&quot;&quot;;[.C105]-[.C58])">
            <text:p/>
          </table:table-cell>
          <table:table-cell table:style-name="ce5" table:formula="of:=IF([.D105]=&quot;&quot;;&quot;&quot;;[.D105]-[.D58])">
            <text:p/>
          </table:table-cell>
          <table:table-cell table:style-name="ce5" table:formula="of:=IF([.E105]=&quot;&quot;;&quot;&quot;;[.E105]-[.E58])">
            <text:p/>
          </table:table-cell>
          <table:table-cell table:style-name="ce5" table:formula="of:=IF([.F105]=&quot;&quot;;&quot;&quot;;[.F105]-[.F58])">
            <text:p/>
          </table:table-cell>
          <table:table-cell table:style-name="ce5" table:formula="of:=IF([.G105]=&quot;&quot;;&quot;&quot;;[.G105]-[.G58])">
            <text:p/>
          </table:table-cell>
          <table:table-cell table:number-columns-repeated="1010"/>
        </table:table-row>
        <table:table-row table:style-name="ro1">
          <table:table-cell table:style-name="ce2" table:formula="of:=[.A105]+7" office:value-type="float" office:value="389" calcext:value-type="float">
            <text:p>389</text:p>
          </table:table-cell>
          <table:table-cell table:style-name="ce5" table:number-columns-repeated="6"/>
          <table:table-cell/>
          <table:table-cell table:style-name="ce5" table:formula="of:=IF([.B106]=&quot;&quot;;&quot;&quot;;[.B106]-[.B59])">
            <text:p/>
          </table:table-cell>
          <table:table-cell table:style-name="ce5" table:formula="of:=IF([.C106]=&quot;&quot;;&quot;&quot;;[.C106]-[.C59])">
            <text:p/>
          </table:table-cell>
          <table:table-cell table:style-name="ce5" table:formula="of:=IF([.D106]=&quot;&quot;;&quot;&quot;;[.D106]-[.D59])">
            <text:p/>
          </table:table-cell>
          <table:table-cell table:style-name="ce5" table:formula="of:=IF([.E106]=&quot;&quot;;&quot;&quot;;[.E106]-[.E59])">
            <text:p/>
          </table:table-cell>
          <table:table-cell table:style-name="ce5" table:formula="of:=IF([.F106]=&quot;&quot;;&quot;&quot;;[.F106]-[.F59])">
            <text:p/>
          </table:table-cell>
          <table:table-cell table:style-name="ce5" table:formula="of:=IF([.G106]=&quot;&quot;;&quot;&quot;;[.G106]-[.G59])">
            <text:p/>
          </table:table-cell>
          <table:table-cell table:number-columns-repeated="1010"/>
        </table:table-row>
        <table:table-row table:style-name="ro1">
          <table:table-cell table:style-name="ce2" table:formula="of:=[.A106]+7" office:value-type="float" office:value="396" calcext:value-type="float">
            <text:p>396</text:p>
          </table:table-cell>
          <table:table-cell table:style-name="ce5" table:number-columns-repeated="6"/>
          <table:table-cell/>
          <table:table-cell table:style-name="ce5" table:formula="of:=IF([.B107]=&quot;&quot;;&quot;&quot;;[.B107]-[.B60])">
            <text:p/>
          </table:table-cell>
          <table:table-cell table:style-name="ce5" table:formula="of:=IF([.C107]=&quot;&quot;;&quot;&quot;;[.C107]-[.C60])">
            <text:p/>
          </table:table-cell>
          <table:table-cell table:style-name="ce5" table:formula="of:=IF([.D107]=&quot;&quot;;&quot;&quot;;[.D107]-[.D60])">
            <text:p/>
          </table:table-cell>
          <table:table-cell table:style-name="ce5" table:formula="of:=IF([.E107]=&quot;&quot;;&quot;&quot;;[.E107]-[.E60])">
            <text:p/>
          </table:table-cell>
          <table:table-cell table:style-name="ce5" table:formula="of:=IF([.F107]=&quot;&quot;;&quot;&quot;;[.F107]-[.F60])">
            <text:p/>
          </table:table-cell>
          <table:table-cell table:style-name="ce5" table:formula="of:=IF([.G107]=&quot;&quot;;&quot;&quot;;[.G107]-[.G60])">
            <text:p/>
          </table:table-cell>
          <table:table-cell table:number-columns-repeated="1010"/>
        </table:table-row>
        <table:table-row table:style-name="ro1">
          <table:table-cell table:style-name="ce2" table:formula="of:=[.A107]+7" office:value-type="float" office:value="403" calcext:value-type="float">
            <text:p>403</text:p>
          </table:table-cell>
          <table:table-cell table:style-name="ce5" table:number-columns-repeated="6"/>
          <table:table-cell/>
          <table:table-cell table:style-name="ce5" table:formula="of:=IF([.B108]=&quot;&quot;;&quot;&quot;;[.B108]-[.B61])">
            <text:p/>
          </table:table-cell>
          <table:table-cell table:style-name="ce5" table:formula="of:=IF([.C108]=&quot;&quot;;&quot;&quot;;[.C108]-[.C61])">
            <text:p/>
          </table:table-cell>
          <table:table-cell table:style-name="ce5" table:formula="of:=IF([.D108]=&quot;&quot;;&quot;&quot;;[.D108]-[.D61])">
            <text:p/>
          </table:table-cell>
          <table:table-cell table:style-name="ce5" table:formula="of:=IF([.E108]=&quot;&quot;;&quot;&quot;;[.E108]-[.E61])">
            <text:p/>
          </table:table-cell>
          <table:table-cell table:style-name="ce5" table:formula="of:=IF([.F108]=&quot;&quot;;&quot;&quot;;[.F108]-[.F61])">
            <text:p/>
          </table:table-cell>
          <table:table-cell table:style-name="ce5" table:formula="of:=IF([.G108]=&quot;&quot;;&quot;&quot;;[.G108]-[.G61])">
            <text:p/>
          </table:table-cell>
          <table:table-cell table:number-columns-repeated="1010"/>
        </table:table-row>
        <table:table-row table:style-name="ro1">
          <table:table-cell table:style-name="ce2" table:formula="of:=[.A108]+7" office:value-type="float" office:value="410" calcext:value-type="float">
            <text:p>410</text:p>
          </table:table-cell>
          <table:table-cell table:style-name="ce5" table:number-columns-repeated="6"/>
          <table:table-cell/>
          <table:table-cell table:style-name="ce5" table:formula="of:=IF([.B109]=&quot;&quot;;&quot;&quot;;[.B109]-[.B62])">
            <text:p/>
          </table:table-cell>
          <table:table-cell table:style-name="ce5" table:formula="of:=IF([.C109]=&quot;&quot;;&quot;&quot;;[.C109]-[.C62])">
            <text:p/>
          </table:table-cell>
          <table:table-cell table:style-name="ce5" table:formula="of:=IF([.D109]=&quot;&quot;;&quot;&quot;;[.D109]-[.D62])">
            <text:p/>
          </table:table-cell>
          <table:table-cell table:style-name="ce5" table:formula="of:=IF([.E109]=&quot;&quot;;&quot;&quot;;[.E109]-[.E62])">
            <text:p/>
          </table:table-cell>
          <table:table-cell table:style-name="ce5" table:formula="of:=IF([.F109]=&quot;&quot;;&quot;&quot;;[.F109]-[.F62])">
            <text:p/>
          </table:table-cell>
          <table:table-cell table:style-name="ce5" table:formula="of:=IF([.G109]=&quot;&quot;;&quot;&quot;;[.G109]-[.G62])">
            <text:p/>
          </table:table-cell>
          <table:table-cell table:number-columns-repeated="1010"/>
        </table:table-row>
        <table:table-row table:style-name="ro1">
          <table:table-cell table:style-name="ce2" table:formula="of:=[.A109]+7" office:value-type="float" office:value="417" calcext:value-type="float">
            <text:p>417</text:p>
          </table:table-cell>
          <table:table-cell table:style-name="ce5" table:number-columns-repeated="6"/>
          <table:table-cell/>
          <table:table-cell table:style-name="ce5" table:formula="of:=IF([.B110]=&quot;&quot;;&quot;&quot;;[.B110]-[.B63])">
            <text:p/>
          </table:table-cell>
          <table:table-cell table:style-name="ce5" table:formula="of:=IF([.C110]=&quot;&quot;;&quot;&quot;;[.C110]-[.C63])">
            <text:p/>
          </table:table-cell>
          <table:table-cell table:style-name="ce5" table:formula="of:=IF([.D110]=&quot;&quot;;&quot;&quot;;[.D110]-[.D63])">
            <text:p/>
          </table:table-cell>
          <table:table-cell table:style-name="ce5" table:formula="of:=IF([.E110]=&quot;&quot;;&quot;&quot;;[.E110]-[.E63])">
            <text:p/>
          </table:table-cell>
          <table:table-cell table:style-name="ce5" table:formula="of:=IF([.F110]=&quot;&quot;;&quot;&quot;;[.F110]-[.F63])">
            <text:p/>
          </table:table-cell>
          <table:table-cell table:style-name="ce5" table:formula="of:=IF([.G110]=&quot;&quot;;&quot;&quot;;[.G110]-[.G63])">
            <text:p/>
          </table:table-cell>
          <table:table-cell table:number-columns-repeated="1010"/>
        </table:table-row>
        <table:table-row table:style-name="ro1">
          <table:table-cell table:style-name="ce3" table:formula="of:=[.A110]+7" office:value-type="float" office:value="424" calcext:value-type="float">
            <text:p>424</text:p>
          </table:table-cell>
          <table:table-cell table:style-name="ce5" office:value-type="float" office:value="0.48206666" calcext:value-type="float">
            <text:p>0.48207</text:p>
          </table:table-cell>
          <table:table-cell table:style-name="ce5" office:value-type="float" office:value="0.44919614" calcext:value-type="float">
            <text:p>0.44920</text:p>
          </table:table-cell>
          <table:table-cell table:style-name="ce5" office:value-type="float" office:value="0.39776639" calcext:value-type="float">
            <text:p>0.39777</text:p>
          </table:table-cell>
          <table:table-cell table:style-name="ce5" office:value-type="float" office:value="0.27312127" calcext:value-type="float">
            <text:p>0.27312</text:p>
          </table:table-cell>
          <table:table-cell table:style-name="ce5" office:value-type="float" office:value="0.26385941" calcext:value-type="float">
            <text:p>0.26386</text:p>
          </table:table-cell>
          <table:table-cell table:style-name="ce5" office:value-type="float" office:value="0.27493557" calcext:value-type="float">
            <text:p>0.27494</text:p>
          </table:table-cell>
          <table:table-cell/>
          <table:table-cell table:style-name="ce5" table:formula="of:=IF([.B111]=&quot;&quot;;&quot;&quot;;[.B111]-[.B64])" office:value-type="float" office:value="-0.000168139999999928" calcext:value-type="float">
            <text:p>-0.00017</text:p>
          </table:table-cell>
          <table:table-cell table:style-name="ce5" table:formula="of:=IF([.C111]=&quot;&quot;;&quot;&quot;;[.C111]-[.C64])" office:value-type="float" office:value="-0.000175129999999968" calcext:value-type="float">
            <text:p>-0.00018</text:p>
          </table:table-cell>
          <table:table-cell table:style-name="ce5" table:formula="of:=IF([.D111]=&quot;&quot;;&quot;&quot;;[.D111]-[.D64])" office:value-type="float" office:value="-0.0000935400000000031" calcext:value-type="float">
            <text:p>-0.00009</text:p>
          </table:table-cell>
          <table:table-cell table:style-name="ce5" table:formula="of:=IF([.E111]=&quot;&quot;;&quot;&quot;;[.E111]-[.E64])" office:value-type="float" office:value="0.000125020000000031" calcext:value-type="float">
            <text:p>0.00013</text:p>
          </table:table-cell>
          <table:table-cell table:style-name="ce5" table:formula="of:=IF([.F111]=&quot;&quot;;&quot;&quot;;[.F111]-[.F64])" office:value-type="float" office:value="0.000111540000000021" calcext:value-type="float">
            <text:p>0.00011</text:p>
          </table:table-cell>
          <table:table-cell table:style-name="ce5" table:formula="of:=IF([.G111]=&quot;&quot;;&quot;&quot;;[.G111]-[.G64])" office:value-type="float" office:value="0.000138450000000012" calcext:value-type="float">
            <text:p>0.00014</text:p>
          </table:table-cell>
          <table:table-cell table:number-columns-repeated="1010"/>
        </table:table-row>
        <table:table-row table:style-name="ro1">
          <table:table-cell table:style-name="ce2" table:formula="of:=[.A111]+7" office:value-type="float" office:value="431" calcext:value-type="float">
            <text:p>431</text:p>
          </table:table-cell>
          <table:table-cell table:style-name="ce5" table:number-columns-repeated="6"/>
          <table:table-cell/>
          <table:table-cell table:style-name="ce5" table:formula="of:=IF([.B112]=&quot;&quot;;&quot;&quot;;[.B112]-[.B65])">
            <text:p/>
          </table:table-cell>
          <table:table-cell table:style-name="ce5" table:formula="of:=IF([.C112]=&quot;&quot;;&quot;&quot;;[.C112]-[.C65])">
            <text:p/>
          </table:table-cell>
          <table:table-cell table:style-name="ce5" table:formula="of:=IF([.D112]=&quot;&quot;;&quot;&quot;;[.D112]-[.D65])">
            <text:p/>
          </table:table-cell>
          <table:table-cell table:style-name="ce5" table:formula="of:=IF([.E112]=&quot;&quot;;&quot;&quot;;[.E112]-[.E65])">
            <text:p/>
          </table:table-cell>
          <table:table-cell table:style-name="ce5" table:formula="of:=IF([.F112]=&quot;&quot;;&quot;&quot;;[.F112]-[.F65])">
            <text:p/>
          </table:table-cell>
          <table:table-cell table:style-name="ce5" table:formula="of:=IF([.G112]=&quot;&quot;;&quot;&quot;;[.G112]-[.G65])">
            <text:p/>
          </table:table-cell>
          <table:table-cell table:number-columns-repeated="1010"/>
        </table:table-row>
        <table:table-row table:style-name="ro1">
          <table:table-cell table:style-name="ce2" table:formula="of:=[.A112]+7" office:value-type="float" office:value="438" calcext:value-type="float">
            <text:p>438</text:p>
          </table:table-cell>
          <table:table-cell table:style-name="ce5" table:number-columns-repeated="6"/>
          <table:table-cell/>
          <table:table-cell table:style-name="ce5" table:formula="of:=IF([.B113]=&quot;&quot;;&quot;&quot;;[.B113]-[.B66])">
            <text:p/>
          </table:table-cell>
          <table:table-cell table:style-name="ce5" table:formula="of:=IF([.C113]=&quot;&quot;;&quot;&quot;;[.C113]-[.C66])">
            <text:p/>
          </table:table-cell>
          <table:table-cell table:style-name="ce5" table:formula="of:=IF([.D113]=&quot;&quot;;&quot;&quot;;[.D113]-[.D66])">
            <text:p/>
          </table:table-cell>
          <table:table-cell table:style-name="ce5" table:formula="of:=IF([.E113]=&quot;&quot;;&quot;&quot;;[.E113]-[.E66])">
            <text:p/>
          </table:table-cell>
          <table:table-cell table:style-name="ce5" table:formula="of:=IF([.F113]=&quot;&quot;;&quot;&quot;;[.F113]-[.F66])">
            <text:p/>
          </table:table-cell>
          <table:table-cell table:style-name="ce5" table:formula="of:=IF([.G113]=&quot;&quot;;&quot;&quot;;[.G113]-[.G66])">
            <text:p/>
          </table:table-cell>
          <table:table-cell table:number-columns-repeated="1010"/>
        </table:table-row>
        <table:table-row table:style-name="ro1">
          <table:table-cell table:style-name="ce2" table:formula="of:=[.A113]+7" office:value-type="float" office:value="445" calcext:value-type="float">
            <text:p>445</text:p>
          </table:table-cell>
          <table:table-cell table:style-name="ce5" table:number-columns-repeated="6"/>
          <table:table-cell/>
          <table:table-cell table:style-name="ce5" table:formula="of:=IF([.B114]=&quot;&quot;;&quot;&quot;;[.B114]-[.B67])">
            <text:p/>
          </table:table-cell>
          <table:table-cell table:style-name="ce5" table:formula="of:=IF([.C114]=&quot;&quot;;&quot;&quot;;[.C114]-[.C67])">
            <text:p/>
          </table:table-cell>
          <table:table-cell table:style-name="ce5" table:formula="of:=IF([.D114]=&quot;&quot;;&quot;&quot;;[.D114]-[.D67])">
            <text:p/>
          </table:table-cell>
          <table:table-cell table:style-name="ce5" table:formula="of:=IF([.E114]=&quot;&quot;;&quot;&quot;;[.E114]-[.E67])">
            <text:p/>
          </table:table-cell>
          <table:table-cell table:style-name="ce5" table:formula="of:=IF([.F114]=&quot;&quot;;&quot;&quot;;[.F114]-[.F67])">
            <text:p/>
          </table:table-cell>
          <table:table-cell table:style-name="ce5" table:formula="of:=IF([.G114]=&quot;&quot;;&quot;&quot;;[.G114]-[.G67])">
            <text:p/>
          </table:table-cell>
          <table:table-cell table:number-columns-repeated="1010"/>
        </table:table-row>
        <table:table-row table:style-name="ro1">
          <table:table-cell table:style-name="ce2" table:formula="of:=[.A114]+7" office:value-type="float" office:value="452" calcext:value-type="float">
            <text:p>452</text:p>
          </table:table-cell>
          <table:table-cell table:style-name="ce5" table:number-columns-repeated="6"/>
          <table:table-cell/>
          <table:table-cell table:style-name="ce5" table:formula="of:=IF([.B115]=&quot;&quot;;&quot;&quot;;[.B115]-[.B68])">
            <text:p/>
          </table:table-cell>
          <table:table-cell table:style-name="ce5" table:formula="of:=IF([.C115]=&quot;&quot;;&quot;&quot;;[.C115]-[.C68])">
            <text:p/>
          </table:table-cell>
          <table:table-cell table:style-name="ce5" table:formula="of:=IF([.D115]=&quot;&quot;;&quot;&quot;;[.D115]-[.D68])">
            <text:p/>
          </table:table-cell>
          <table:table-cell table:style-name="ce5" table:formula="of:=IF([.E115]=&quot;&quot;;&quot;&quot;;[.E115]-[.E68])">
            <text:p/>
          </table:table-cell>
          <table:table-cell table:style-name="ce5" table:formula="of:=IF([.F115]=&quot;&quot;;&quot;&quot;;[.F115]-[.F68])">
            <text:p/>
          </table:table-cell>
          <table:table-cell table:style-name="ce5" table:formula="of:=IF([.G115]=&quot;&quot;;&quot;&quot;;[.G115]-[.G68])">
            <text:p/>
          </table:table-cell>
          <table:table-cell table:number-columns-repeated="1010"/>
        </table:table-row>
        <table:table-row table:style-name="ro1">
          <table:table-cell table:style-name="ce2" table:formula="of:=[.A115]+7" office:value-type="float" office:value="459" calcext:value-type="float">
            <text:p>459</text:p>
          </table:table-cell>
          <table:table-cell table:style-name="ce5" table:number-columns-repeated="6"/>
          <table:table-cell/>
          <table:table-cell table:style-name="ce5" table:formula="of:=IF([.B116]=&quot;&quot;;&quot;&quot;;[.B116]-[.B69])">
            <text:p/>
          </table:table-cell>
          <table:table-cell table:style-name="ce5" table:formula="of:=IF([.C116]=&quot;&quot;;&quot;&quot;;[.C116]-[.C69])">
            <text:p/>
          </table:table-cell>
          <table:table-cell table:style-name="ce5" table:formula="of:=IF([.D116]=&quot;&quot;;&quot;&quot;;[.D116]-[.D69])">
            <text:p/>
          </table:table-cell>
          <table:table-cell table:style-name="ce5" table:formula="of:=IF([.E116]=&quot;&quot;;&quot;&quot;;[.E116]-[.E69])">
            <text:p/>
          </table:table-cell>
          <table:table-cell table:style-name="ce5" table:formula="of:=IF([.F116]=&quot;&quot;;&quot;&quot;;[.F116]-[.F69])">
            <text:p/>
          </table:table-cell>
          <table:table-cell table:style-name="ce5" table:formula="of:=IF([.G116]=&quot;&quot;;&quot;&quot;;[.G116]-[.G69])">
            <text:p/>
          </table:table-cell>
          <table:table-cell table:number-columns-repeated="1010"/>
        </table:table-row>
        <table:table-row table:style-name="ro1">
          <table:table-cell table:style-name="ce2" table:formula="of:=[.A116]+7" office:value-type="float" office:value="466" calcext:value-type="float">
            <text:p>466</text:p>
          </table:table-cell>
          <table:table-cell table:style-name="ce5" table:number-columns-repeated="6"/>
          <table:table-cell/>
          <table:table-cell table:style-name="ce5" table:formula="of:=IF([.B117]=&quot;&quot;;&quot;&quot;;[.B117]-[.B70])">
            <text:p/>
          </table:table-cell>
          <table:table-cell table:style-name="ce5" table:formula="of:=IF([.C117]=&quot;&quot;;&quot;&quot;;[.C117]-[.C70])">
            <text:p/>
          </table:table-cell>
          <table:table-cell table:style-name="ce5" table:formula="of:=IF([.D117]=&quot;&quot;;&quot;&quot;;[.D117]-[.D70])">
            <text:p/>
          </table:table-cell>
          <table:table-cell table:style-name="ce5" table:formula="of:=IF([.E117]=&quot;&quot;;&quot;&quot;;[.E117]-[.E70])">
            <text:p/>
          </table:table-cell>
          <table:table-cell table:style-name="ce5" table:formula="of:=IF([.F117]=&quot;&quot;;&quot;&quot;;[.F117]-[.F70])">
            <text:p/>
          </table:table-cell>
          <table:table-cell table:style-name="ce5" table:formula="of:=IF([.G117]=&quot;&quot;;&quot;&quot;;[.G117]-[.G70])">
            <text:p/>
          </table:table-cell>
          <table:table-cell table:number-columns-repeated="1010"/>
        </table:table-row>
        <table:table-row table:style-name="ro1">
          <table:table-cell table:style-name="ce2" table:formula="of:=[.A117]+7" office:value-type="float" office:value="473" calcext:value-type="float">
            <text:p>473</text:p>
          </table:table-cell>
          <table:table-cell table:style-name="ce5" table:number-columns-repeated="6"/>
          <table:table-cell/>
          <table:table-cell table:style-name="ce5" table:formula="of:=IF([.B118]=&quot;&quot;;&quot;&quot;;[.B118]-[.B71])">
            <text:p/>
          </table:table-cell>
          <table:table-cell table:style-name="ce5" table:formula="of:=IF([.C118]=&quot;&quot;;&quot;&quot;;[.C118]-[.C71])">
            <text:p/>
          </table:table-cell>
          <table:table-cell table:style-name="ce5" table:formula="of:=IF([.D118]=&quot;&quot;;&quot;&quot;;[.D118]-[.D71])">
            <text:p/>
          </table:table-cell>
          <table:table-cell table:style-name="ce5" table:formula="of:=IF([.E118]=&quot;&quot;;&quot;&quot;;[.E118]-[.E71])">
            <text:p/>
          </table:table-cell>
          <table:table-cell table:style-name="ce5" table:formula="of:=IF([.F118]=&quot;&quot;;&quot;&quot;;[.F118]-[.F71])">
            <text:p/>
          </table:table-cell>
          <table:table-cell table:style-name="ce5" table:formula="of:=IF([.G118]=&quot;&quot;;&quot;&quot;;[.G118]-[.G71])">
            <text:p/>
          </table:table-cell>
          <table:table-cell table:number-columns-repeated="1010"/>
        </table:table-row>
        <table:table-row table:style-name="ro1">
          <table:table-cell table:style-name="ce3" table:formula="of:=[.A118]+7" office:value-type="float" office:value="480" calcext:value-type="float">
            <text:p>480</text:p>
          </table:table-cell>
          <table:table-cell table:style-name="ce4" office:value-type="float" office:value="0.48212899" calcext:value-type="float">
            <text:p>0.48213</text:p>
          </table:table-cell>
          <table:table-cell table:style-name="ce4" office:value-type="float" office:value="0.44947182" calcext:value-type="float">
            <text:p>0.44947</text:p>
          </table:table-cell>
          <table:table-cell table:style-name="ce4" office:value-type="float" office:value="0.3979682" calcext:value-type="float">
            <text:p>0.39797</text:p>
          </table:table-cell>
          <table:table-cell table:style-name="ce5" office:value-type="float" office:value="0.27318487" calcext:value-type="float">
            <text:p>0.27318</text:p>
          </table:table-cell>
          <table:table-cell table:style-name="ce5" office:value-type="float" office:value="0.26395471" calcext:value-type="float">
            <text:p>0.26395</text:p>
          </table:table-cell>
          <table:table-cell table:style-name="ce5" office:value-type="float" office:value="0.2751223" calcext:value-type="float">
            <text:p>0.27512</text:p>
          </table:table-cell>
          <table:table-cell/>
          <table:table-cell table:style-name="ce5" table:formula="of:=IF([.B119]=&quot;&quot;;&quot;&quot;;[.B119]-[.B72])" office:value-type="float" office:value="0.000193250000000034" calcext:value-type="float">
            <text:p>0.00019</text:p>
          </table:table-cell>
          <table:table-cell table:style-name="ce5" table:formula="of:=IF([.C119]=&quot;&quot;;&quot;&quot;;[.C119]-[.C72])" office:value-type="float" office:value="0.00011996000000003" calcext:value-type="float">
            <text:p>0.00012</text:p>
          </table:table-cell>
          <table:table-cell table:style-name="ce5" table:formula="of:=IF([.D119]=&quot;&quot;;&quot;&quot;;[.D119]-[.D72])" office:value-type="float" office:value="0.0000897099999999651" calcext:value-type="float">
            <text:p>0.00009</text:p>
          </table:table-cell>
          <table:table-cell table:style-name="ce5" table:formula="of:=IF([.E119]=&quot;&quot;;&quot;&quot;;[.E119]-[.E72])" office:value-type="float" office:value="-0.0000839699999999888" calcext:value-type="float">
            <text:p>-0.00008</text:p>
          </table:table-cell>
          <table:table-cell table:style-name="ce5" table:formula="of:=IF([.F119]=&quot;&quot;;&quot;&quot;;[.F119]-[.F72])" office:value-type="float" office:value="-0.0000359899999999858" calcext:value-type="float">
            <text:p>-0.00004</text:p>
          </table:table-cell>
          <table:table-cell table:style-name="ce5" table:formula="of:=IF([.G119]=&quot;&quot;;&quot;&quot;;[.G119]-[.G72])" office:value-type="float" office:value="-0.0000210999999999961" calcext:value-type="float">
            <text:p>-0.000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6" table:number-columns-repeated="7"/>
          <table:table-cell table:style-name="ce6" table:formula="of:=AVERAGE([.I87:.I119])" office:value-type="float" office:value="0.00000869200000002124" calcext:value-type="float">
            <text:p>0.00001</text:p>
          </table:table-cell>
          <table:table-cell table:style-name="ce6" table:formula="of:=AVERAGE([.J87:.J119])" office:value-type="float" office:value="-0.00000754800000000167" calcext:value-type="float">
            <text:p>-0.00001</text:p>
          </table:table-cell>
          <table:table-cell table:style-name="ce6" table:formula="of:=AVERAGE([.K87:.K119])" office:value-type="float" office:value="-0.00000605400000001089" calcext:value-type="float">
            <text:p>-0.00001</text:p>
          </table:table-cell>
          <table:table-cell table:style-name="ce6" table:formula="of:=AVERAGE([.L87:.L119])" office:value-type="float" office:value="0.0000166120000000047" calcext:value-type="float">
            <text:p>0.00002</text:p>
          </table:table-cell>
          <table:table-cell table:style-name="ce6" table:formula="of:=AVERAGE([.M87:.M119])" office:value-type="float" office:value="0.0000160200000000166" calcext:value-type="float">
            <text:p>0.00002</text:p>
          </table:table-cell>
          <table:table-cell table:style-name="ce6" table:formula="of:=AVERAGE([.N87:.N119])" office:value-type="float" office:value="0.0000100800000000012" calcext:value-type="float">
            <text:p>0.00001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3:04:27.720926069</meta:creation-date>
    <dc:date>2020-12-27T20:33:58.956621223</dc:date>
    <meta:editing-duration>P2DT17H25M13S</meta:editing-duration>
    <meta:editing-cycles>103</meta:editing-cycles>
    <meta:generator>LibreOffice/6.0.7.3$Linux_X86_64 LibreOffice_project/00m0$Build-3</meta:generator>
    <meta:document-statistic meta:table-count="1" meta:cell-count="1154" meta:object-count="0"/>
  </office:meta>
</office:document-meta>
</file>